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 style:data-style-name="N44"/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12">
      <style:table-cell-properties fo:border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12"/>
    <style:style style:name="ce15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fill-color="#e6e6e6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6.976cm" svg:height="18.878cm" svg:x="26.737cm" svg:y="0.469cm">
            <draw:object draw:notify-on-update-of-ranges="Sheet1.B9:Sheet1.B600 Sheet1.B7:Sheet1.B7 Sheet1.C9:Sheet1.C600 Sheet1.D9:Sheet1.D600 Sheet1.D7:Sheet1.D7 Sheet1.E9:Sheet1.E600 Sheet1.F9:Sheet1.F600 Sheet1.F7:Sheet1.F7 Sheet1.G9:Sheet1.G600 Sheet1.H9:Sheet1.H600 Sheet1.H7:Sheet1.H7 Sheet1.I9:Sheet1.I600 Sheet1.J9:Sheet1.J600 Sheet1.J7:Sheet1.J7 Sheet1.K9:Sheet1.K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Colombia Supremo Mountain Water DECAF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Recommended: City to FC+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1<text:span text:style-name="T1">st</text:span>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1c start</text:p>
          </table:table-cell>
          <table:table-cell table:style-name="ce5" office:value-type="string" calcext:value-type="string" table:number-columns-spanned="2" table:number-rows-spanned="1">
            <text:p>426'F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1c stop</text:p>
          </table:table-cell>
          <table:table-cell table:style-name="ce4" office:value-type="string" calcext:value-type="string" table:number-columns-spanned="2" table:number-rows-spanned="1">
            <text:p>~ 451'F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2c start</text:p>
          </table:table-cell>
          <table:table-cell table:style-name="ce4" office:value-type="string" calcext:value-type="string" table:number-columns-spanned="2" table:number-rows-spanned="1">
            <text:p>470'F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<text:s/>Run #01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TARGET 0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TARGET 1</text:p>
          </table:table-cell>
          <table:covered-table-cell/>
          <table:table-cell table:style-name="ce15" office:value-type="string" calcext:value-type="string" table:number-columns-spanned="2" table:number-rows-spanned="1">
            <text:p>TARGET 2</text:p>
          </table:table-cell>
          <table:covered-table-cell/>
          <table:table-cell table:style-name="ce16" office:value-type="string" calcext:value-type="string" table:number-columns-spanned="2" table:number-rows-spanned="1">
            <text:p>TARGET 3</text:p>
          </table:table-cell>
          <table:covered-table-cell table:style-name="ce9"/>
        </table:table-row>
        <table:table-row table:style-name="ro2">
          <table:table-cell/>
          <table:table-cell table:style-name="ce7" office:value-type="string" calcext:value-type="string">
            <text:p>elapsed</text:p>
          </table:table-cell>
          <table:table-cell table:style-name="ce9" office:value-type="string" calcext:value-type="string">
            <text:p><text:s/>t_avg(10)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</table:table-row>
        <table:table-row table:style-name="ro2">
          <table:table-cell/>
          <table:table-cell table:style-name="ce8" office:value-type="time" office:time-value="PT00H00M00S" calcext:value-type="time">
            <text:p>00:00:00</text:p>
          </table:table-cell>
          <table:table-cell office:value-type="float" office:value="73" calcext:value-type="float">
            <text:p>73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[.G9]+10" office:value-type="float" office:value="80" calcext:value-type="float">
            <text:p>80</text:p>
          </table:table-cell>
          <table:table-cell table:style-name="ce8" office:value-type="time" office:time-value="PT00H00M00S" calcext:value-type="time">
            <text:p>00:00:00</text:p>
          </table:table-cell>
          <table:table-cell office:value-type="float" office:value="70" calcext:value-type="float">
            <text:p>7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1S" calcext:value-type="time">
            <text:p>00:00:01</text:p>
          </table:table-cell>
          <table:table-cell office:value-type="float" office:value="73" calcext:value-type="float">
            <text:p>73</text:p>
          </table:table-cell>
          <table:table-cell table:style-name="ce8" office:value-type="time" office:time-value="PT00H00M30S" calcext:value-type="time">
            <text:p>00:00:30</text:p>
          </table:table-cell>
          <table:table-cell table:formula="of:=[.G10]+10" office:value-type="float" office:value="210" calcext:value-type="float">
            <text:p>210</text:p>
          </table:table-cell>
          <table:table-cell table:style-name="ce8" office:value-type="time" office:time-value="PT00H00M30S" calcext:value-type="time">
            <text:p>00:00:30</text:p>
          </table:table-cell>
          <table:table-cell office:value-type="float" office:value="200" calcext:value-type="float">
            <text:p>20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1.9S" calcext:value-type="time">
            <text:p>00:00:02</text:p>
          </table:table-cell>
          <table:table-cell office:value-type="float" office:value="73.4" calcext:value-type="float">
            <text:p>73.4</text:p>
          </table:table-cell>
          <table:table-cell table:style-name="ce8" office:value-type="time" office:time-value="PT00H01M00S" calcext:value-type="time">
            <text:p>00:01:00</text:p>
          </table:table-cell>
          <table:table-cell table:formula="of:=[.G11]+10" office:value-type="float" office:value="290" calcext:value-type="float">
            <text:p>290</text:p>
          </table:table-cell>
          <table:table-cell table:style-name="ce8" office:value-type="time" office:time-value="PT00H01M00S" calcext:value-type="time">
            <text:p>00:01:00</text:p>
          </table:table-cell>
          <table:table-cell office:value-type="float" office:value="280" calcext:value-type="float">
            <text:p>28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2.9S" calcext:value-type="time">
            <text:p>00:00:03</text:p>
          </table:table-cell>
          <table:table-cell office:value-type="float" office:value="73.2" calcext:value-type="float">
            <text:p>73.2</text:p>
          </table:table-cell>
          <table:table-cell table:style-name="ce8" office:value-type="time" office:time-value="PT00H01M30S" calcext:value-type="time">
            <text:p>00:01:30</text:p>
          </table:table-cell>
          <table:table-cell table:formula="of:=[.G12]+10" office:value-type="float" office:value="330" calcext:value-type="float">
            <text:p>330</text:p>
          </table:table-cell>
          <table:table-cell table:style-name="ce8" office:value-type="time" office:time-value="PT00H01M30S" calcext:value-type="time">
            <text:p>00:01:30</text:p>
          </table:table-cell>
          <table:table-cell office:value-type="float" office:value="320" calcext:value-type="float">
            <text:p>32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3.8S" calcext:value-type="time">
            <text:p>00:00:04</text:p>
          </table:table-cell>
          <table:table-cell office:value-type="float" office:value="73" calcext:value-type="float">
            <text:p>73</text:p>
          </table:table-cell>
          <table:table-cell table:style-name="ce8" office:value-type="time" office:time-value="PT00H02M00S" calcext:value-type="time">
            <text:p>00:02:00</text:p>
          </table:table-cell>
          <table:table-cell table:formula="of:=[.G13]+10" office:value-type="float" office:value="355" calcext:value-type="float">
            <text:p>355</text:p>
          </table:table-cell>
          <table:table-cell table:style-name="ce8" office:value-type="time" office:time-value="PT00H02M00S" calcext:value-type="time">
            <text:p>00:02:00</text:p>
          </table:table-cell>
          <table:table-cell office:value-type="float" office:value="345" calcext:value-type="float">
            <text:p>345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4.8S" calcext:value-type="time">
            <text:p>00:00:05</text:p>
          </table:table-cell>
          <table:table-cell office:value-type="float" office:value="73" calcext:value-type="float">
            <text:p>73</text:p>
          </table:table-cell>
          <table:table-cell table:style-name="ce8" office:value-type="time" office:time-value="PT00H02M30S" calcext:value-type="time">
            <text:p>00:02:30</text:p>
          </table:table-cell>
          <table:table-cell table:formula="of:=[.G14]+10" office:value-type="float" office:value="375" calcext:value-type="float">
            <text:p>375</text:p>
          </table:table-cell>
          <table:table-cell table:style-name="ce8" office:value-type="time" office:time-value="PT00H02M30S" calcext:value-type="time">
            <text:p>00:02:30</text:p>
          </table:table-cell>
          <table:table-cell office:value-type="float" office:value="365" calcext:value-type="float">
            <text:p>365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5.7S" calcext:value-type="time">
            <text:p>00:00:06</text:p>
          </table:table-cell>
          <table:table-cell office:value-type="float" office:value="73.1" calcext:value-type="float">
            <text:p>73.1</text:p>
          </table:table-cell>
          <table:table-cell table:style-name="ce8" office:value-type="time" office:time-value="PT00H03M00S" calcext:value-type="time">
            <text:p>00:03:00</text:p>
          </table:table-cell>
          <table:table-cell table:formula="of:=[.G15]+10" office:value-type="float" office:value="395" calcext:value-type="float">
            <text:p>395</text:p>
          </table:table-cell>
          <table:table-cell table:style-name="ce8" office:value-type="time" office:time-value="PT00H03M00S" calcext:value-type="time">
            <text:p>00:03:00</text:p>
          </table:table-cell>
          <table:table-cell office:value-type="float" office:value="385" calcext:value-type="float">
            <text:p>385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6.7S" calcext:value-type="time">
            <text:p>00:00:07</text:p>
          </table:table-cell>
          <table:table-cell office:value-type="float" office:value="73.7" calcext:value-type="float">
            <text:p>73.7</text:p>
          </table:table-cell>
          <table:table-cell table:style-name="ce8" office:value-type="time" office:time-value="PT00H03M30S" calcext:value-type="time">
            <text:p>00:03:30</text:p>
          </table:table-cell>
          <table:table-cell table:formula="of:=[.G16]+10" office:value-type="float" office:value="410" calcext:value-type="float">
            <text:p>410</text:p>
          </table:table-cell>
          <table:table-cell table:style-name="ce8" office:value-type="time" office:time-value="PT00H03M30S" calcext:value-type="time">
            <text:p>00:03:30</text:p>
          </table:table-cell>
          <table:table-cell office:value-type="float" office:value="400" calcext:value-type="float">
            <text:p>40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7.6S" calcext:value-type="time">
            <text:p>00:00:08</text:p>
          </table:table-cell>
          <table:table-cell office:value-type="float" office:value="74.7" calcext:value-type="float">
            <text:p>74.7</text:p>
          </table:table-cell>
          <table:table-cell table:style-name="ce8" office:value-type="time" office:time-value="PT00H04M00S" calcext:value-type="time">
            <text:p>00:04:00</text:p>
          </table:table-cell>
          <table:table-cell table:formula="of:=[.G17]+10" office:value-type="float" office:value="425" calcext:value-type="float">
            <text:p>425</text:p>
          </table:table-cell>
          <table:table-cell table:style-name="ce8" office:value-type="time" office:time-value="PT00H04M00S" calcext:value-type="time">
            <text:p>00:04:00</text:p>
          </table:table-cell>
          <table:table-cell office:value-type="float" office:value="415" calcext:value-type="float">
            <text:p>415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8.6S" calcext:value-type="time">
            <text:p>00:00:09</text:p>
          </table:table-cell>
          <table:table-cell office:value-type="float" office:value="76" calcext:value-type="float">
            <text:p>76</text:p>
          </table:table-cell>
          <table:table-cell table:style-name="ce8" office:value-type="time" office:time-value="PT00H04M30S" calcext:value-type="time">
            <text:p>00:04:30</text:p>
          </table:table-cell>
          <table:table-cell table:formula="of:=[.G18]+10" office:value-type="float" office:value="440" calcext:value-type="float">
            <text:p>440</text:p>
          </table:table-cell>
          <table:table-cell table:style-name="ce8" office:value-type="time" office:time-value="PT00H04M30S" calcext:value-type="time">
            <text:p>00:04:30</text:p>
          </table:table-cell>
          <table:table-cell office:value-type="float" office:value="430" calcext:value-type="float">
            <text:p>43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09.5S" calcext:value-type="time">
            <text:p>00:00:10</text:p>
          </table:table-cell>
          <table:table-cell office:value-type="float" office:value="78.3" calcext:value-type="float">
            <text:p>78.3</text:p>
          </table:table-cell>
          <table:table-cell table:style-name="ce8" office:value-type="time" office:time-value="PT00H05M00S" calcext:value-type="time">
            <text:p>00:05:00</text:p>
          </table:table-cell>
          <table:table-cell table:formula="of:=[.G19]+10" office:value-type="float" office:value="450" calcext:value-type="float">
            <text:p>450</text:p>
          </table:table-cell>
          <table:table-cell table:style-name="ce8" office:value-type="time" office:time-value="PT00H05M00S" calcext:value-type="time">
            <text:p>00:05:00</text:p>
          </table:table-cell>
          <table:table-cell office:value-type="float" office:value="440" calcext:value-type="float">
            <text:p>44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0.5S" calcext:value-type="time">
            <text:p>00:00:11</text:p>
          </table:table-cell>
          <table:table-cell office:value-type="float" office:value="81.4" calcext:value-type="float">
            <text:p>81.4</text:p>
          </table:table-cell>
          <table:table-cell table:style-name="ce8" office:value-type="time" office:time-value="PT00H05M30S" calcext:value-type="time">
            <text:p>00:05:30</text:p>
          </table:table-cell>
          <table:table-cell table:formula="of:=[.G20]+10" office:value-type="float" office:value="460" calcext:value-type="float">
            <text:p>460</text:p>
          </table:table-cell>
          <table:table-cell table:style-name="ce8" office:value-type="time" office:time-value="PT00H05M30S" calcext:value-type="time">
            <text:p>00:05:30</text:p>
          </table:table-cell>
          <table:table-cell office:value-type="float" office:value="450" calcext:value-type="float">
            <text:p>45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1.4S" calcext:value-type="time">
            <text:p>00:00:11</text:p>
          </table:table-cell>
          <table:table-cell office:value-type="float" office:value="85.1" calcext:value-type="float">
            <text:p>85.1</text:p>
          </table:table-cell>
          <table:table-cell table:style-name="ce8" office:value-type="time" office:time-value="PT00H06M00S" calcext:value-type="time">
            <text:p>00:06:00</text:p>
          </table:table-cell>
          <table:table-cell table:formula="of:=[.G21]+10" office:value-type="float" office:value="470" calcext:value-type="float">
            <text:p>470</text:p>
          </table:table-cell>
          <table:table-cell table:style-name="ce8" office:value-type="time" office:time-value="PT00H06M00S" calcext:value-type="time">
            <text:p>00:06:00</text:p>
          </table:table-cell>
          <table:table-cell office:value-type="float" office:value="460" calcext:value-type="float">
            <text:p>46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2.4S" calcext:value-type="time">
            <text:p>00:00:12</text:p>
          </table:table-cell>
          <table:table-cell office:value-type="float" office:value="89.8" calcext:value-type="float">
            <text:p>89.8</text:p>
          </table:table-cell>
          <table:table-cell table:style-name="ce8" office:value-type="time" office:time-value="PT00H06M30S" calcext:value-type="time">
            <text:p>00:06:30</text:p>
          </table:table-cell>
          <table:table-cell table:formula="of:=[.G22]+10" office:value-type="float" office:value="480" calcext:value-type="float">
            <text:p>480</text:p>
          </table:table-cell>
          <table:table-cell table:style-name="ce8" office:value-type="time" office:time-value="PT00H06M30S" calcext:value-type="time">
            <text:p>00:06:30</text:p>
          </table:table-cell>
          <table:table-cell office:value-type="float" office:value="470" calcext:value-type="float">
            <text:p>470</text:p>
          </table:table-cell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3.4S" calcext:value-type="time">
            <text:p>00:00:13</text:p>
          </table:table-cell>
          <table:table-cell office:value-type="float" office:value="94.6" calcext:value-type="float">
            <text:p>94.6</text:p>
          </table:table-cell>
          <table:table-cell table:style-name="ce8" office:value-type="time" office:time-value="PT00H07M00S" calcext:value-type="time">
            <text:p>00:07:00</text:p>
          </table:table-cell>
          <table:table-cell table:formula="of:=[.G23]+10" office:value-type="float" office:value="485" calcext:value-type="float">
            <text:p>485</text:p>
          </table:table-cell>
          <table:table-cell table:style-name="ce8" office:value-type="time" office:time-value="PT00H07M00S" calcext:value-type="time">
            <text:p>00:07:00</text:p>
          </table:table-cell>
          <table:table-cell office:value-type="float" office:value="475" calcext:value-type="float">
            <text:p>475</text:p>
          </table:table-cell>
          <table:table-cell table:style-name="ce8" office:value-type="string" calcext:value-type="string">
            <text:p>stop at 6:45</text:p>
          </table:table-cell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4.3S" calcext:value-type="time">
            <text:p>00:00:14</text:p>
          </table:table-cell>
          <table:table-cell office:value-type="float" office:value="100.1" calcext:value-type="float">
            <text:p>100.1</text:p>
          </table:table-cell>
          <table:table-cell table:style-name="ce8" office:value-type="time" office:time-value="PT00H07M30S" calcext:value-type="time">
            <text:p>00:07:30</text:p>
          </table:table-cell>
          <table:table-cell/>
          <table:table-cell table:style-name="ce8" office:value-type="time" office:time-value="PT00H07M30S" calcext:value-type="time">
            <text:p>00:07:30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5.3S" calcext:value-type="time">
            <text:p>00:00:15</text:p>
          </table:table-cell>
          <table:table-cell office:value-type="float" office:value="106.3" calcext:value-type="float">
            <text:p>106.3</text:p>
          </table:table-cell>
          <table:table-cell table:style-name="ce8" office:value-type="time" office:time-value="PT00H08M00S" calcext:value-type="time">
            <text:p>00:08:00</text:p>
          </table:table-cell>
          <table:table-cell/>
          <table:table-cell table:style-name="ce8" office:value-type="time" office:time-value="PT00H08M00S" calcext:value-type="time">
            <text:p>00:08:00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6.2S" calcext:value-type="time">
            <text:p>00:00:16</text:p>
          </table:table-cell>
          <table:table-cell office:value-type="float" office:value="112.1" calcext:value-type="float">
            <text:p>112.1</text:p>
          </table:table-cell>
          <table:table-cell table:style-name="ce8" office:value-type="time" office:time-value="PT00H08M30S" calcext:value-type="time">
            <text:p>00:08:30</text:p>
          </table:table-cell>
          <table:table-cell/>
          <table:table-cell table:style-name="ce8" office:value-type="time" office:time-value="PT00H08M30S" calcext:value-type="time">
            <text:p>00:08:30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7.2S" calcext:value-type="time">
            <text:p>00:00:17</text:p>
          </table:table-cell>
          <table:table-cell office:value-type="float" office:value="118.4" calcext:value-type="float">
            <text:p>118.4</text:p>
          </table:table-cell>
          <table:table-cell table:style-name="ce8" office:value-type="time" office:time-value="PT00H09M00S" calcext:value-type="time">
            <text:p>00:09:00</text:p>
          </table:table-cell>
          <table:table-cell/>
          <table:table-cell table:style-name="ce8" office:value-type="time" office:time-value="PT00H09M00S" calcext:value-type="time">
            <text:p>00:09:00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8.1S" calcext:value-type="time">
            <text:p>00:00:18</text:p>
          </table:table-cell>
          <table:table-cell office:value-type="float" office:value="124.2" calcext:value-type="float">
            <text:p>124.2</text:p>
          </table:table-cell>
          <table:table-cell table:style-name="ce8" office:value-type="time" office:time-value="PT00H09M30S" calcext:value-type="time">
            <text:p>00:09:30</text:p>
          </table:table-cell>
          <table:table-cell/>
          <table:table-cell table:style-name="ce8" office:value-type="time" office:time-value="PT00H09M30S" calcext:value-type="time">
            <text:p>00:09:30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19.1S" calcext:value-type="time">
            <text:p>00:00:19</text:p>
          </table:table-cell>
          <table:table-cell office:value-type="float" office:value="129.7" calcext:value-type="float">
            <text:p>129.7</text:p>
          </table:table-cell>
          <table:table-cell table:style-name="ce8" office:value-type="time" office:time-value="PT00H10M00S" calcext:value-type="time">
            <text:p>00:10:00</text:p>
          </table:table-cell>
          <table:table-cell/>
          <table:table-cell table:style-name="ce8" office:value-type="time" office:time-value="PT00H10M00S" calcext:value-type="time">
            <text:p>00:10:00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0S" calcext:value-type="time">
            <text:p>00:00:20</text:p>
          </table:table-cell>
          <table:table-cell office:value-type="float" office:value="135.1" calcext:value-type="float">
            <text:p>135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1S" calcext:value-type="time">
            <text:p>00:00:21</text:p>
          </table:table-cell>
          <table:table-cell office:value-type="float" office:value="140.5" calcext:value-type="float">
            <text:p>14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1.9S" calcext:value-type="time">
            <text:p>00:00:22</text:p>
          </table:table-cell>
          <table:table-cell office:value-type="float" office:value="145.4" calcext:value-type="float">
            <text:p>145.4</text:p>
          </table:table-cell>
          <table:table-cell table:style-name="ce8"/>
          <table:table-cell/>
          <table:table-cell table:style-name="ce8" office:value-type="string" calcext:value-type="string">
            <text:p>stop at 6:30 or 465'F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2.9S" calcext:value-type="time">
            <text:p>00:00:23</text:p>
          </table:table-cell>
          <table:table-cell office:value-type="float" office:value="150.1" calcext:value-type="float">
            <text:p>150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3.8S" calcext:value-type="time">
            <text:p>00:00:24</text:p>
          </table:table-cell>
          <table:table-cell office:value-type="float" office:value="154.9" calcext:value-type="float">
            <text:p>154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4.8S" calcext:value-type="time">
            <text:p>00:00:25</text:p>
          </table:table-cell>
          <table:table-cell office:value-type="float" office:value="159.3" calcext:value-type="float">
            <text:p>159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5.7S" calcext:value-type="time">
            <text:p>00:00:26</text:p>
          </table:table-cell>
          <table:table-cell office:value-type="float" office:value="163.8" calcext:value-type="float">
            <text:p>163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6.7S" calcext:value-type="time">
            <text:p>00:00:27</text:p>
          </table:table-cell>
          <table:table-cell office:value-type="float" office:value="167.6" calcext:value-type="float">
            <text:p>167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7.6S" calcext:value-type="time">
            <text:p>00:00:28</text:p>
          </table:table-cell>
          <table:table-cell office:value-type="float" office:value="172.3" calcext:value-type="float">
            <text:p>17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8.6S" calcext:value-type="time">
            <text:p>00:00:29</text:p>
          </table:table-cell>
          <table:table-cell office:value-type="float" office:value="176.4" calcext:value-type="float">
            <text:p>176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29.5S" calcext:value-type="time">
            <text:p>00:00:30</text:p>
          </table:table-cell>
          <table:table-cell office:value-type="float" office:value="180.5" calcext:value-type="float">
            <text:p>18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0.5S" calcext:value-type="time">
            <text:p>00:00:31</text:p>
          </table:table-cell>
          <table:table-cell office:value-type="float" office:value="183.9" calcext:value-type="float">
            <text:p>18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1.4S" calcext:value-type="time">
            <text:p>00:00:31</text:p>
          </table:table-cell>
          <table:table-cell office:value-type="float" office:value="187.5" calcext:value-type="float">
            <text:p>187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2.4S" calcext:value-type="time">
            <text:p>00:00:32</text:p>
          </table:table-cell>
          <table:table-cell office:value-type="float" office:value="190.8" calcext:value-type="float">
            <text:p>190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3.3S" calcext:value-type="time">
            <text:p>00:00:33</text:p>
          </table:table-cell>
          <table:table-cell office:value-type="float" office:value="194.2" calcext:value-type="float">
            <text:p>194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4.3S" calcext:value-type="time">
            <text:p>00:00:34</text:p>
          </table:table-cell>
          <table:table-cell office:value-type="float" office:value="196.9" calcext:value-type="float">
            <text:p>196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5.3S" calcext:value-type="time">
            <text:p>00:00:35</text:p>
          </table:table-cell>
          <table:table-cell office:value-type="float" office:value="200" calcext:value-type="float">
            <text:p>200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6.2S" calcext:value-type="time">
            <text:p>00:00:36</text:p>
          </table:table-cell>
          <table:table-cell office:value-type="float" office:value="202.7" calcext:value-type="float">
            <text:p>202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7.2S" calcext:value-type="time">
            <text:p>00:00:37</text:p>
          </table:table-cell>
          <table:table-cell office:value-type="float" office:value="205.1" calcext:value-type="float">
            <text:p>205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8.1S" calcext:value-type="time">
            <text:p>00:00:38</text:p>
          </table:table-cell>
          <table:table-cell office:value-type="float" office:value="207.8" calcext:value-type="float">
            <text:p>207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39.1S" calcext:value-type="time">
            <text:p>00:00:39</text:p>
          </table:table-cell>
          <table:table-cell office:value-type="float" office:value="209.8" calcext:value-type="float">
            <text:p>209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0S" calcext:value-type="time">
            <text:p>00:00:40</text:p>
          </table:table-cell>
          <table:table-cell office:value-type="float" office:value="212.2" calcext:value-type="float">
            <text:p>212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1S" calcext:value-type="time">
            <text:p>00:00:41</text:p>
          </table:table-cell>
          <table:table-cell office:value-type="float" office:value="214.5" calcext:value-type="float">
            <text:p>214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1.9S" calcext:value-type="time">
            <text:p>00:00:42</text:p>
          </table:table-cell>
          <table:table-cell office:value-type="float" office:value="217.5" calcext:value-type="float">
            <text:p>217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2.9S" calcext:value-type="time">
            <text:p>00:00:43</text:p>
          </table:table-cell>
          <table:table-cell office:value-type="float" office:value="219.6" calcext:value-type="float">
            <text:p>219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3.8S" calcext:value-type="time">
            <text:p>00:00:44</text:p>
          </table:table-cell>
          <table:table-cell office:value-type="float" office:value="222.2" calcext:value-type="float">
            <text:p>222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4.8S" calcext:value-type="time">
            <text:p>00:00:45</text:p>
          </table:table-cell>
          <table:table-cell office:value-type="float" office:value="224.7" calcext:value-type="float">
            <text:p>224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5.7S" calcext:value-type="time">
            <text:p>00:00:46</text:p>
          </table:table-cell>
          <table:table-cell office:value-type="float" office:value="227.3" calcext:value-type="float">
            <text:p>227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6.7S" calcext:value-type="time">
            <text:p>00:00:47</text:p>
          </table:table-cell>
          <table:table-cell office:value-type="float" office:value="229.7" calcext:value-type="float">
            <text:p>229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7.6S" calcext:value-type="time">
            <text:p>00:00:48</text:p>
          </table:table-cell>
          <table:table-cell office:value-type="float" office:value="231.9" calcext:value-type="float">
            <text:p>231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8.6S" calcext:value-type="time">
            <text:p>00:00:49</text:p>
          </table:table-cell>
          <table:table-cell office:value-type="float" office:value="234" calcext:value-type="float">
            <text:p>23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49.5S" calcext:value-type="time">
            <text:p>00:00:50</text:p>
          </table:table-cell>
          <table:table-cell office:value-type="float" office:value="236.2" calcext:value-type="float">
            <text:p>23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0.5S" calcext:value-type="time">
            <text:p>00:00:51</text:p>
          </table:table-cell>
          <table:table-cell office:value-type="float" office:value="238.2" calcext:value-type="float">
            <text:p>238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1.4S" calcext:value-type="time">
            <text:p>00:00:51</text:p>
          </table:table-cell>
          <table:table-cell office:value-type="float" office:value="239.8" calcext:value-type="float">
            <text:p>239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2.4S" calcext:value-type="time">
            <text:p>00:00:52</text:p>
          </table:table-cell>
          <table:table-cell office:value-type="float" office:value="241.7" calcext:value-type="float">
            <text:p>241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3.3S" calcext:value-type="time">
            <text:p>00:00:53</text:p>
          </table:table-cell>
          <table:table-cell office:value-type="float" office:value="243.6" calcext:value-type="float">
            <text:p>243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4.3S" calcext:value-type="time">
            <text:p>00:00:54</text:p>
          </table:table-cell>
          <table:table-cell office:value-type="float" office:value="245.1" calcext:value-type="float">
            <text:p>245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5.2S" calcext:value-type="time">
            <text:p>00:00:55</text:p>
          </table:table-cell>
          <table:table-cell office:value-type="float" office:value="246.8" calcext:value-type="float">
            <text:p>24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6.2S" calcext:value-type="time">
            <text:p>00:00:56</text:p>
          </table:table-cell>
          <table:table-cell office:value-type="float" office:value="248.5" calcext:value-type="float">
            <text:p>24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7.1S" calcext:value-type="time">
            <text:p>00:00:57</text:p>
          </table:table-cell>
          <table:table-cell office:value-type="float" office:value="250.4" calcext:value-type="float">
            <text:p>250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8.1S" calcext:value-type="time">
            <text:p>00:00:58</text:p>
          </table:table-cell>
          <table:table-cell office:value-type="float" office:value="252.6" calcext:value-type="float">
            <text:p>252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0M59S" calcext:value-type="time">
            <text:p>00:00:59</text:p>
          </table:table-cell>
          <table:table-cell office:value-type="float" office:value="254.2" calcext:value-type="float">
            <text:p>254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0S" calcext:value-type="time">
            <text:p>00:01:00</text:p>
          </table:table-cell>
          <table:table-cell office:value-type="float" office:value="256.1" calcext:value-type="float">
            <text:p>256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0.9S" calcext:value-type="time">
            <text:p>00:01:01</text:p>
          </table:table-cell>
          <table:table-cell office:value-type="float" office:value="258.2" calcext:value-type="float">
            <text:p>258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1.9S" calcext:value-type="time">
            <text:p>00:01:02</text:p>
          </table:table-cell>
          <table:table-cell office:value-type="float" office:value="260.1" calcext:value-type="float">
            <text:p>260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2.8S" calcext:value-type="time">
            <text:p>00:01:03</text:p>
          </table:table-cell>
          <table:table-cell office:value-type="float" office:value="261.8" calcext:value-type="float">
            <text:p>261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3.8S" calcext:value-type="time">
            <text:p>00:01:04</text:p>
          </table:table-cell>
          <table:table-cell office:value-type="float" office:value="264.1" calcext:value-type="float">
            <text:p>264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4.7S" calcext:value-type="time">
            <text:p>00:01:05</text:p>
          </table:table-cell>
          <table:table-cell office:value-type="float" office:value="265.9" calcext:value-type="float">
            <text:p>26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5.7S" calcext:value-type="time">
            <text:p>00:01:06</text:p>
          </table:table-cell>
          <table:table-cell office:value-type="float" office:value="267.5" calcext:value-type="float">
            <text:p>267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6.6S" calcext:value-type="time">
            <text:p>00:01:07</text:p>
          </table:table-cell>
          <table:table-cell office:value-type="float" office:value="269.2" calcext:value-type="float">
            <text:p>26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7.6S" calcext:value-type="time">
            <text:p>00:01:08</text:p>
          </table:table-cell>
          <table:table-cell office:value-type="float" office:value="270.7" calcext:value-type="float">
            <text:p>270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8.5S" calcext:value-type="time">
            <text:p>00:01:09</text:p>
          </table:table-cell>
          <table:table-cell office:value-type="float" office:value="272.3" calcext:value-type="float">
            <text:p>27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09.5S" calcext:value-type="time">
            <text:p>00:01:10</text:p>
          </table:table-cell>
          <table:table-cell office:value-type="float" office:value="273.9" calcext:value-type="float">
            <text:p>27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0.4S" calcext:value-type="time">
            <text:p>00:01:10</text:p>
          </table:table-cell>
          <table:table-cell office:value-type="float" office:value="274.8" calcext:value-type="float">
            <text:p>274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1.4S" calcext:value-type="time">
            <text:p>00:01:11</text:p>
          </table:table-cell>
          <table:table-cell office:value-type="float" office:value="276.3" calcext:value-type="float">
            <text:p>276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2.3S" calcext:value-type="time">
            <text:p>00:01:12</text:p>
          </table:table-cell>
          <table:table-cell office:value-type="float" office:value="277.7" calcext:value-type="float">
            <text:p>277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3.3S" calcext:value-type="time">
            <text:p>00:01:13</text:p>
          </table:table-cell>
          <table:table-cell office:value-type="float" office:value="279" calcext:value-type="float">
            <text:p>27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4.2S" calcext:value-type="time">
            <text:p>00:01:14</text:p>
          </table:table-cell>
          <table:table-cell office:value-type="float" office:value="280.8" calcext:value-type="float">
            <text:p>280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5.2S" calcext:value-type="time">
            <text:p>00:01:15</text:p>
          </table:table-cell>
          <table:table-cell office:value-type="float" office:value="282.4" calcext:value-type="float">
            <text:p>282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6.1S" calcext:value-type="time">
            <text:p>00:01:16</text:p>
          </table:table-cell>
          <table:table-cell office:value-type="float" office:value="283.9" calcext:value-type="float">
            <text:p>28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7.1S" calcext:value-type="time">
            <text:p>00:01:17</text:p>
          </table:table-cell>
          <table:table-cell office:value-type="float" office:value="285.7" calcext:value-type="float">
            <text:p>285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8S" calcext:value-type="time">
            <text:p>00:01:18</text:p>
          </table:table-cell>
          <table:table-cell office:value-type="float" office:value="287.4" calcext:value-type="float">
            <text:p>287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9S" calcext:value-type="time">
            <text:p>00:01:19</text:p>
          </table:table-cell>
          <table:table-cell office:value-type="float" office:value="288.7" calcext:value-type="float">
            <text:p>288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19.9S" calcext:value-type="time">
            <text:p>00:01:20</text:p>
          </table:table-cell>
          <table:table-cell office:value-type="float" office:value="290.7" calcext:value-type="float">
            <text:p>290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0.9S" calcext:value-type="time">
            <text:p>00:01:21</text:p>
          </table:table-cell>
          <table:table-cell office:value-type="float" office:value="292" calcext:value-type="float">
            <text:p>29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1.8S" calcext:value-type="time">
            <text:p>00:01:22</text:p>
          </table:table-cell>
          <table:table-cell office:value-type="float" office:value="293.7" calcext:value-type="float">
            <text:p>293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2.8S" calcext:value-type="time">
            <text:p>00:01:23</text:p>
          </table:table-cell>
          <table:table-cell office:value-type="float" office:value="295.1" calcext:value-type="float">
            <text:p>295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3.7S" calcext:value-type="time">
            <text:p>00:01:24</text:p>
          </table:table-cell>
          <table:table-cell office:value-type="float" office:value="295.9" calcext:value-type="float">
            <text:p>29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4.7S" calcext:value-type="time">
            <text:p>00:01:25</text:p>
          </table:table-cell>
          <table:table-cell office:value-type="float" office:value="297.2" calcext:value-type="float">
            <text:p>297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5.6S" calcext:value-type="time">
            <text:p>00:01:26</text:p>
          </table:table-cell>
          <table:table-cell office:value-type="float" office:value="298.5" calcext:value-type="float">
            <text:p>29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6.6S" calcext:value-type="time">
            <text:p>00:01:27</text:p>
          </table:table-cell>
          <table:table-cell office:value-type="float" office:value="299.4" calcext:value-type="float">
            <text:p>299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7.5S" calcext:value-type="time">
            <text:p>00:01:28</text:p>
          </table:table-cell>
          <table:table-cell office:value-type="float" office:value="300.3" calcext:value-type="float">
            <text:p>300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8.5S" calcext:value-type="time">
            <text:p>00:01:29</text:p>
          </table:table-cell>
          <table:table-cell office:value-type="float" office:value="301.7" calcext:value-type="float">
            <text:p>301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29.4S" calcext:value-type="time">
            <text:p>00:01:29</text:p>
          </table:table-cell>
          <table:table-cell office:value-type="float" office:value="302.6" calcext:value-type="float">
            <text:p>302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0.4S" calcext:value-type="time">
            <text:p>00:01:30</text:p>
          </table:table-cell>
          <table:table-cell office:value-type="float" office:value="303.8" calcext:value-type="float">
            <text:p>303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1.3S" calcext:value-type="time">
            <text:p>00:01:31</text:p>
          </table:table-cell>
          <table:table-cell office:value-type="float" office:value="304.7" calcext:value-type="float">
            <text:p>304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2.3S" calcext:value-type="time">
            <text:p>00:01:32</text:p>
          </table:table-cell>
          <table:table-cell office:value-type="float" office:value="305.5" calcext:value-type="float">
            <text:p>305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3.2S" calcext:value-type="time">
            <text:p>00:01:33</text:p>
          </table:table-cell>
          <table:table-cell office:value-type="float" office:value="306.7" calcext:value-type="float">
            <text:p>306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4.2S" calcext:value-type="time">
            <text:p>00:01:34</text:p>
          </table:table-cell>
          <table:table-cell office:value-type="float" office:value="308" calcext:value-type="float">
            <text:p>30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5.1S" calcext:value-type="time">
            <text:p>00:01:35</text:p>
          </table:table-cell>
          <table:table-cell office:value-type="float" office:value="308.9" calcext:value-type="float">
            <text:p>308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6.1S" calcext:value-type="time">
            <text:p>00:01:36</text:p>
          </table:table-cell>
          <table:table-cell office:value-type="float" office:value="310" calcext:value-type="float">
            <text:p>310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7S" calcext:value-type="time">
            <text:p>00:01:37</text:p>
          </table:table-cell>
          <table:table-cell office:value-type="float" office:value="311" calcext:value-type="float">
            <text:p>31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8S" calcext:value-type="time">
            <text:p>00:01:38</text:p>
          </table:table-cell>
          <table:table-cell office:value-type="float" office:value="312.1" calcext:value-type="float">
            <text:p>312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8.9S" calcext:value-type="time">
            <text:p>00:01:39</text:p>
          </table:table-cell>
          <table:table-cell office:value-type="float" office:value="313" calcext:value-type="float">
            <text:p>31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39.9S" calcext:value-type="time">
            <text:p>00:01:40</text:p>
          </table:table-cell>
          <table:table-cell office:value-type="float" office:value="313.9" calcext:value-type="float">
            <text:p>31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0.8S" calcext:value-type="time">
            <text:p>00:01:41</text:p>
          </table:table-cell>
          <table:table-cell office:value-type="float" office:value="314.9" calcext:value-type="float">
            <text:p>314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1.8S" calcext:value-type="time">
            <text:p>00:01:42</text:p>
          </table:table-cell>
          <table:table-cell office:value-type="float" office:value="316" calcext:value-type="float">
            <text:p>31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2.7S" calcext:value-type="time">
            <text:p>00:01:43</text:p>
          </table:table-cell>
          <table:table-cell office:value-type="float" office:value="317.2" calcext:value-type="float">
            <text:p>317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3.7S" calcext:value-type="time">
            <text:p>00:01:44</text:p>
          </table:table-cell>
          <table:table-cell office:value-type="float" office:value="317.9" calcext:value-type="float">
            <text:p>317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4.6S" calcext:value-type="time">
            <text:p>00:01:45</text:p>
          </table:table-cell>
          <table:table-cell office:value-type="float" office:value="318.8" calcext:value-type="float">
            <text:p>31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5.6S" calcext:value-type="time">
            <text:p>00:01:46</text:p>
          </table:table-cell>
          <table:table-cell office:value-type="float" office:value="319.5" calcext:value-type="float">
            <text:p>31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6.5S" calcext:value-type="time">
            <text:p>00:01:47</text:p>
          </table:table-cell>
          <table:table-cell office:value-type="float" office:value="320.7" calcext:value-type="float">
            <text:p>320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7.5S" calcext:value-type="time">
            <text:p>00:01:48</text:p>
          </table:table-cell>
          <table:table-cell office:value-type="float" office:value="321.2" calcext:value-type="float">
            <text:p>321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8.5S" calcext:value-type="time">
            <text:p>00:01:49</text:p>
          </table:table-cell>
          <table:table-cell office:value-type="float" office:value="322.3" calcext:value-type="float">
            <text:p>32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49.4S" calcext:value-type="time">
            <text:p>00:01:49</text:p>
          </table:table-cell>
          <table:table-cell office:value-type="float" office:value="323.4" calcext:value-type="float">
            <text:p>323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0.4S" calcext:value-type="time">
            <text:p>00:01:50</text:p>
          </table:table-cell>
          <table:table-cell office:value-type="float" office:value="324.4" calcext:value-type="float">
            <text:p>324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1.3S" calcext:value-type="time">
            <text:p>00:01:51</text:p>
          </table:table-cell>
          <table:table-cell office:value-type="float" office:value="325.4" calcext:value-type="float">
            <text:p>325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2.3S" calcext:value-type="time">
            <text:p>00:01:52</text:p>
          </table:table-cell>
          <table:table-cell office:value-type="float" office:value="326.3" calcext:value-type="float">
            <text:p>326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3.2S" calcext:value-type="time">
            <text:p>00:01:53</text:p>
          </table:table-cell>
          <table:table-cell office:value-type="float" office:value="327.2" calcext:value-type="float">
            <text:p>327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4.2S" calcext:value-type="time">
            <text:p>00:01:54</text:p>
          </table:table-cell>
          <table:table-cell office:value-type="float" office:value="328.2" calcext:value-type="float">
            <text:p>328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5.1S" calcext:value-type="time">
            <text:p>00:01:55</text:p>
          </table:table-cell>
          <table:table-cell office:value-type="float" office:value="329.1" calcext:value-type="float">
            <text:p>329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6.1S" calcext:value-type="time">
            <text:p>00:01:56</text:p>
          </table:table-cell>
          <table:table-cell office:value-type="float" office:value="329.9" calcext:value-type="float">
            <text:p>329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7S" calcext:value-type="time">
            <text:p>00:01:57</text:p>
          </table:table-cell>
          <table:table-cell office:value-type="float" office:value="330.9" calcext:value-type="float">
            <text:p>330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8S" calcext:value-type="time">
            <text:p>00:01:58</text:p>
          </table:table-cell>
          <table:table-cell office:value-type="float" office:value="331.6" calcext:value-type="float">
            <text:p>331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8.9S" calcext:value-type="time">
            <text:p>00:01:59</text:p>
          </table:table-cell>
          <table:table-cell office:value-type="float" office:value="332.3" calcext:value-type="float">
            <text:p>33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1M59.9S" calcext:value-type="time">
            <text:p>00:02:00</text:p>
          </table:table-cell>
          <table:table-cell office:value-type="float" office:value="333.3" calcext:value-type="float">
            <text:p>333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0.8S" calcext:value-type="time">
            <text:p>00:02:01</text:p>
          </table:table-cell>
          <table:table-cell office:value-type="float" office:value="334.4" calcext:value-type="float">
            <text:p>334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1.8S" calcext:value-type="time">
            <text:p>00:02:02</text:p>
          </table:table-cell>
          <table:table-cell office:value-type="float" office:value="335.2" calcext:value-type="float">
            <text:p>335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2.7S" calcext:value-type="time">
            <text:p>00:02:03</text:p>
          </table:table-cell>
          <table:table-cell office:value-type="float" office:value="335.8" calcext:value-type="float">
            <text:p>335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3.7S" calcext:value-type="time">
            <text:p>00:02:04</text:p>
          </table:table-cell>
          <table:table-cell office:value-type="float" office:value="336.4" calcext:value-type="float">
            <text:p>336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4.6S" calcext:value-type="time">
            <text:p>00:02:05</text:p>
          </table:table-cell>
          <table:table-cell office:value-type="float" office:value="337.4" calcext:value-type="float">
            <text:p>337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5.6S" calcext:value-type="time">
            <text:p>00:02:06</text:p>
          </table:table-cell>
          <table:table-cell office:value-type="float" office:value="338.2" calcext:value-type="float">
            <text:p>338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6.5S" calcext:value-type="time">
            <text:p>00:02:07</text:p>
          </table:table-cell>
          <table:table-cell office:value-type="float" office:value="339.1" calcext:value-type="float">
            <text:p>339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7.5S" calcext:value-type="time">
            <text:p>00:02:08</text:p>
          </table:table-cell>
          <table:table-cell office:value-type="float" office:value="340.2" calcext:value-type="float">
            <text:p>340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8.5S" calcext:value-type="time">
            <text:p>00:02:09</text:p>
          </table:table-cell>
          <table:table-cell office:value-type="float" office:value="341.4" calcext:value-type="float">
            <text:p>341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09.4S" calcext:value-type="time">
            <text:p>00:02:09</text:p>
          </table:table-cell>
          <table:table-cell office:value-type="float" office:value="342.4" calcext:value-type="float">
            <text:p>342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0.4S" calcext:value-type="time">
            <text:p>00:02:10</text:p>
          </table:table-cell>
          <table:table-cell office:value-type="float" office:value="343" calcext:value-type="float">
            <text:p>34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1.3S" calcext:value-type="time">
            <text:p>00:02:11</text:p>
          </table:table-cell>
          <table:table-cell office:value-type="float" office:value="343.9" calcext:value-type="float">
            <text:p>34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2.3S" calcext:value-type="time">
            <text:p>00:02:12</text:p>
          </table:table-cell>
          <table:table-cell office:value-type="float" office:value="345.1" calcext:value-type="float">
            <text:p>345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3.2S" calcext:value-type="time">
            <text:p>00:02:13</text:p>
          </table:table-cell>
          <table:table-cell office:value-type="float" office:value="346.2" calcext:value-type="float">
            <text:p>34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4.2S" calcext:value-type="time">
            <text:p>00:02:14</text:p>
          </table:table-cell>
          <table:table-cell office:value-type="float" office:value="347.3" calcext:value-type="float">
            <text:p>347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5.1S" calcext:value-type="time">
            <text:p>00:02:15</text:p>
          </table:table-cell>
          <table:table-cell office:value-type="float" office:value="348.5" calcext:value-type="float">
            <text:p>34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6.1S" calcext:value-type="time">
            <text:p>00:02:16</text:p>
          </table:table-cell>
          <table:table-cell office:value-type="float" office:value="349.4" calcext:value-type="float">
            <text:p>349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7S" calcext:value-type="time">
            <text:p>00:02:17</text:p>
          </table:table-cell>
          <table:table-cell office:value-type="float" office:value="350.3" calcext:value-type="float">
            <text:p>350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8S" calcext:value-type="time">
            <text:p>00:02:18</text:p>
          </table:table-cell>
          <table:table-cell office:value-type="float" office:value="351.1" calcext:value-type="float">
            <text:p>351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8.9S" calcext:value-type="time">
            <text:p>00:02:19</text:p>
          </table:table-cell>
          <table:table-cell office:value-type="float" office:value="351.6" calcext:value-type="float">
            <text:p>351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19.9S" calcext:value-type="time">
            <text:p>00:02:20</text:p>
          </table:table-cell>
          <table:table-cell office:value-type="float" office:value="352.3" calcext:value-type="float">
            <text:p>35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0.9S" calcext:value-type="time">
            <text:p>00:02:21</text:p>
          </table:table-cell>
          <table:table-cell office:value-type="float" office:value="352.9" calcext:value-type="float">
            <text:p>352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1.8S" calcext:value-type="time">
            <text:p>00:02:22</text:p>
          </table:table-cell>
          <table:table-cell office:value-type="float" office:value="353.5" calcext:value-type="float">
            <text:p>353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2.8S" calcext:value-type="time">
            <text:p>00:02:23</text:p>
          </table:table-cell>
          <table:table-cell office:value-type="float" office:value="354.2" calcext:value-type="float">
            <text:p>354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3.7S" calcext:value-type="time">
            <text:p>00:02:24</text:p>
          </table:table-cell>
          <table:table-cell office:value-type="float" office:value="354.9" calcext:value-type="float">
            <text:p>354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4.7S" calcext:value-type="time">
            <text:p>00:02:25</text:p>
          </table:table-cell>
          <table:table-cell office:value-type="float" office:value="355.4" calcext:value-type="float">
            <text:p>355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5.6S" calcext:value-type="time">
            <text:p>00:02:26</text:p>
          </table:table-cell>
          <table:table-cell office:value-type="float" office:value="356.1" calcext:value-type="float">
            <text:p>356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6.6S" calcext:value-type="time">
            <text:p>00:02:27</text:p>
          </table:table-cell>
          <table:table-cell office:value-type="float" office:value="356.8" calcext:value-type="float">
            <text:p>35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7.5S" calcext:value-type="time">
            <text:p>00:02:28</text:p>
          </table:table-cell>
          <table:table-cell office:value-type="float" office:value="357.4" calcext:value-type="float">
            <text:p>357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8.5S" calcext:value-type="time">
            <text:p>00:02:29</text:p>
          </table:table-cell>
          <table:table-cell office:value-type="float" office:value="358.1" calcext:value-type="float">
            <text:p>358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29.4S" calcext:value-type="time">
            <text:p>00:02:29</text:p>
          </table:table-cell>
          <table:table-cell office:value-type="float" office:value="359" calcext:value-type="float">
            <text:p>35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0.4S" calcext:value-type="time">
            <text:p>00:02:30</text:p>
          </table:table-cell>
          <table:table-cell office:value-type="float" office:value="359.9" calcext:value-type="float">
            <text:p>359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1.3S" calcext:value-type="time">
            <text:p>00:02:31</text:p>
          </table:table-cell>
          <table:table-cell office:value-type="float" office:value="360.5" calcext:value-type="float">
            <text:p>36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2.3S" calcext:value-type="time">
            <text:p>00:02:32</text:p>
          </table:table-cell>
          <table:table-cell office:value-type="float" office:value="361.1" calcext:value-type="float">
            <text:p>361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3.2S" calcext:value-type="time">
            <text:p>00:02:33</text:p>
          </table:table-cell>
          <table:table-cell office:value-type="float" office:value="361.6" calcext:value-type="float">
            <text:p>361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4.2S" calcext:value-type="time">
            <text:p>00:02:34</text:p>
          </table:table-cell>
          <table:table-cell office:value-type="float" office:value="362.1" calcext:value-type="float">
            <text:p>362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5.1S" calcext:value-type="time">
            <text:p>00:02:35</text:p>
          </table:table-cell>
          <table:table-cell office:value-type="float" office:value="362.4" calcext:value-type="float">
            <text:p>362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6.1S" calcext:value-type="time">
            <text:p>00:02:36</text:p>
          </table:table-cell>
          <table:table-cell office:value-type="float" office:value="362.8" calcext:value-type="float">
            <text:p>362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7S" calcext:value-type="time">
            <text:p>00:02:37</text:p>
          </table:table-cell>
          <table:table-cell office:value-type="float" office:value="363.1" calcext:value-type="float">
            <text:p>363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8S" calcext:value-type="time">
            <text:p>00:02:38</text:p>
          </table:table-cell>
          <table:table-cell office:value-type="float" office:value="363.5" calcext:value-type="float">
            <text:p>363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8.9S" calcext:value-type="time">
            <text:p>00:02:39</text:p>
          </table:table-cell>
          <table:table-cell office:value-type="float" office:value="363.7" calcext:value-type="float">
            <text:p>363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39.9S" calcext:value-type="time">
            <text:p>00:02:40</text:p>
          </table:table-cell>
          <table:table-cell office:value-type="float" office:value="364.1" calcext:value-type="float">
            <text:p>364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0.8S" calcext:value-type="time">
            <text:p>00:02:41</text:p>
          </table:table-cell>
          <table:table-cell office:value-type="float" office:value="364.5" calcext:value-type="float">
            <text:p>364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1.8S" calcext:value-type="time">
            <text:p>00:02:42</text:p>
          </table:table-cell>
          <table:table-cell office:value-type="float" office:value="364.9" calcext:value-type="float">
            <text:p>364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2.7S" calcext:value-type="time">
            <text:p>00:02:43</text:p>
          </table:table-cell>
          <table:table-cell office:value-type="float" office:value="365.4" calcext:value-type="float">
            <text:p>365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3.7S" calcext:value-type="time">
            <text:p>00:02:44</text:p>
          </table:table-cell>
          <table:table-cell office:value-type="float" office:value="366.1" calcext:value-type="float">
            <text:p>366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4.6S" calcext:value-type="time">
            <text:p>00:02:45</text:p>
          </table:table-cell>
          <table:table-cell office:value-type="float" office:value="366.7" calcext:value-type="float">
            <text:p>366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5.6S" calcext:value-type="time">
            <text:p>00:02:46</text:p>
          </table:table-cell>
          <table:table-cell office:value-type="float" office:value="367.4" calcext:value-type="float">
            <text:p>367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6.5S" calcext:value-type="time">
            <text:p>00:02:47</text:p>
          </table:table-cell>
          <table:table-cell office:value-type="float" office:value="368.1" calcext:value-type="float">
            <text:p>368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7.5S" calcext:value-type="time">
            <text:p>00:02:48</text:p>
          </table:table-cell>
          <table:table-cell office:value-type="float" office:value="368.5" calcext:value-type="float">
            <text:p>36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8.5S" calcext:value-type="time">
            <text:p>00:02:49</text:p>
          </table:table-cell>
          <table:table-cell office:value-type="float" office:value="369.2" calcext:value-type="float">
            <text:p>36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49.4S" calcext:value-type="time">
            <text:p>00:02:49</text:p>
          </table:table-cell>
          <table:table-cell office:value-type="float" office:value="369.6" calcext:value-type="float">
            <text:p>369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0.4S" calcext:value-type="time">
            <text:p>00:02:50</text:p>
          </table:table-cell>
          <table:table-cell office:value-type="float" office:value="370.4" calcext:value-type="float">
            <text:p>370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1.3S" calcext:value-type="time">
            <text:p>00:02:51</text:p>
          </table:table-cell>
          <table:table-cell office:value-type="float" office:value="371.2" calcext:value-type="float">
            <text:p>371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2.3S" calcext:value-type="time">
            <text:p>00:02:52</text:p>
          </table:table-cell>
          <table:table-cell office:value-type="float" office:value="371.9" calcext:value-type="float">
            <text:p>371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3.2S" calcext:value-type="time">
            <text:p>00:02:53</text:p>
          </table:table-cell>
          <table:table-cell office:value-type="float" office:value="372.3" calcext:value-type="float">
            <text:p>37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4.2S" calcext:value-type="time">
            <text:p>00:02:54</text:p>
          </table:table-cell>
          <table:table-cell office:value-type="float" office:value="372.9" calcext:value-type="float">
            <text:p>372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5.1S" calcext:value-type="time">
            <text:p>00:02:55</text:p>
          </table:table-cell>
          <table:table-cell office:value-type="float" office:value="373.4" calcext:value-type="float">
            <text:p>373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6.1S" calcext:value-type="time">
            <text:p>00:02:56</text:p>
          </table:table-cell>
          <table:table-cell office:value-type="float" office:value="374.2" calcext:value-type="float">
            <text:p>374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7S" calcext:value-type="time">
            <text:p>00:02:57</text:p>
          </table:table-cell>
          <table:table-cell office:value-type="float" office:value="374.9" calcext:value-type="float">
            <text:p>374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8S" calcext:value-type="time">
            <text:p>00:02:58</text:p>
          </table:table-cell>
          <table:table-cell office:value-type="float" office:value="375.4" calcext:value-type="float">
            <text:p>375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8.9S" calcext:value-type="time">
            <text:p>00:02:59</text:p>
          </table:table-cell>
          <table:table-cell office:value-type="float" office:value="376" calcext:value-type="float">
            <text:p>37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2M59.9S" calcext:value-type="time">
            <text:p>00:03:00</text:p>
          </table:table-cell>
          <table:table-cell office:value-type="float" office:value="376.3" calcext:value-type="float">
            <text:p>376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0.8S" calcext:value-type="time">
            <text:p>00:03:01</text:p>
          </table:table-cell>
          <table:table-cell office:value-type="float" office:value="377.1" calcext:value-type="float">
            <text:p>377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1.8S" calcext:value-type="time">
            <text:p>00:03:02</text:p>
          </table:table-cell>
          <table:table-cell office:value-type="float" office:value="377.4" calcext:value-type="float">
            <text:p>377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2.7S" calcext:value-type="time">
            <text:p>00:03:03</text:p>
          </table:table-cell>
          <table:table-cell office:value-type="float" office:value="378.1" calcext:value-type="float">
            <text:p>378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3.7S" calcext:value-type="time">
            <text:p>00:03:04</text:p>
          </table:table-cell>
          <table:table-cell office:value-type="float" office:value="378.8" calcext:value-type="float">
            <text:p>37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4.6S" calcext:value-type="time">
            <text:p>00:03:05</text:p>
          </table:table-cell>
          <table:table-cell office:value-type="float" office:value="379.5" calcext:value-type="float">
            <text:p>37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5.6S" calcext:value-type="time">
            <text:p>00:03:06</text:p>
          </table:table-cell>
          <table:table-cell office:value-type="float" office:value="379.8" calcext:value-type="float">
            <text:p>379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6.5S" calcext:value-type="time">
            <text:p>00:03:07</text:p>
          </table:table-cell>
          <table:table-cell office:value-type="float" office:value="380.3" calcext:value-type="float">
            <text:p>380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7.5S" calcext:value-type="time">
            <text:p>00:03:08</text:p>
          </table:table-cell>
          <table:table-cell office:value-type="float" office:value="381" calcext:value-type="float">
            <text:p>38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8.5S" calcext:value-type="time">
            <text:p>00:03:09</text:p>
          </table:table-cell>
          <table:table-cell office:value-type="float" office:value="381.4" calcext:value-type="float">
            <text:p>381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09.4S" calcext:value-type="time">
            <text:p>00:03:09</text:p>
          </table:table-cell>
          <table:table-cell office:value-type="float" office:value="382.2" calcext:value-type="float">
            <text:p>382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0.4S" calcext:value-type="time">
            <text:p>00:03:10</text:p>
          </table:table-cell>
          <table:table-cell office:value-type="float" office:value="382.7" calcext:value-type="float">
            <text:p>382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1.3S" calcext:value-type="time">
            <text:p>00:03:11</text:p>
          </table:table-cell>
          <table:table-cell office:value-type="float" office:value="383.5" calcext:value-type="float">
            <text:p>383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2.3S" calcext:value-type="time">
            <text:p>00:03:12</text:p>
          </table:table-cell>
          <table:table-cell office:value-type="float" office:value="384" calcext:value-type="float">
            <text:p>38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3.2S" calcext:value-type="time">
            <text:p>00:03:13</text:p>
          </table:table-cell>
          <table:table-cell office:value-type="float" office:value="384.3" calcext:value-type="float">
            <text:p>384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4.2S" calcext:value-type="time">
            <text:p>00:03:14</text:p>
          </table:table-cell>
          <table:table-cell office:value-type="float" office:value="384.6" calcext:value-type="float">
            <text:p>384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5.1S" calcext:value-type="time">
            <text:p>00:03:15</text:p>
          </table:table-cell>
          <table:table-cell office:value-type="float" office:value="385.2" calcext:value-type="float">
            <text:p>385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6.1S" calcext:value-type="time">
            <text:p>00:03:16</text:p>
          </table:table-cell>
          <table:table-cell office:value-type="float" office:value="385.8" calcext:value-type="float">
            <text:p>385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7S" calcext:value-type="time">
            <text:p>00:03:17</text:p>
          </table:table-cell>
          <table:table-cell office:value-type="float" office:value="386.2" calcext:value-type="float">
            <text:p>38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8S" calcext:value-type="time">
            <text:p>00:03:18</text:p>
          </table:table-cell>
          <table:table-cell office:value-type="float" office:value="386.8" calcext:value-type="float">
            <text:p>38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8.9S" calcext:value-type="time">
            <text:p>00:03:19</text:p>
          </table:table-cell>
          <table:table-cell office:value-type="float" office:value="387" calcext:value-type="float">
            <text:p>38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19.9S" calcext:value-type="time">
            <text:p>00:03:20</text:p>
          </table:table-cell>
          <table:table-cell office:value-type="float" office:value="387.5" calcext:value-type="float">
            <text:p>387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0.9S" calcext:value-type="time">
            <text:p>00:03:21</text:p>
          </table:table-cell>
          <table:table-cell office:value-type="float" office:value="387.8" calcext:value-type="float">
            <text:p>387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1.8S" calcext:value-type="time">
            <text:p>00:03:22</text:p>
          </table:table-cell>
          <table:table-cell office:value-type="float" office:value="387.9" calcext:value-type="float">
            <text:p>387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2.8S" calcext:value-type="time">
            <text:p>00:03:23</text:p>
          </table:table-cell>
          <table:table-cell office:value-type="float" office:value="388.4" calcext:value-type="float">
            <text:p>388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3.7S" calcext:value-type="time">
            <text:p>00:03:24</text:p>
          </table:table-cell>
          <table:table-cell office:value-type="float" office:value="388.7" calcext:value-type="float">
            <text:p>388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4.7S" calcext:value-type="time">
            <text:p>00:03:25</text:p>
          </table:table-cell>
          <table:table-cell office:value-type="float" office:value="389.1" calcext:value-type="float">
            <text:p>389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5.6S" calcext:value-type="time">
            <text:p>00:03:26</text:p>
          </table:table-cell>
          <table:table-cell office:value-type="float" office:value="389.3" calcext:value-type="float">
            <text:p>389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6.6S" calcext:value-type="time">
            <text:p>00:03:27</text:p>
          </table:table-cell>
          <table:table-cell office:value-type="float" office:value="389.8" calcext:value-type="float">
            <text:p>389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7.5S" calcext:value-type="time">
            <text:p>00:03:28</text:p>
          </table:table-cell>
          <table:table-cell office:value-type="float" office:value="390.2" calcext:value-type="float">
            <text:p>390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8.5S" calcext:value-type="time">
            <text:p>00:03:29</text:p>
          </table:table-cell>
          <table:table-cell office:value-type="float" office:value="390.6" calcext:value-type="float">
            <text:p>390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29.4S" calcext:value-type="time">
            <text:p>00:03:29</text:p>
          </table:table-cell>
          <table:table-cell office:value-type="float" office:value="390.8" calcext:value-type="float">
            <text:p>390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0.4S" calcext:value-type="time">
            <text:p>00:03:30</text:p>
          </table:table-cell>
          <table:table-cell office:value-type="float" office:value="391.2" calcext:value-type="float">
            <text:p>391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1.3S" calcext:value-type="time">
            <text:p>00:03:31</text:p>
          </table:table-cell>
          <table:table-cell office:value-type="float" office:value="391.6" calcext:value-type="float">
            <text:p>391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2.3S" calcext:value-type="time">
            <text:p>00:03:32</text:p>
          </table:table-cell>
          <table:table-cell office:value-type="float" office:value="391.7" calcext:value-type="float">
            <text:p>391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3.2S" calcext:value-type="time">
            <text:p>00:03:33</text:p>
          </table:table-cell>
          <table:table-cell office:value-type="float" office:value="392.3" calcext:value-type="float">
            <text:p>39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4.2S" calcext:value-type="time">
            <text:p>00:03:34</text:p>
          </table:table-cell>
          <table:table-cell office:value-type="float" office:value="392.4" calcext:value-type="float">
            <text:p>392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5.1S" calcext:value-type="time">
            <text:p>00:03:35</text:p>
          </table:table-cell>
          <table:table-cell office:value-type="float" office:value="392.9" calcext:value-type="float">
            <text:p>392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6.1S" calcext:value-type="time">
            <text:p>00:03:36</text:p>
          </table:table-cell>
          <table:table-cell office:value-type="float" office:value="393.1" calcext:value-type="float">
            <text:p>393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7S" calcext:value-type="time">
            <text:p>00:03:37</text:p>
          </table:table-cell>
          <table:table-cell office:value-type="float" office:value="393.6" calcext:value-type="float">
            <text:p>393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8S" calcext:value-type="time">
            <text:p>00:03:38</text:p>
          </table:table-cell>
          <table:table-cell office:value-type="float" office:value="394.1" calcext:value-type="float">
            <text:p>394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8.9S" calcext:value-type="time">
            <text:p>00:03:39</text:p>
          </table:table-cell>
          <table:table-cell office:value-type="float" office:value="394.4" calcext:value-type="float">
            <text:p>394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39.9S" calcext:value-type="time">
            <text:p>00:03:40</text:p>
          </table:table-cell>
          <table:table-cell office:value-type="float" office:value="394.9" calcext:value-type="float">
            <text:p>394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0.8S" calcext:value-type="time">
            <text:p>00:03:41</text:p>
          </table:table-cell>
          <table:table-cell office:value-type="float" office:value="395.4" calcext:value-type="float">
            <text:p>395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1.8S" calcext:value-type="time">
            <text:p>00:03:42</text:p>
          </table:table-cell>
          <table:table-cell office:value-type="float" office:value="396.1" calcext:value-type="float">
            <text:p>396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2.7S" calcext:value-type="time">
            <text:p>00:03:43</text:p>
          </table:table-cell>
          <table:table-cell office:value-type="float" office:value="396.6" calcext:value-type="float">
            <text:p>396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3.7S" calcext:value-type="time">
            <text:p>00:03:44</text:p>
          </table:table-cell>
          <table:table-cell office:value-type="float" office:value="397.7" calcext:value-type="float">
            <text:p>397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4.6S" calcext:value-type="time">
            <text:p>00:03:45</text:p>
          </table:table-cell>
          <table:table-cell office:value-type="float" office:value="398.8" calcext:value-type="float">
            <text:p>39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5.6S" calcext:value-type="time">
            <text:p>00:03:46</text:p>
          </table:table-cell>
          <table:table-cell office:value-type="float" office:value="399.8" calcext:value-type="float">
            <text:p>399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6.5S" calcext:value-type="time">
            <text:p>00:03:47</text:p>
          </table:table-cell>
          <table:table-cell office:value-type="float" office:value="400.4" calcext:value-type="float">
            <text:p>400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7.5S" calcext:value-type="time">
            <text:p>00:03:48</text:p>
          </table:table-cell>
          <table:table-cell office:value-type="float" office:value="401.4" calcext:value-type="float">
            <text:p>401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8.5S" calcext:value-type="time">
            <text:p>00:03:49</text:p>
          </table:table-cell>
          <table:table-cell office:value-type="float" office:value="402.8" calcext:value-type="float">
            <text:p>402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49.4S" calcext:value-type="time">
            <text:p>00:03:49</text:p>
          </table:table-cell>
          <table:table-cell office:value-type="float" office:value="403.9" calcext:value-type="float">
            <text:p>40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0.4S" calcext:value-type="time">
            <text:p>00:03:50</text:p>
          </table:table-cell>
          <table:table-cell office:value-type="float" office:value="405.2" calcext:value-type="float">
            <text:p>405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1.3S" calcext:value-type="time">
            <text:p>00:03:51</text:p>
          </table:table-cell>
          <table:table-cell office:value-type="float" office:value="406.3" calcext:value-type="float">
            <text:p>406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2.3S" calcext:value-type="time">
            <text:p>00:03:52</text:p>
          </table:table-cell>
          <table:table-cell office:value-type="float" office:value="407.7" calcext:value-type="float">
            <text:p>407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3.2S" calcext:value-type="time">
            <text:p>00:03:53</text:p>
          </table:table-cell>
          <table:table-cell office:value-type="float" office:value="408.1" calcext:value-type="float">
            <text:p>408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4.2S" calcext:value-type="time">
            <text:p>00:03:54</text:p>
          </table:table-cell>
          <table:table-cell office:value-type="float" office:value="408.8" calcext:value-type="float">
            <text:p>40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5.1S" calcext:value-type="time">
            <text:p>00:03:55</text:p>
          </table:table-cell>
          <table:table-cell office:value-type="float" office:value="409.5" calcext:value-type="float">
            <text:p>40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6.1S" calcext:value-type="time">
            <text:p>00:03:56</text:p>
          </table:table-cell>
          <table:table-cell office:value-type="float" office:value="410.2" calcext:value-type="float">
            <text:p>410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7S" calcext:value-type="time">
            <text:p>00:03:57</text:p>
          </table:table-cell>
          <table:table-cell office:value-type="float" office:value="410.6" calcext:value-type="float">
            <text:p>410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8S" calcext:value-type="time">
            <text:p>00:03:58</text:p>
          </table:table-cell>
          <table:table-cell office:value-type="float" office:value="411.1" calcext:value-type="float">
            <text:p>411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8.9S" calcext:value-type="time">
            <text:p>00:03:59</text:p>
          </table:table-cell>
          <table:table-cell office:value-type="float" office:value="411.5" calcext:value-type="float">
            <text:p>411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3M59.9S" calcext:value-type="time">
            <text:p>00:04:00</text:p>
          </table:table-cell>
          <table:table-cell office:value-type="float" office:value="411.5" calcext:value-type="float">
            <text:p>411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0.8S" calcext:value-type="time">
            <text:p>00:04:01</text:p>
          </table:table-cell>
          <table:table-cell office:value-type="float" office:value="412.2" calcext:value-type="float">
            <text:p>412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1.8S" calcext:value-type="time">
            <text:p>00:04:02</text:p>
          </table:table-cell>
          <table:table-cell office:value-type="float" office:value="412" calcext:value-type="float">
            <text:p>41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2.7S" calcext:value-type="time">
            <text:p>00:04:03</text:p>
          </table:table-cell>
          <table:table-cell office:value-type="float" office:value="412.5" calcext:value-type="float">
            <text:p>412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3.7S" calcext:value-type="time">
            <text:p>00:04:04</text:p>
          </table:table-cell>
          <table:table-cell office:value-type="float" office:value="412.4" calcext:value-type="float">
            <text:p>412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4.6S" calcext:value-type="time">
            <text:p>00:04:05</text:p>
          </table:table-cell>
          <table:table-cell office:value-type="float" office:value="413" calcext:value-type="float">
            <text:p>41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5.6S" calcext:value-type="time">
            <text:p>00:04:06</text:p>
          </table:table-cell>
          <table:table-cell office:value-type="float" office:value="413.4" calcext:value-type="float">
            <text:p>413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6.5S" calcext:value-type="time">
            <text:p>00:04:07</text:p>
          </table:table-cell>
          <table:table-cell office:value-type="float" office:value="414.2" calcext:value-type="float">
            <text:p>414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7.5S" calcext:value-type="time">
            <text:p>00:04:08</text:p>
          </table:table-cell>
          <table:table-cell office:value-type="float" office:value="414.9" calcext:value-type="float">
            <text:p>414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8.5S" calcext:value-type="time">
            <text:p>00:04:09</text:p>
          </table:table-cell>
          <table:table-cell office:value-type="float" office:value="415.1" calcext:value-type="float">
            <text:p>415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09.4S" calcext:value-type="time">
            <text:p>00:04:09</text:p>
          </table:table-cell>
          <table:table-cell office:value-type="float" office:value="416.2" calcext:value-type="float">
            <text:p>41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0.4S" calcext:value-type="time">
            <text:p>00:04:10</text:p>
          </table:table-cell>
          <table:table-cell office:value-type="float" office:value="416.6" calcext:value-type="float">
            <text:p>416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1.3S" calcext:value-type="time">
            <text:p>00:04:11</text:p>
          </table:table-cell>
          <table:table-cell office:value-type="float" office:value="417.5" calcext:value-type="float">
            <text:p>417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2.3S" calcext:value-type="time">
            <text:p>00:04:12</text:p>
          </table:table-cell>
          <table:table-cell office:value-type="float" office:value="418.2" calcext:value-type="float">
            <text:p>418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3.2S" calcext:value-type="time">
            <text:p>00:04:13</text:p>
          </table:table-cell>
          <table:table-cell office:value-type="float" office:value="419.1" calcext:value-type="float">
            <text:p>419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4.2S" calcext:value-type="time">
            <text:p>00:04:14</text:p>
          </table:table-cell>
          <table:table-cell office:value-type="float" office:value="419.7" calcext:value-type="float">
            <text:p>419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5.1S" calcext:value-type="time">
            <text:p>00:04:15</text:p>
          </table:table-cell>
          <table:table-cell office:value-type="float" office:value="420.5" calcext:value-type="float">
            <text:p>42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6.1S" calcext:value-type="time">
            <text:p>00:04:16</text:p>
          </table:table-cell>
          <table:table-cell office:value-type="float" office:value="420.7" calcext:value-type="float">
            <text:p>420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7S" calcext:value-type="time">
            <text:p>00:04:17</text:p>
          </table:table-cell>
          <table:table-cell office:value-type="float" office:value="420.9" calcext:value-type="float">
            <text:p>420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8S" calcext:value-type="time">
            <text:p>00:04:18</text:p>
          </table:table-cell>
          <table:table-cell office:value-type="float" office:value="422" calcext:value-type="float">
            <text:p>42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8.9S" calcext:value-type="time">
            <text:p>00:04:19</text:p>
          </table:table-cell>
          <table:table-cell office:value-type="float" office:value="422.5" calcext:value-type="float">
            <text:p>422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19.9S" calcext:value-type="time">
            <text:p>00:04:20</text:p>
          </table:table-cell>
          <table:table-cell office:value-type="float" office:value="423" calcext:value-type="float">
            <text:p>42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0.9S" calcext:value-type="time">
            <text:p>00:04:21</text:p>
          </table:table-cell>
          <table:table-cell office:value-type="float" office:value="423.6" calcext:value-type="float">
            <text:p>423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1.8S" calcext:value-type="time">
            <text:p>00:04:22</text:p>
          </table:table-cell>
          <table:table-cell office:value-type="float" office:value="424.2" calcext:value-type="float">
            <text:p>424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2.8S" calcext:value-type="time">
            <text:p>00:04:23</text:p>
          </table:table-cell>
          <table:table-cell office:value-type="float" office:value="424.7" calcext:value-type="float">
            <text:p>424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3.7S" calcext:value-type="time">
            <text:p>00:04:24</text:p>
          </table:table-cell>
          <table:table-cell office:value-type="float" office:value="425" calcext:value-type="float">
            <text:p>42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4.7S" calcext:value-type="time">
            <text:p>00:04:25</text:p>
          </table:table-cell>
          <table:table-cell office:value-type="float" office:value="425.4" calcext:value-type="float">
            <text:p>425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5.6S" calcext:value-type="time">
            <text:p>00:04:26</text:p>
          </table:table-cell>
          <table:table-cell office:value-type="float" office:value="426.2" calcext:value-type="float">
            <text:p>42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6.6S" calcext:value-type="time">
            <text:p>00:04:27</text:p>
          </table:table-cell>
          <table:table-cell office:value-type="float" office:value="426.8" calcext:value-type="float">
            <text:p>42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7.5S" calcext:value-type="time">
            <text:p>00:04:28</text:p>
          </table:table-cell>
          <table:table-cell office:value-type="float" office:value="427.1" calcext:value-type="float">
            <text:p>427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8.5S" calcext:value-type="time">
            <text:p>00:04:29</text:p>
          </table:table-cell>
          <table:table-cell office:value-type="float" office:value="426.8" calcext:value-type="float">
            <text:p>42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29.4S" calcext:value-type="time">
            <text:p>00:04:29</text:p>
          </table:table-cell>
          <table:table-cell office:value-type="float" office:value="427.1" calcext:value-type="float">
            <text:p>427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0.4S" calcext:value-type="time">
            <text:p>00:04:30</text:p>
          </table:table-cell>
          <table:table-cell office:value-type="float" office:value="427.1" calcext:value-type="float">
            <text:p>427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1.3S" calcext:value-type="time">
            <text:p>00:04:31</text:p>
          </table:table-cell>
          <table:table-cell office:value-type="float" office:value="427.4" calcext:value-type="float">
            <text:p>427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2.3S" calcext:value-type="time">
            <text:p>00:04:32</text:p>
          </table:table-cell>
          <table:table-cell office:value-type="float" office:value="427.7" calcext:value-type="float">
            <text:p>427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3.2S" calcext:value-type="time">
            <text:p>00:04:33</text:p>
          </table:table-cell>
          <table:table-cell office:value-type="float" office:value="428.3" calcext:value-type="float">
            <text:p>428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4.2S" calcext:value-type="time">
            <text:p>00:04:34</text:p>
          </table:table-cell>
          <table:table-cell office:value-type="float" office:value="428.8" calcext:value-type="float">
            <text:p>42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5.1S" calcext:value-type="time">
            <text:p>00:04:35</text:p>
          </table:table-cell>
          <table:table-cell office:value-type="float" office:value="428.6" calcext:value-type="float">
            <text:p>428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6.1S" calcext:value-type="time">
            <text:p>00:04:36</text:p>
          </table:table-cell>
          <table:table-cell office:value-type="float" office:value="428.5" calcext:value-type="float">
            <text:p>42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7S" calcext:value-type="time">
            <text:p>00:04:37</text:p>
          </table:table-cell>
          <table:table-cell office:value-type="float" office:value="428.8" calcext:value-type="float">
            <text:p>42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8S" calcext:value-type="time">
            <text:p>00:04:38</text:p>
          </table:table-cell>
          <table:table-cell office:value-type="float" office:value="429.2" calcext:value-type="float">
            <text:p>42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8.9S" calcext:value-type="time">
            <text:p>00:04:39</text:p>
          </table:table-cell>
          <table:table-cell office:value-type="float" office:value="429.5" calcext:value-type="float">
            <text:p>42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39.9S" calcext:value-type="time">
            <text:p>00:04:40</text:p>
          </table:table-cell>
          <table:table-cell office:value-type="float" office:value="430" calcext:value-type="float">
            <text:p>430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0.8S" calcext:value-type="time">
            <text:p>00:04:41</text:p>
          </table:table-cell>
          <table:table-cell office:value-type="float" office:value="430.5" calcext:value-type="float">
            <text:p>43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1.8S" calcext:value-type="time">
            <text:p>00:04:42</text:p>
          </table:table-cell>
          <table:table-cell office:value-type="float" office:value="430.8" calcext:value-type="float">
            <text:p>430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2.7S" calcext:value-type="time">
            <text:p>00:04:43</text:p>
          </table:table-cell>
          <table:table-cell office:value-type="float" office:value="430.5" calcext:value-type="float">
            <text:p>43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3.7S" calcext:value-type="time">
            <text:p>00:04:44</text:p>
          </table:table-cell>
          <table:table-cell office:value-type="float" office:value="430.3" calcext:value-type="float">
            <text:p>430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4.6S" calcext:value-type="time">
            <text:p>00:04:45</text:p>
          </table:table-cell>
          <table:table-cell office:value-type="float" office:value="431.1" calcext:value-type="float">
            <text:p>431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5.6S" calcext:value-type="time">
            <text:p>00:04:46</text:p>
          </table:table-cell>
          <table:table-cell office:value-type="float" office:value="431.4" calcext:value-type="float">
            <text:p>431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6.5S" calcext:value-type="time">
            <text:p>00:04:47</text:p>
          </table:table-cell>
          <table:table-cell office:value-type="float" office:value="431.8" calcext:value-type="float">
            <text:p>431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7.5S" calcext:value-type="time">
            <text:p>00:04:48</text:p>
          </table:table-cell>
          <table:table-cell office:value-type="float" office:value="432.1" calcext:value-type="float">
            <text:p>432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8.5S" calcext:value-type="time">
            <text:p>00:04:49</text:p>
          </table:table-cell>
          <table:table-cell office:value-type="float" office:value="432.3" calcext:value-type="float">
            <text:p>432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49.4S" calcext:value-type="time">
            <text:p>00:04:49</text:p>
          </table:table-cell>
          <table:table-cell office:value-type="float" office:value="432.9" calcext:value-type="float">
            <text:p>432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0.4S" calcext:value-type="time">
            <text:p>00:04:50</text:p>
          </table:table-cell>
          <table:table-cell office:value-type="float" office:value="433.1" calcext:value-type="float">
            <text:p>433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1.3S" calcext:value-type="time">
            <text:p>00:04:51</text:p>
          </table:table-cell>
          <table:table-cell office:value-type="float" office:value="433.4" calcext:value-type="float">
            <text:p>433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2.3S" calcext:value-type="time">
            <text:p>00:04:52</text:p>
          </table:table-cell>
          <table:table-cell office:value-type="float" office:value="433.9" calcext:value-type="float">
            <text:p>43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3.2S" calcext:value-type="time">
            <text:p>00:04:53</text:p>
          </table:table-cell>
          <table:table-cell office:value-type="float" office:value="434.8" calcext:value-type="float">
            <text:p>434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4.2S" calcext:value-type="time">
            <text:p>00:04:54</text:p>
          </table:table-cell>
          <table:table-cell office:value-type="float" office:value="435.2" calcext:value-type="float">
            <text:p>435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5.1S" calcext:value-type="time">
            <text:p>00:04:55</text:p>
          </table:table-cell>
          <table:table-cell office:value-type="float" office:value="436.2" calcext:value-type="float">
            <text:p>43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6.1S" calcext:value-type="time">
            <text:p>00:04:56</text:p>
          </table:table-cell>
          <table:table-cell office:value-type="float" office:value="436.7" calcext:value-type="float">
            <text:p>436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7S" calcext:value-type="time">
            <text:p>00:04:57</text:p>
          </table:table-cell>
          <table:table-cell office:value-type="float" office:value="437.4" calcext:value-type="float">
            <text:p>437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8S" calcext:value-type="time">
            <text:p>00:04:58</text:p>
          </table:table-cell>
          <table:table-cell office:value-type="float" office:value="437.9" calcext:value-type="float">
            <text:p>437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8.9S" calcext:value-type="time">
            <text:p>00:04:59</text:p>
          </table:table-cell>
          <table:table-cell office:value-type="float" office:value="437.7" calcext:value-type="float">
            <text:p>437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4M59.9S" calcext:value-type="time">
            <text:p>00:05:00</text:p>
          </table:table-cell>
          <table:table-cell office:value-type="float" office:value="438.6" calcext:value-type="float">
            <text:p>438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0.8S" calcext:value-type="time">
            <text:p>00:05:01</text:p>
          </table:table-cell>
          <table:table-cell office:value-type="float" office:value="439.3" calcext:value-type="float">
            <text:p>439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1.8S" calcext:value-type="time">
            <text:p>00:05:02</text:p>
          </table:table-cell>
          <table:table-cell office:value-type="float" office:value="440" calcext:value-type="float">
            <text:p>440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2.7S" calcext:value-type="time">
            <text:p>00:05:03</text:p>
          </table:table-cell>
          <table:table-cell office:value-type="float" office:value="439.4" calcext:value-type="float">
            <text:p>439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3.7S" calcext:value-type="time">
            <text:p>00:05:04</text:p>
          </table:table-cell>
          <table:table-cell office:value-type="float" office:value="439.6" calcext:value-type="float">
            <text:p>439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4.7S" calcext:value-type="time">
            <text:p>00:05:05</text:p>
          </table:table-cell>
          <table:table-cell office:value-type="float" office:value="439.2" calcext:value-type="float">
            <text:p>43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5.6S" calcext:value-type="time">
            <text:p>00:05:06</text:p>
          </table:table-cell>
          <table:table-cell office:value-type="float" office:value="439.2" calcext:value-type="float">
            <text:p>43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6.6S" calcext:value-type="time">
            <text:p>00:05:07</text:p>
          </table:table-cell>
          <table:table-cell office:value-type="float" office:value="439.5" calcext:value-type="float">
            <text:p>43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7.5S" calcext:value-type="time">
            <text:p>00:05:08</text:p>
          </table:table-cell>
          <table:table-cell office:value-type="float" office:value="439.7" calcext:value-type="float">
            <text:p>439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8.5S" calcext:value-type="time">
            <text:p>00:05:09</text:p>
          </table:table-cell>
          <table:table-cell office:value-type="float" office:value="440.3" calcext:value-type="float">
            <text:p>440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09.4S" calcext:value-type="time">
            <text:p>00:05:09</text:p>
          </table:table-cell>
          <table:table-cell office:value-type="float" office:value="440.2" calcext:value-type="float">
            <text:p>440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0.4S" calcext:value-type="time">
            <text:p>00:05:10</text:p>
          </table:table-cell>
          <table:table-cell office:value-type="float" office:value="440.1" calcext:value-type="float">
            <text:p>440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1.3S" calcext:value-type="time">
            <text:p>00:05:11</text:p>
          </table:table-cell>
          <table:table-cell office:value-type="float" office:value="439.9" calcext:value-type="float">
            <text:p>439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2.3S" calcext:value-type="time">
            <text:p>00:05:12</text:p>
          </table:table-cell>
          <table:table-cell office:value-type="float" office:value="440.4" calcext:value-type="float">
            <text:p>440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3.2S" calcext:value-type="time">
            <text:p>00:05:13</text:p>
          </table:table-cell>
          <table:table-cell office:value-type="float" office:value="440.7" calcext:value-type="float">
            <text:p>440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4.2S" calcext:value-type="time">
            <text:p>00:05:14</text:p>
          </table:table-cell>
          <table:table-cell office:value-type="float" office:value="441.5" calcext:value-type="float">
            <text:p>441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5.1S" calcext:value-type="time">
            <text:p>00:05:15</text:p>
          </table:table-cell>
          <table:table-cell office:value-type="float" office:value="442.2" calcext:value-type="float">
            <text:p>442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6.1S" calcext:value-type="time">
            <text:p>00:05:16</text:p>
          </table:table-cell>
          <table:table-cell office:value-type="float" office:value="442.2" calcext:value-type="float">
            <text:p>442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7S" calcext:value-type="time">
            <text:p>00:05:17</text:p>
          </table:table-cell>
          <table:table-cell office:value-type="float" office:value="442.8" calcext:value-type="float">
            <text:p>442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8S" calcext:value-type="time">
            <text:p>00:05:18</text:p>
          </table:table-cell>
          <table:table-cell office:value-type="float" office:value="443" calcext:value-type="float">
            <text:p>44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8.9S" calcext:value-type="time">
            <text:p>00:05:19</text:p>
          </table:table-cell>
          <table:table-cell office:value-type="float" office:value="443.5" calcext:value-type="float">
            <text:p>443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19.9S" calcext:value-type="time">
            <text:p>00:05:20</text:p>
          </table:table-cell>
          <table:table-cell office:value-type="float" office:value="443.6" calcext:value-type="float">
            <text:p>443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0.9S" calcext:value-type="time">
            <text:p>00:05:21</text:p>
          </table:table-cell>
          <table:table-cell office:value-type="float" office:value="444.3" calcext:value-type="float">
            <text:p>444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1.8S" calcext:value-type="time">
            <text:p>00:05:22</text:p>
          </table:table-cell>
          <table:table-cell office:value-type="float" office:value="444.5" calcext:value-type="float">
            <text:p>444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2.8S" calcext:value-type="time">
            <text:p>00:05:23</text:p>
          </table:table-cell>
          <table:table-cell office:value-type="float" office:value="444.5" calcext:value-type="float">
            <text:p>444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3.7S" calcext:value-type="time">
            <text:p>00:05:24</text:p>
          </table:table-cell>
          <table:table-cell office:value-type="float" office:value="444.4" calcext:value-type="float">
            <text:p>444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4.7S" calcext:value-type="time">
            <text:p>00:05:25</text:p>
          </table:table-cell>
          <table:table-cell office:value-type="float" office:value="444.6" calcext:value-type="float">
            <text:p>444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5.6S" calcext:value-type="time">
            <text:p>00:05:26</text:p>
          </table:table-cell>
          <table:table-cell office:value-type="float" office:value="445.3" calcext:value-type="float">
            <text:p>445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6.6S" calcext:value-type="time">
            <text:p>00:05:27</text:p>
          </table:table-cell>
          <table:table-cell office:value-type="float" office:value="445.3" calcext:value-type="float">
            <text:p>445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7.5S" calcext:value-type="time">
            <text:p>00:05:28</text:p>
          </table:table-cell>
          <table:table-cell office:value-type="float" office:value="445.5" calcext:value-type="float">
            <text:p>445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8.5S" calcext:value-type="time">
            <text:p>00:05:29</text:p>
          </table:table-cell>
          <table:table-cell office:value-type="float" office:value="445.5" calcext:value-type="float">
            <text:p>445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29.4S" calcext:value-type="time">
            <text:p>00:05:29</text:p>
          </table:table-cell>
          <table:table-cell office:value-type="float" office:value="446.6" calcext:value-type="float">
            <text:p>446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0.4S" calcext:value-type="time">
            <text:p>00:05:30</text:p>
          </table:table-cell>
          <table:table-cell office:value-type="float" office:value="446.7" calcext:value-type="float">
            <text:p>446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1.3S" calcext:value-type="time">
            <text:p>00:05:31</text:p>
          </table:table-cell>
          <table:table-cell office:value-type="float" office:value="447.6" calcext:value-type="float">
            <text:p>447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2.3S" calcext:value-type="time">
            <text:p>00:05:32</text:p>
          </table:table-cell>
          <table:table-cell office:value-type="float" office:value="447.8" calcext:value-type="float">
            <text:p>447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3.2S" calcext:value-type="time">
            <text:p>00:05:33</text:p>
          </table:table-cell>
          <table:table-cell office:value-type="float" office:value="448" calcext:value-type="float">
            <text:p>44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4.2S" calcext:value-type="time">
            <text:p>00:05:34</text:p>
          </table:table-cell>
          <table:table-cell office:value-type="float" office:value="448.1" calcext:value-type="float">
            <text:p>448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5.1S" calcext:value-type="time">
            <text:p>00:05:35</text:p>
          </table:table-cell>
          <table:table-cell office:value-type="float" office:value="448.1" calcext:value-type="float">
            <text:p>448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6.1S" calcext:value-type="time">
            <text:p>00:05:36</text:p>
          </table:table-cell>
          <table:table-cell office:value-type="float" office:value="448.4" calcext:value-type="float">
            <text:p>448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7S" calcext:value-type="time">
            <text:p>00:05:37</text:p>
          </table:table-cell>
          <table:table-cell office:value-type="float" office:value="448.6" calcext:value-type="float">
            <text:p>448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8S" calcext:value-type="time">
            <text:p>00:05:38</text:p>
          </table:table-cell>
          <table:table-cell office:value-type="float" office:value="449" calcext:value-type="float">
            <text:p>44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8.9S" calcext:value-type="time">
            <text:p>00:05:39</text:p>
          </table:table-cell>
          <table:table-cell office:value-type="float" office:value="449.3" calcext:value-type="float">
            <text:p>449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39.9S" calcext:value-type="time">
            <text:p>00:05:40</text:p>
          </table:table-cell>
          <table:table-cell office:value-type="float" office:value="449.7" calcext:value-type="float">
            <text:p>449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0.8S" calcext:value-type="time">
            <text:p>00:05:41</text:p>
          </table:table-cell>
          <table:table-cell office:value-type="float" office:value="449.4" calcext:value-type="float">
            <text:p>449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1.8S" calcext:value-type="time">
            <text:p>00:05:42</text:p>
          </table:table-cell>
          <table:table-cell office:value-type="float" office:value="449.6" calcext:value-type="float">
            <text:p>449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2.7S" calcext:value-type="time">
            <text:p>00:05:43</text:p>
          </table:table-cell>
          <table:table-cell office:value-type="float" office:value="450.1" calcext:value-type="float">
            <text:p>450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3.7S" calcext:value-type="time">
            <text:p>00:05:44</text:p>
          </table:table-cell>
          <table:table-cell office:value-type="float" office:value="450.2" calcext:value-type="float">
            <text:p>450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4.6S" calcext:value-type="time">
            <text:p>00:05:45</text:p>
          </table:table-cell>
          <table:table-cell office:value-type="float" office:value="450.5" calcext:value-type="float">
            <text:p>45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5.6S" calcext:value-type="time">
            <text:p>00:05:46</text:p>
          </table:table-cell>
          <table:table-cell office:value-type="float" office:value="450.8" calcext:value-type="float">
            <text:p>450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6.5S" calcext:value-type="time">
            <text:p>00:05:47</text:p>
          </table:table-cell>
          <table:table-cell office:value-type="float" office:value="450.6" calcext:value-type="float">
            <text:p>450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7.5S" calcext:value-type="time">
            <text:p>00:05:48</text:p>
          </table:table-cell>
          <table:table-cell office:value-type="float" office:value="450.7" calcext:value-type="float">
            <text:p>450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8.5S" calcext:value-type="time">
            <text:p>00:05:49</text:p>
          </table:table-cell>
          <table:table-cell office:value-type="float" office:value="450.2" calcext:value-type="float">
            <text:p>450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49.4S" calcext:value-type="time">
            <text:p>00:05:49</text:p>
          </table:table-cell>
          <table:table-cell office:value-type="float" office:value="450.7" calcext:value-type="float">
            <text:p>450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0.4S" calcext:value-type="time">
            <text:p>00:05:50</text:p>
          </table:table-cell>
          <table:table-cell office:value-type="float" office:value="451.6" calcext:value-type="float">
            <text:p>451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1.3S" calcext:value-type="time">
            <text:p>00:05:51</text:p>
          </table:table-cell>
          <table:table-cell office:value-type="float" office:value="451.9" calcext:value-type="float">
            <text:p>451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2.3S" calcext:value-type="time">
            <text:p>00:05:52</text:p>
          </table:table-cell>
          <table:table-cell office:value-type="float" office:value="452" calcext:value-type="float">
            <text:p>45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3.2S" calcext:value-type="time">
            <text:p>00:05:53</text:p>
          </table:table-cell>
          <table:table-cell office:value-type="float" office:value="452.5" calcext:value-type="float">
            <text:p>452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4.2S" calcext:value-type="time">
            <text:p>00:05:54</text:p>
          </table:table-cell>
          <table:table-cell office:value-type="float" office:value="452.8" calcext:value-type="float">
            <text:p>452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5.1S" calcext:value-type="time">
            <text:p>00:05:55</text:p>
          </table:table-cell>
          <table:table-cell office:value-type="float" office:value="453.6" calcext:value-type="float">
            <text:p>453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6.1S" calcext:value-type="time">
            <text:p>00:05:56</text:p>
          </table:table-cell>
          <table:table-cell office:value-type="float" office:value="454.8" calcext:value-type="float">
            <text:p>454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7S" calcext:value-type="time">
            <text:p>00:05:57</text:p>
          </table:table-cell>
          <table:table-cell office:value-type="float" office:value="454.8" calcext:value-type="float">
            <text:p>454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8S" calcext:value-type="time">
            <text:p>00:05:58</text:p>
          </table:table-cell>
          <table:table-cell office:value-type="float" office:value="455.2" calcext:value-type="float">
            <text:p>455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8.9S" calcext:value-type="time">
            <text:p>00:05:59</text:p>
          </table:table-cell>
          <table:table-cell office:value-type="float" office:value="455.3" calcext:value-type="float">
            <text:p>455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5M59.9S" calcext:value-type="time">
            <text:p>00:06:00</text:p>
          </table:table-cell>
          <table:table-cell office:value-type="float" office:value="455.1" calcext:value-type="float">
            <text:p>455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0.8S" calcext:value-type="time">
            <text:p>00:06:01</text:p>
          </table:table-cell>
          <table:table-cell office:value-type="float" office:value="455.8" calcext:value-type="float">
            <text:p>455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1.8S" calcext:value-type="time">
            <text:p>00:06:02</text:p>
          </table:table-cell>
          <table:table-cell office:value-type="float" office:value="455.9" calcext:value-type="float">
            <text:p>45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2.7S" calcext:value-type="time">
            <text:p>00:06:03</text:p>
          </table:table-cell>
          <table:table-cell office:value-type="float" office:value="456.3" calcext:value-type="float">
            <text:p>456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3.7S" calcext:value-type="time">
            <text:p>00:06:04</text:p>
          </table:table-cell>
          <table:table-cell office:value-type="float" office:value="456.4" calcext:value-type="float">
            <text:p>456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4.6S" calcext:value-type="time">
            <text:p>00:06:05</text:p>
          </table:table-cell>
          <table:table-cell office:value-type="float" office:value="456.1" calcext:value-type="float">
            <text:p>456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5.6S" calcext:value-type="time">
            <text:p>00:06:06</text:p>
          </table:table-cell>
          <table:table-cell office:value-type="float" office:value="455.9" calcext:value-type="float">
            <text:p>45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6.5S" calcext:value-type="time">
            <text:p>00:06:07</text:p>
          </table:table-cell>
          <table:table-cell office:value-type="float" office:value="456.2" calcext:value-type="float">
            <text:p>45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7.5S" calcext:value-type="time">
            <text:p>00:06:08</text:p>
          </table:table-cell>
          <table:table-cell office:value-type="float" office:value="456.5" calcext:value-type="float">
            <text:p>456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8.5S" calcext:value-type="time">
            <text:p>00:06:09</text:p>
          </table:table-cell>
          <table:table-cell office:value-type="float" office:value="456.6" calcext:value-type="float">
            <text:p>456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09.4S" calcext:value-type="time">
            <text:p>00:06:09</text:p>
          </table:table-cell>
          <table:table-cell office:value-type="float" office:value="456.6" calcext:value-type="float">
            <text:p>456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0.4S" calcext:value-type="time">
            <text:p>00:06:10</text:p>
          </table:table-cell>
          <table:table-cell office:value-type="float" office:value="456.8" calcext:value-type="float">
            <text:p>45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1.3S" calcext:value-type="time">
            <text:p>00:06:11</text:p>
          </table:table-cell>
          <table:table-cell office:value-type="float" office:value="457.3" calcext:value-type="float">
            <text:p>457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2.3S" calcext:value-type="time">
            <text:p>00:06:12</text:p>
          </table:table-cell>
          <table:table-cell office:value-type="float" office:value="457.7" calcext:value-type="float">
            <text:p>457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3.2S" calcext:value-type="time">
            <text:p>00:06:13</text:p>
          </table:table-cell>
          <table:table-cell office:value-type="float" office:value="458.2" calcext:value-type="float">
            <text:p>458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4.2S" calcext:value-type="time">
            <text:p>00:06:14</text:p>
          </table:table-cell>
          <table:table-cell office:value-type="float" office:value="459" calcext:value-type="float">
            <text:p>45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5.1S" calcext:value-type="time">
            <text:p>00:06:15</text:p>
          </table:table-cell>
          <table:table-cell office:value-type="float" office:value="458.9" calcext:value-type="float">
            <text:p>458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6.1S" calcext:value-type="time">
            <text:p>00:06:16</text:p>
          </table:table-cell>
          <table:table-cell office:value-type="float" office:value="458.9" calcext:value-type="float">
            <text:p>458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7S" calcext:value-type="time">
            <text:p>00:06:17</text:p>
          </table:table-cell>
          <table:table-cell office:value-type="float" office:value="458.9" calcext:value-type="float">
            <text:p>458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8S" calcext:value-type="time">
            <text:p>00:06:18</text:p>
          </table:table-cell>
          <table:table-cell office:value-type="float" office:value="459" calcext:value-type="float">
            <text:p>45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8.9S" calcext:value-type="time">
            <text:p>00:06:19</text:p>
          </table:table-cell>
          <table:table-cell office:value-type="float" office:value="459.4" calcext:value-type="float">
            <text:p>459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19.9S" calcext:value-type="time">
            <text:p>00:06:20</text:p>
          </table:table-cell>
          <table:table-cell office:value-type="float" office:value="459.2" calcext:value-type="float">
            <text:p>45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0.9S" calcext:value-type="time">
            <text:p>00:06:21</text:p>
          </table:table-cell>
          <table:table-cell office:value-type="float" office:value="459.2" calcext:value-type="float">
            <text:p>45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1.8S" calcext:value-type="time">
            <text:p>00:06:22</text:p>
          </table:table-cell>
          <table:table-cell office:value-type="float" office:value="459.3" calcext:value-type="float">
            <text:p>459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2.8S" calcext:value-type="time">
            <text:p>00:06:23</text:p>
          </table:table-cell>
          <table:table-cell office:value-type="float" office:value="459.6" calcext:value-type="float">
            <text:p>459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3.7S" calcext:value-type="time">
            <text:p>00:06:24</text:p>
          </table:table-cell>
          <table:table-cell office:value-type="float" office:value="459.5" calcext:value-type="float">
            <text:p>45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4.7S" calcext:value-type="time">
            <text:p>00:06:25</text:p>
          </table:table-cell>
          <table:table-cell office:value-type="float" office:value="460.6" calcext:value-type="float">
            <text:p>460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5.6S" calcext:value-type="time">
            <text:p>00:06:26</text:p>
          </table:table-cell>
          <table:table-cell office:value-type="float" office:value="461.1" calcext:value-type="float">
            <text:p>461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6.6S" calcext:value-type="time">
            <text:p>00:06:27</text:p>
          </table:table-cell>
          <table:table-cell office:value-type="float" office:value="461.8" calcext:value-type="float">
            <text:p>461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7.5S" calcext:value-type="time">
            <text:p>00:06:28</text:p>
          </table:table-cell>
          <table:table-cell office:value-type="float" office:value="462.7" calcext:value-type="float">
            <text:p>462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8.5S" calcext:value-type="time">
            <text:p>00:06:29</text:p>
          </table:table-cell>
          <table:table-cell office:value-type="float" office:value="463" calcext:value-type="float">
            <text:p>46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29.4S" calcext:value-type="time">
            <text:p>00:06:29</text:p>
          </table:table-cell>
          <table:table-cell office:value-type="float" office:value="463.3" calcext:value-type="float">
            <text:p>463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0.4S" calcext:value-type="time">
            <text:p>00:06:30</text:p>
          </table:table-cell>
          <table:table-cell office:value-type="float" office:value="464.1" calcext:value-type="float">
            <text:p>464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1.3S" calcext:value-type="time">
            <text:p>00:06:31</text:p>
          </table:table-cell>
          <table:table-cell office:value-type="float" office:value="464.8" calcext:value-type="float">
            <text:p>464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2.3S" calcext:value-type="time">
            <text:p>00:06:32</text:p>
          </table:table-cell>
          <table:table-cell office:value-type="float" office:value="465.3" calcext:value-type="float">
            <text:p>465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3.2S" calcext:value-type="time">
            <text:p>00:06:33</text:p>
          </table:table-cell>
          <table:table-cell office:value-type="float" office:value="466.1" calcext:value-type="float">
            <text:p>466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4.2S" calcext:value-type="time">
            <text:p>00:06:34</text:p>
          </table:table-cell>
          <table:table-cell office:value-type="float" office:value="465.9" calcext:value-type="float">
            <text:p>46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5.1S" calcext:value-type="time">
            <text:p>00:06:35</text:p>
          </table:table-cell>
          <table:table-cell office:value-type="float" office:value="466.3" calcext:value-type="float">
            <text:p>466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6.1S" calcext:value-type="time">
            <text:p>00:06:36</text:p>
          </table:table-cell>
          <table:table-cell office:value-type="float" office:value="466.4" calcext:value-type="float">
            <text:p>466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7S" calcext:value-type="time">
            <text:p>00:06:37</text:p>
          </table:table-cell>
          <table:table-cell office:value-type="float" office:value="465.8" calcext:value-type="float">
            <text:p>465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8S" calcext:value-type="time">
            <text:p>00:06:38</text:p>
          </table:table-cell>
          <table:table-cell office:value-type="float" office:value="466.2" calcext:value-type="float">
            <text:p>466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8.9S" calcext:value-type="time">
            <text:p>00:06:39</text:p>
          </table:table-cell>
          <table:table-cell office:value-type="float" office:value="466.8" calcext:value-type="float">
            <text:p>46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39.9S" calcext:value-type="time">
            <text:p>00:06:40</text:p>
          </table:table-cell>
          <table:table-cell office:value-type="float" office:value="466.8" calcext:value-type="float">
            <text:p>466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0.8S" calcext:value-type="time">
            <text:p>00:06:41</text:p>
          </table:table-cell>
          <table:table-cell office:value-type="float" office:value="467" calcext:value-type="float">
            <text:p>46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1.8S" calcext:value-type="time">
            <text:p>00:06:42</text:p>
          </table:table-cell>
          <table:table-cell office:value-type="float" office:value="467" calcext:value-type="float">
            <text:p>46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2.7S" calcext:value-type="time">
            <text:p>00:06:43</text:p>
          </table:table-cell>
          <table:table-cell office:value-type="float" office:value="466.7" calcext:value-type="float">
            <text:p>466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3.7S" calcext:value-type="time">
            <text:p>00:06:44</text:p>
          </table:table-cell>
          <table:table-cell office:value-type="float" office:value="466.7" calcext:value-type="float">
            <text:p>466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4.6S" calcext:value-type="time">
            <text:p>00:06:45</text:p>
          </table:table-cell>
          <table:table-cell office:value-type="float" office:value="467.2" calcext:value-type="float">
            <text:p>467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5.6S" calcext:value-type="time">
            <text:p>00:06:46</text:p>
          </table:table-cell>
          <table:table-cell office:value-type="float" office:value="467.6" calcext:value-type="float">
            <text:p>467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6.5S" calcext:value-type="time">
            <text:p>00:06:47</text:p>
          </table:table-cell>
          <table:table-cell office:value-type="float" office:value="468.3" calcext:value-type="float">
            <text:p>468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7.5S" calcext:value-type="time">
            <text:p>00:06:48</text:p>
          </table:table-cell>
          <table:table-cell office:value-type="float" office:value="468.5" calcext:value-type="float">
            <text:p>46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8.5S" calcext:value-type="time">
            <text:p>00:06:49</text:p>
          </table:table-cell>
          <table:table-cell office:value-type="float" office:value="469" calcext:value-type="float">
            <text:p>46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49.4S" calcext:value-type="time">
            <text:p>00:06:49</text:p>
          </table:table-cell>
          <table:table-cell office:value-type="float" office:value="469.2" calcext:value-type="float">
            <text:p>469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0.4S" calcext:value-type="time">
            <text:p>00:06:50</text:p>
          </table:table-cell>
          <table:table-cell office:value-type="float" office:value="469" calcext:value-type="float">
            <text:p>46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1.3S" calcext:value-type="time">
            <text:p>00:06:51</text:p>
          </table:table-cell>
          <table:table-cell office:value-type="float" office:value="468.7" calcext:value-type="float">
            <text:p>468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2.3S" calcext:value-type="time">
            <text:p>00:06:52</text:p>
          </table:table-cell>
          <table:table-cell office:value-type="float" office:value="468.7" calcext:value-type="float">
            <text:p>468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3.2S" calcext:value-type="time">
            <text:p>00:06:53</text:p>
          </table:table-cell>
          <table:table-cell office:value-type="float" office:value="469" calcext:value-type="float">
            <text:p>46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4.2S" calcext:value-type="time">
            <text:p>00:06:54</text:p>
          </table:table-cell>
          <table:table-cell office:value-type="float" office:value="468.7" calcext:value-type="float">
            <text:p>468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5.1S" calcext:value-type="time">
            <text:p>00:06:55</text:p>
          </table:table-cell>
          <table:table-cell office:value-type="float" office:value="468.4" calcext:value-type="float">
            <text:p>468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6.1S" calcext:value-type="time">
            <text:p>00:06:56</text:p>
          </table:table-cell>
          <table:table-cell office:value-type="float" office:value="468.3" calcext:value-type="float">
            <text:p>468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7S" calcext:value-type="time">
            <text:p>00:06:57</text:p>
          </table:table-cell>
          <table:table-cell office:value-type="float" office:value="468.3" calcext:value-type="float">
            <text:p>468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8S" calcext:value-type="time">
            <text:p>00:06:58</text:p>
          </table:table-cell>
          <table:table-cell office:value-type="float" office:value="467.8" calcext:value-type="float">
            <text:p>467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8.9S" calcext:value-type="time">
            <text:p>00:06:59</text:p>
          </table:table-cell>
          <table:table-cell office:value-type="float" office:value="467.6" calcext:value-type="float">
            <text:p>467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6M59.9S" calcext:value-type="time">
            <text:p>00:07:00</text:p>
          </table:table-cell>
          <table:table-cell office:value-type="float" office:value="468" calcext:value-type="float">
            <text:p>46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0.8S" calcext:value-type="time">
            <text:p>00:07:01</text:p>
          </table:table-cell>
          <table:table-cell office:value-type="float" office:value="468.3" calcext:value-type="float">
            <text:p>468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1.8S" calcext:value-type="time">
            <text:p>00:07:02</text:p>
          </table:table-cell>
          <table:table-cell office:value-type="float" office:value="468.7" calcext:value-type="float">
            <text:p>468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2.7S" calcext:value-type="time">
            <text:p>00:07:03</text:p>
          </table:table-cell>
          <table:table-cell office:value-type="float" office:value="468.5" calcext:value-type="float">
            <text:p>46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3.7S" calcext:value-type="time">
            <text:p>00:07:04</text:p>
          </table:table-cell>
          <table:table-cell office:value-type="float" office:value="468.5" calcext:value-type="float">
            <text:p>46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4.6S" calcext:value-type="time">
            <text:p>00:07:05</text:p>
          </table:table-cell>
          <table:table-cell office:value-type="float" office:value="468.2" calcext:value-type="float">
            <text:p>468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5.6S" calcext:value-type="time">
            <text:p>00:07:06</text:p>
          </table:table-cell>
          <table:table-cell office:value-type="float" office:value="465.7" calcext:value-type="float">
            <text:p>465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6.5S" calcext:value-type="time">
            <text:p>00:07:07</text:p>
          </table:table-cell>
          <table:table-cell office:value-type="float" office:value="461.8" calcext:value-type="float">
            <text:p>461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7.5S" calcext:value-type="time">
            <text:p>00:07:08</text:p>
          </table:table-cell>
          <table:table-cell office:value-type="float" office:value="455.9" calcext:value-type="float">
            <text:p>45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8.5S" calcext:value-type="time">
            <text:p>00:07:09</text:p>
          </table:table-cell>
          <table:table-cell office:value-type="float" office:value="449.5" calcext:value-type="float">
            <text:p>449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09.4S" calcext:value-type="time">
            <text:p>00:07:09</text:p>
          </table:table-cell>
          <table:table-cell office:value-type="float" office:value="441.3" calcext:value-type="float">
            <text:p>441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0.4S" calcext:value-type="time">
            <text:p>00:07:10</text:p>
          </table:table-cell>
          <table:table-cell office:value-type="float" office:value="431.9" calcext:value-type="float">
            <text:p>431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1.3S" calcext:value-type="time">
            <text:p>00:07:11</text:p>
          </table:table-cell>
          <table:table-cell office:value-type="float" office:value="421.9" calcext:value-type="float">
            <text:p>421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2.3S" calcext:value-type="time">
            <text:p>00:07:12</text:p>
          </table:table-cell>
          <table:table-cell office:value-type="float" office:value="411.3" calcext:value-type="float">
            <text:p>411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3.2S" calcext:value-type="time">
            <text:p>00:07:13</text:p>
          </table:table-cell>
          <table:table-cell office:value-type="float" office:value="400.2" calcext:value-type="float">
            <text:p>400.2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4.2S" calcext:value-type="time">
            <text:p>00:07:14</text:p>
          </table:table-cell>
          <table:table-cell office:value-type="float" office:value="388.7" calcext:value-type="float">
            <text:p>388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5.1S" calcext:value-type="time">
            <text:p>00:07:15</text:p>
          </table:table-cell>
          <table:table-cell office:value-type="float" office:value="378.3" calcext:value-type="float">
            <text:p>378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6.1S" calcext:value-type="time">
            <text:p>00:07:16</text:p>
          </table:table-cell>
          <table:table-cell office:value-type="float" office:value="369.1" calcext:value-type="float">
            <text:p>369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7S" calcext:value-type="time">
            <text:p>00:07:17</text:p>
          </table:table-cell>
          <table:table-cell office:value-type="float" office:value="360.9" calcext:value-type="float">
            <text:p>360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8S" calcext:value-type="time">
            <text:p>00:07:18</text:p>
          </table:table-cell>
          <table:table-cell office:value-type="float" office:value="352.8" calcext:value-type="float">
            <text:p>352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8.9S" calcext:value-type="time">
            <text:p>00:07:19</text:p>
          </table:table-cell>
          <table:table-cell office:value-type="float" office:value="345.9" calcext:value-type="float">
            <text:p>34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19.9S" calcext:value-type="time">
            <text:p>00:07:20</text:p>
          </table:table-cell>
          <table:table-cell office:value-type="float" office:value="339.6" calcext:value-type="float">
            <text:p>339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0.9S" calcext:value-type="time">
            <text:p>00:07:21</text:p>
          </table:table-cell>
          <table:table-cell office:value-type="float" office:value="334.1" calcext:value-type="float">
            <text:p>334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1.8S" calcext:value-type="time">
            <text:p>00:07:22</text:p>
          </table:table-cell>
          <table:table-cell office:value-type="float" office:value="328.8" calcext:value-type="float">
            <text:p>32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2.8S" calcext:value-type="time">
            <text:p>00:07:23</text:p>
          </table:table-cell>
          <table:table-cell office:value-type="float" office:value="323.6" calcext:value-type="float">
            <text:p>323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3.7S" calcext:value-type="time">
            <text:p>00:07:24</text:p>
          </table:table-cell>
          <table:table-cell office:value-type="float" office:value="318.5" calcext:value-type="float">
            <text:p>318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4.7S" calcext:value-type="time">
            <text:p>00:07:25</text:p>
          </table:table-cell>
          <table:table-cell office:value-type="float" office:value="313.9" calcext:value-type="float">
            <text:p>313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5.6S" calcext:value-type="time">
            <text:p>00:07:26</text:p>
          </table:table-cell>
          <table:table-cell office:value-type="float" office:value="309.3" calcext:value-type="float">
            <text:p>309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6.6S" calcext:value-type="time">
            <text:p>00:07:27</text:p>
          </table:table-cell>
          <table:table-cell office:value-type="float" office:value="306.1" calcext:value-type="float">
            <text:p>306.1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7.5S" calcext:value-type="time">
            <text:p>00:07:28</text:p>
          </table:table-cell>
          <table:table-cell office:value-type="float" office:value="302.5" calcext:value-type="float">
            <text:p>302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8.5S" calcext:value-type="time">
            <text:p>00:07:29</text:p>
          </table:table-cell>
          <table:table-cell office:value-type="float" office:value="298.8" calcext:value-type="float">
            <text:p>298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29.4S" calcext:value-type="time">
            <text:p>00:07:29</text:p>
          </table:table-cell>
          <table:table-cell office:value-type="float" office:value="295.5" calcext:value-type="float">
            <text:p>295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0.4S" calcext:value-type="time">
            <text:p>00:07:30</text:p>
          </table:table-cell>
          <table:table-cell office:value-type="float" office:value="291.8" calcext:value-type="float">
            <text:p>291.8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1.3S" calcext:value-type="time">
            <text:p>00:07:31</text:p>
          </table:table-cell>
          <table:table-cell office:value-type="float" office:value="288.6" calcext:value-type="float">
            <text:p>288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2.3S" calcext:value-type="time">
            <text:p>00:07:32</text:p>
          </table:table-cell>
          <table:table-cell office:value-type="float" office:value="285.9" calcext:value-type="float">
            <text:p>28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3.2S" calcext:value-type="time">
            <text:p>00:07:33</text:p>
          </table:table-cell>
          <table:table-cell office:value-type="float" office:value="283.7" calcext:value-type="float">
            <text:p>283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4.2S" calcext:value-type="time">
            <text:p>00:07:34</text:p>
          </table:table-cell>
          <table:table-cell office:value-type="float" office:value="281.4" calcext:value-type="float">
            <text:p>281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5.1S" calcext:value-type="time">
            <text:p>00:07:35</text:p>
          </table:table-cell>
          <table:table-cell office:value-type="float" office:value="279.3" calcext:value-type="float">
            <text:p>279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6.1S" calcext:value-type="time">
            <text:p>00:07:36</text:p>
          </table:table-cell>
          <table:table-cell office:value-type="float" office:value="276.4" calcext:value-type="float">
            <text:p>276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7S" calcext:value-type="time">
            <text:p>00:07:37</text:p>
          </table:table-cell>
          <table:table-cell office:value-type="float" office:value="273.7" calcext:value-type="float">
            <text:p>273.7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8S" calcext:value-type="time">
            <text:p>00:07:38</text:p>
          </table:table-cell>
          <table:table-cell office:value-type="float" office:value="271.6" calcext:value-type="float">
            <text:p>271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8.9S" calcext:value-type="time">
            <text:p>00:07:39</text:p>
          </table:table-cell>
          <table:table-cell office:value-type="float" office:value="269.6" calcext:value-type="float">
            <text:p>269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39.9S" calcext:value-type="time">
            <text:p>00:07:40</text:p>
          </table:table-cell>
          <table:table-cell office:value-type="float" office:value="267.5" calcext:value-type="float">
            <text:p>267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0.8S" calcext:value-type="time">
            <text:p>00:07:41</text:p>
          </table:table-cell>
          <table:table-cell office:value-type="float" office:value="265.4" calcext:value-type="float">
            <text:p>265.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1.8S" calcext:value-type="time">
            <text:p>00:07:42</text:p>
          </table:table-cell>
          <table:table-cell office:value-type="float" office:value="263" calcext:value-type="float">
            <text:p>26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2.7S" calcext:value-type="time">
            <text:p>00:07:43</text:p>
          </table:table-cell>
          <table:table-cell office:value-type="float" office:value="260.5" calcext:value-type="float">
            <text:p>260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3.7S" calcext:value-type="time">
            <text:p>00:07:44</text:p>
          </table:table-cell>
          <table:table-cell office:value-type="float" office:value="258.3" calcext:value-type="float">
            <text:p>258.3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4.6S" calcext:value-type="time">
            <text:p>00:07:45</text:p>
          </table:table-cell>
          <table:table-cell office:value-type="float" office:value="255.9" calcext:value-type="float">
            <text:p>255.9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5.6S" calcext:value-type="time">
            <text:p>00:07:46</text:p>
          </table:table-cell>
          <table:table-cell office:value-type="float" office:value="254" calcext:value-type="float">
            <text:p>254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6.5S" calcext:value-type="time">
            <text:p>00:07:47</text:p>
          </table:table-cell>
          <table:table-cell office:value-type="float" office:value="252.5" calcext:value-type="float">
            <text:p>252.5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7.5S" calcext:value-type="time">
            <text:p>00:07:48</text:p>
          </table:table-cell>
          <table:table-cell office:value-type="float" office:value="250.6" calcext:value-type="float">
            <text:p>250.6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</table:table-row>
        <table:table-row table:style-name="ro2">
          <table:table-cell/>
          <table:table-cell table:style-name="ce8" office:value-type="time" office:time-value="PT00H07M48.5S" calcext:value-type="time">
            <text:p>00:07:49</text:p>
          </table:table-cell>
          <table:table-cell office:value-type="float" office:value="248.5" calcext:value-type="float">
            <text:p>248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49.4S" calcext:value-type="time">
            <text:p>00:07:49</text:p>
          </table:table-cell>
          <table:table-cell office:value-type="float" office:value="246.5" calcext:value-type="float">
            <text:p>246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0.4S" calcext:value-type="time">
            <text:p>00:07:50</text:p>
          </table:table-cell>
          <table:table-cell office:value-type="float" office:value="244.4" calcext:value-type="float">
            <text:p>244.4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1.3S" calcext:value-type="time">
            <text:p>00:07:51</text:p>
          </table:table-cell>
          <table:table-cell office:value-type="float" office:value="242.1" calcext:value-type="float">
            <text:p>242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2.3S" calcext:value-type="time">
            <text:p>00:07:52</text:p>
          </table:table-cell>
          <table:table-cell office:value-type="float" office:value="240.1" calcext:value-type="float">
            <text:p>240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3.2S" calcext:value-type="time">
            <text:p>00:07:53</text:p>
          </table:table-cell>
          <table:table-cell office:value-type="float" office:value="238.5" calcext:value-type="float">
            <text:p>238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4.2S" calcext:value-type="time">
            <text:p>00:07:54</text:p>
          </table:table-cell>
          <table:table-cell office:value-type="float" office:value="236.8" calcext:value-type="float">
            <text:p>236.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5.1S" calcext:value-type="time">
            <text:p>00:07:55</text:p>
          </table:table-cell>
          <table:table-cell office:value-type="float" office:value="235" calcext:value-type="float">
            <text:p>23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6.1S" calcext:value-type="time">
            <text:p>00:07:56</text:p>
          </table:table-cell>
          <table:table-cell office:value-type="float" office:value="232.8" calcext:value-type="float">
            <text:p>232.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7S" calcext:value-type="time">
            <text:p>00:07:57</text:p>
          </table:table-cell>
          <table:table-cell office:value-type="float" office:value="231.2" calcext:value-type="float">
            <text:p>231.2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8S" calcext:value-type="time">
            <text:p>00:07:58</text:p>
          </table:table-cell>
          <table:table-cell office:value-type="float" office:value="229.5" calcext:value-type="float">
            <text:p>229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8.9S" calcext:value-type="time">
            <text:p>00:07:59</text:p>
          </table:table-cell>
          <table:table-cell office:value-type="float" office:value="228" calcext:value-type="float">
            <text:p>22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7M59.9S" calcext:value-type="time">
            <text:p>00:08:00</text:p>
          </table:table-cell>
          <table:table-cell office:value-type="float" office:value="226.5" calcext:value-type="float">
            <text:p>226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0.8S" calcext:value-type="time">
            <text:p>00:08:01</text:p>
          </table:table-cell>
          <table:table-cell office:value-type="float" office:value="225.3" calcext:value-type="float">
            <text:p>225.3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1.8S" calcext:value-type="time">
            <text:p>00:08:02</text:p>
          </table:table-cell>
          <table:table-cell office:value-type="float" office:value="224.1" calcext:value-type="float">
            <text:p>224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2.7S" calcext:value-type="time">
            <text:p>00:08:03</text:p>
          </table:table-cell>
          <table:table-cell office:value-type="float" office:value="222.7" calcext:value-type="float">
            <text:p>222.7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3.7S" calcext:value-type="time">
            <text:p>00:08:04</text:p>
          </table:table-cell>
          <table:table-cell office:value-type="float" office:value="221.4" calcext:value-type="float">
            <text:p>221.4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4.6S" calcext:value-type="time">
            <text:p>00:08:05</text:p>
          </table:table-cell>
          <table:table-cell office:value-type="float" office:value="219.9" calcext:value-type="float">
            <text:p>219.9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5.6S" calcext:value-type="time">
            <text:p>00:08:06</text:p>
          </table:table-cell>
          <table:table-cell office:value-type="float" office:value="219" calcext:value-type="float">
            <text:p>219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6.5S" calcext:value-type="time">
            <text:p>00:08:07</text:p>
          </table:table-cell>
          <table:table-cell office:value-type="float" office:value="217.5" calcext:value-type="float">
            <text:p>217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7.5S" calcext:value-type="time">
            <text:p>00:08:08</text:p>
          </table:table-cell>
          <table:table-cell office:value-type="float" office:value="216.2" calcext:value-type="float">
            <text:p>216.2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8.5S" calcext:value-type="time">
            <text:p>00:08:09</text:p>
          </table:table-cell>
          <table:table-cell office:value-type="float" office:value="214.8" calcext:value-type="float">
            <text:p>214.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09.4S" calcext:value-type="time">
            <text:p>00:08:09</text:p>
          </table:table-cell>
          <table:table-cell office:value-type="float" office:value="213.5" calcext:value-type="float">
            <text:p>213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0.4S" calcext:value-type="time">
            <text:p>00:08:10</text:p>
          </table:table-cell>
          <table:table-cell office:value-type="float" office:value="212" calcext:value-type="float">
            <text:p>212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1.3S" calcext:value-type="time">
            <text:p>00:08:11</text:p>
          </table:table-cell>
          <table:table-cell office:value-type="float" office:value="210.8" calcext:value-type="float">
            <text:p>210.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2.3S" calcext:value-type="time">
            <text:p>00:08:12</text:p>
          </table:table-cell>
          <table:table-cell office:value-type="float" office:value="209.4" calcext:value-type="float">
            <text:p>209.4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3.2S" calcext:value-type="time">
            <text:p>00:08:13</text:p>
          </table:table-cell>
          <table:table-cell office:value-type="float" office:value="208" calcext:value-type="float">
            <text:p>20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4.2S" calcext:value-type="time">
            <text:p>00:08:14</text:p>
          </table:table-cell>
          <table:table-cell office:value-type="float" office:value="206.8" calcext:value-type="float">
            <text:p>206.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5.1S" calcext:value-type="time">
            <text:p>00:08:15</text:p>
          </table:table-cell>
          <table:table-cell office:value-type="float" office:value="205.3" calcext:value-type="float">
            <text:p>205.3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6.1S" calcext:value-type="time">
            <text:p>00:08:16</text:p>
          </table:table-cell>
          <table:table-cell office:value-type="float" office:value="204.3" calcext:value-type="float">
            <text:p>204.3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7S" calcext:value-type="time">
            <text:p>00:08:17</text:p>
          </table:table-cell>
          <table:table-cell office:value-type="float" office:value="203.1" calcext:value-type="float">
            <text:p>203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8S" calcext:value-type="time">
            <text:p>00:08:18</text:p>
          </table:table-cell>
          <table:table-cell office:value-type="float" office:value="202.1" calcext:value-type="float">
            <text:p>202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8.9S" calcext:value-type="time">
            <text:p>00:08:19</text:p>
          </table:table-cell>
          <table:table-cell office:value-type="float" office:value="201.1" calcext:value-type="float">
            <text:p>201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19.9S" calcext:value-type="time">
            <text:p>00:08:20</text:p>
          </table:table-cell>
          <table:table-cell office:value-type="float" office:value="200.1" calcext:value-type="float">
            <text:p>200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0.9S" calcext:value-type="time">
            <text:p>00:08:21</text:p>
          </table:table-cell>
          <table:table-cell office:value-type="float" office:value="198.9" calcext:value-type="float">
            <text:p>198.9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1.8S" calcext:value-type="time">
            <text:p>00:08:22</text:p>
          </table:table-cell>
          <table:table-cell office:value-type="float" office:value="198" calcext:value-type="float">
            <text:p>198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2.8S" calcext:value-type="time">
            <text:p>00:08:23</text:p>
          </table:table-cell>
          <table:table-cell office:value-type="float" office:value="197.2" calcext:value-type="float">
            <text:p>197.2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3.7S" calcext:value-type="time">
            <text:p>00:08:24</text:p>
          </table:table-cell>
          <table:table-cell office:value-type="float" office:value="196.1" calcext:value-type="float">
            <text:p>196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4.7S" calcext:value-type="time">
            <text:p>00:08:25</text:p>
          </table:table-cell>
          <table:table-cell office:value-type="float" office:value="195" calcext:value-type="float">
            <text:p>19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5.6S" calcext:value-type="time">
            <text:p>00:08:26</text:p>
          </table:table-cell>
          <table:table-cell office:value-type="float" office:value="194" calcext:value-type="float">
            <text:p>194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6.6S" calcext:value-type="time">
            <text:p>00:08:27</text:p>
          </table:table-cell>
          <table:table-cell office:value-type="float" office:value="193.2" calcext:value-type="float">
            <text:p>193.2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7.5S" calcext:value-type="time">
            <text:p>00:08:28</text:p>
          </table:table-cell>
          <table:table-cell office:value-type="float" office:value="192.2" calcext:value-type="float">
            <text:p>192.2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8.5S" calcext:value-type="time">
            <text:p>00:08:29</text:p>
          </table:table-cell>
          <table:table-cell office:value-type="float" office:value="191.3" calcext:value-type="float">
            <text:p>191.3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29.4S" calcext:value-type="time">
            <text:p>00:08:29</text:p>
          </table:table-cell>
          <table:table-cell office:value-type="float" office:value="190.5" calcext:value-type="float">
            <text:p>190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0.4S" calcext:value-type="time">
            <text:p>00:08:30</text:p>
          </table:table-cell>
          <table:table-cell office:value-type="float" office:value="189.6" calcext:value-type="float">
            <text:p>189.6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1.3S" calcext:value-type="time">
            <text:p>00:08:31</text:p>
          </table:table-cell>
          <table:table-cell office:value-type="float" office:value="188.5" calcext:value-type="float">
            <text:p>188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2.3S" calcext:value-type="time">
            <text:p>00:08:32</text:p>
          </table:table-cell>
          <table:table-cell office:value-type="float" office:value="187.7" calcext:value-type="float">
            <text:p>187.7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3.2S" calcext:value-type="time">
            <text:p>00:08:33</text:p>
          </table:table-cell>
          <table:table-cell office:value-type="float" office:value="187" calcext:value-type="float">
            <text:p>187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4.2S" calcext:value-type="time">
            <text:p>00:08:34</text:p>
          </table:table-cell>
          <table:table-cell office:value-type="float" office:value="186.1" calcext:value-type="float">
            <text:p>186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5.1S" calcext:value-type="time">
            <text:p>00:08:35</text:p>
          </table:table-cell>
          <table:table-cell office:value-type="float" office:value="185.1" calcext:value-type="float">
            <text:p>185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6.1S" calcext:value-type="time">
            <text:p>00:08:36</text:p>
          </table:table-cell>
          <table:table-cell office:value-type="float" office:value="184.1" calcext:value-type="float">
            <text:p>184.1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7S" calcext:value-type="time">
            <text:p>00:08:37</text:p>
          </table:table-cell>
          <table:table-cell office:value-type="float" office:value="183.7" calcext:value-type="float">
            <text:p>183.7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8S" calcext:value-type="time">
            <text:p>00:08:38</text:p>
          </table:table-cell>
          <table:table-cell office:value-type="float" office:value="184.5" calcext:value-type="float">
            <text:p>184.5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>
          <table:table-cell/>
          <table:table-cell table:style-name="ce8" office:value-type="time" office:time-value="PT00H08M38.9S" calcext:value-type="time">
            <text:p>00:08:39</text:p>
          </table:table-cell>
          <table:table-cell office:value-type="float" office:value="185.6" calcext:value-type="float">
            <text:p>185.6</text:p>
          </table:table-cell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 table:number-rows-repeated="27">
          <table:table-cell table:number-columns-repeated="3"/>
          <table:table-cell table:style-name="ce11"/>
          <table:table-cell table:style-name="ce12"/>
          <table:table-cell table:style-name="ce14"/>
          <table:table-cell table:number-columns-repeated="5"/>
        </table:table-row>
        <table:table-row table:style-name="ro2" table:number-rows-repeated="19">
          <table:table-cell table:number-columns-repeated="5"/>
          <table:table-cell table:style-name="ce14"/>
          <table:table-cell table:number-columns-repeated="5"/>
        </table:table-row>
        <table:table-row table:style-name="ro2" table:number-rows-repeated="104797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9:Sheet1.C3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.</number:text>
      <number:seconds/>
    </number:time-style>
    <number:time-style style:name="N111">
      <number:minutes number:style="long"/>
      <number:text>:</number:text>
      <number:seconds number:style="long"/>
      <number:seconds/>
    </number:time-style>
    <number:time-style style:name="N112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00-00-00</text:date>, <text:time style:data-style-name="N2" text:time-value="10:25:48.710324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2T11:20:37.342438569</dc:date>
    <meta:editing-duration>PT3H17M11S</meta:editing-duration>
    <meta:editing-cycles>19</meta:editing-cycles>
    <meta:generator>LibreOffice/4.3.0.4$Linux_x86 LibreOffice_project/430m0$Build-4</meta:generator>
    <meta:document-statistic meta:table-count="1" meta:cell-count="1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style:style style:name="ch1" style:family="chart">
      <style:graphic-properties draw:stroke="solid" svg:stroke-width="0.3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1cm" draw:fill="solid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09">
      <style:chart-properties chart:display-label="true" chart:logarithmic="false" chart:minimum="0" chart:maximum="0.00694444444444444" chart:interval-major="0.000694444444444444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500" chart:origin="0" chart:interval-major="10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opacity="30%" draw:textarea-horizontal-align="center" draw:textarea-vertical-align="middle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26.977cm" svg:height="18.879cm" xlink:href=".." xlink:type="simple" chart:class="chart:scatter" chart:style-name="ch1">
        <chart:title svg:x="8.783cm" svg:y="0.513cm" chart:style-name="ch2">
          <text:p>Colombia Supremo Mountain Water DECAF</text:p>
        </chart:title>
        <chart:subtitle svg:x="12.251cm" svg:y="1.728cm" chart:style-name="ch3">
          <text:p>Multiple Runs</text:p>
        </chart:subtitle>
        <chart:legend svg:x="16.518cm" svg:y="11.532cm" style:legend-expansion="custom" chartooo:width="3.016cm" chartooo:height="2.558cm" style:legend-expansion-aspect-ratio="1.1790461297889" chart:style-name="ch4"/>
        <chart:plot-area chart:style-name="ch5" table:cell-range-address="Sheet1.B9:Sheet1.C600 Sheet1.B7:Sheet1.B7 Sheet1.D7:Sheet1.D7 Sheet1.E9:Sheet1.E600 Sheet1.F7:Sheet1.F7 Sheet1.G9:Sheet1.G600 Sheet1.H7:Sheet1.H7 Sheet1.I9:Sheet1.I600 Sheet1.J7:Sheet1.J7 Sheet1.K9:Sheet1.K600" chart:data-source-has-labels="row" svg:x="0.989cm" svg:y="3.157cm" svg:width="24.91cm" svg:height="14.925cm">
          <chartooo:coordinate-region svg:x="1.86cm" svg:y="3.365cm" svg:width="23.58cm" svg:height="14.053cm"/>
          <chart:axis chart:dimension="x" chart:name="primary-x" chart:style-name="ch6">
            <chart:grid chart:style-name="ch7" chart:class="major"/>
            <chart:grid chart:style-name="ch7" chart:class="minor"/>
          </chart:axis>
          <chart:axis chart:dimension="y" chart:name="primary-y" chart:style-name="ch8">
            <chart:grid chart:style-name="ch7" chart:class="major"/>
            <chart:grid chart:style-name="ch7" chart:class="minor"/>
          </chart:axis>
          <chart:series chart:style-name="ch9" chart:values-cell-range-address="Sheet1.C9:Sheet1.C600" chart:label-cell-address="Sheet1.B7:Sheet1.B7" chart:class="chart:scatter">
            <chart:domain table:cell-range-address="Sheet1.B9:Sheet1.B600"/>
            <chart:data-point chart:repeated="592"/>
          </chart:series>
          <chart:series chart:style-name="ch10" chart:values-cell-range-address="Sheet1.E9:Sheet1.E600" chart:label-cell-address="Sheet1.D7:Sheet1.D7" chart:class="chart:scatter">
            <chart:domain table:cell-range-address="Sheet1.D9:Sheet1.D600"/>
            <chart:data-point chart:repeated="592"/>
          </chart:series>
          <chart:series chart:style-name="ch11" chart:values-cell-range-address="Sheet1.G9:Sheet1.G600" chart:label-cell-address="Sheet1.F7:Sheet1.F7" chart:class="chart:scatter">
            <chart:domain table:cell-range-address="Sheet1.F9:Sheet1.F600"/>
            <chart:data-point chart:repeated="592"/>
          </chart:series>
          <chart:series chart:style-name="ch12" chart:values-cell-range-address="Sheet1.I9:Sheet1.I600" chart:label-cell-address="Sheet1.H7:Sheet1.H7" chart:class="chart:scatter">
            <chart:domain table:cell-range-address="Sheet1.H9:Sheet1.H600"/>
            <chart:data-point chart:repeated="592"/>
          </chart:series>
          <chart:series chart:style-name="ch13" chart:values-cell-range-address="Sheet1.K9:Sheet1.K600" chart:label-cell-address="Sheet1.J7:Sheet1.J7" chart:class="chart:scatter">
            <chart:domain table:cell-range-address="Sheet1.J9:Sheet1.J600"/>
            <chart:data-point chart:repeated="592"/>
          </chart:series>
          <chart:wall chart:style-name="ch14"/>
          <chart:floor chart:style-name="ch15"/>
        </chart:plot-area>
        <draw:rect draw:style-name="gr1" draw:text-style-name="P1" svg:width="23.579cm" svg:height="0.763cm" svg:x="1.86cm" svg:y="4.72cm">
          <text:p/>
        </draw:rect>
        <draw:rect draw:style-name="gr1" draw:text-style-name="P2" svg:width="23.579cm" svg:height="0.87cm" svg:x="1.87cm" svg:y="3.363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un #01</text:p>
                <draw:g>
                  <svg:desc>Sheet1.B7:Sheet1.B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ARGET 0</text:p>
                <draw:g>
                  <svg:desc>Sheet1.D7:Sheet1.D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ARGET 1</text:p>
                <draw:g>
                  <svg:desc>Sheet1.F7:Sheet1.F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ARGET 2</text:p>
                <draw:g>
                  <svg:desc>Sheet1.H7:Sheet1.H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ARGET 3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9:Sheet1.B600</svg:desc>
                </draw:g>
              </table:table-cell>
              <table:table-cell office:value-type="float" office:value="73">
                <text:p>73</text:p>
                <draw:g>
                  <svg:desc>Sheet1.C9:Sheet1.C600</svg:desc>
                </draw:g>
              </table:table-cell>
              <table:table-cell office:value-type="float" office:value="0">
                <text:p>0</text:p>
                <draw:g>
                  <svg:desc>Sheet1.D9:Sheet1.D600</svg:desc>
                </draw:g>
              </table:table-cell>
              <table:table-cell office:value-type="float" office:value="80">
                <text:p>80</text:p>
                <draw:g>
                  <svg:desc>Sheet1.E9:Sheet1.E600</svg:desc>
                </draw:g>
              </table:table-cell>
              <table:table-cell office:value-type="float" office:value="0">
                <text:p>0</text:p>
                <draw:g>
                  <svg:desc>Sheet1.F9:Sheet1.F600</svg:desc>
                </draw:g>
              </table:table-cell>
              <table:table-cell office:value-type="float" office:value="70">
                <text:p>70</text:p>
                <draw:g>
                  <svg:desc>Sheet1.G9:Sheet1.G600</svg:desc>
                </draw:g>
              </table:table-cell>
              <table:table-cell office:value-type="float" office:value="1">
                <text:p>1</text:p>
                <draw:g>
                  <svg:desc>Sheet1.H9:Sheet1.H600</svg:desc>
                </draw:g>
              </table:table-cell>
              <table:table-cell office:value-type="float" office:value="NaN">
                <text:p>NaN</text:p>
                <draw:g>
                  <svg:desc>Sheet1.I9:Sheet1.I600</svg:desc>
                </draw:g>
              </table:table-cell>
              <table:table-cell office:value-type="float" office:value="NaN">
                <text:p>NaN</text:p>
                <draw:g>
                  <svg:desc>Sheet1.J9:Sheet1.J600</svg:desc>
                </draw:g>
              </table:table-cell>
              <table:table-cell office:value-type="float" office:value="NaN">
                <text:p>NaN</text:p>
                <draw:g>
                  <svg:desc>Sheet1.K9:Sheet1.K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73">
                <text:p>73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210">
                <text:p>210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19907407407407">
                <text:p>0.0000219907407407407</text:p>
              </table:table-cell>
              <table:table-cell office:value-type="float" office:value="73.4">
                <text:p>73.4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90">
                <text:p>290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73.2">
                <text:p>73.2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330">
                <text:p>330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39814814814815">
                <text:p>0.0000439814814814815</text:p>
              </table:table-cell>
              <table:table-cell office:value-type="float" office:value="73">
                <text:p>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55">
                <text:p>355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45">
                <text:p>3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73">
                <text:p>73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75">
                <text:p>375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65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59722222222222">
                <text:p>0.0000659722222222222</text:p>
              </table:table-cell>
              <table:table-cell office:value-type="float" office:value="73.1">
                <text:p>73.1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95">
                <text:p>395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85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75462962962963">
                <text:p>0.0000775462962962963</text:p>
              </table:table-cell>
              <table:table-cell office:value-type="float" office:value="73.7">
                <text:p>73.7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410">
                <text:p>410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7962962962963">
                <text:p>0.000087962962962963</text:p>
              </table:table-cell>
              <table:table-cell office:value-type="float" office:value="74.7">
                <text:p>74.7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425">
                <text:p>425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415">
                <text:p>41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99537037037037">
                <text:p>0.000099537037037037</text:p>
              </table:table-cell>
              <table:table-cell office:value-type="float" office:value="76">
                <text:p>76</text:p>
              </table:table-cell>
              <table:table-cell office:value-type="float" office:value="0.003125">
                <text:p>0.003125</text:p>
              </table:table-cell>
              <table:table-cell office:value-type="float" office:value="440">
                <text:p>440</text:p>
              </table:table-cell>
              <table:table-cell office:value-type="float" office:value="0.003125">
                <text:p>0.003125</text:p>
              </table:table-cell>
              <table:table-cell office:value-type="float" office:value="430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09953703703704">
                <text:p>0.000109953703703704</text:p>
              </table:table-cell>
              <table:table-cell office:value-type="float" office:value="78.3">
                <text:p>78.3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50">
                <text:p>450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40">
                <text:p>44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21527777777778">
                <text:p>0.000121527777777778</text:p>
              </table:table-cell>
              <table:table-cell office:value-type="float" office:value="81.4">
                <text:p>81.4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60">
                <text:p>460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50">
                <text:p>45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31944444444444">
                <text:p>0.000131944444444444</text:p>
              </table:table-cell>
              <table:table-cell office:value-type="float" office:value="85.1">
                <text:p>85.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70">
                <text:p>470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60">
                <text:p>46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43518518518519">
                <text:p>0.000143518518518519</text:p>
              </table:table-cell>
              <table:table-cell office:value-type="float" office:value="89.8">
                <text:p>89.8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80">
                <text:p>480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70">
                <text:p>47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55092592592593">
                <text:p>0.000155092592592593</text:p>
              </table:table-cell>
              <table:table-cell office:value-type="float" office:value="94.6">
                <text:p>94.6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85">
                <text:p>485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75">
                <text:p>4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65509259259259">
                <text:p>0.000165509259259259</text:p>
              </table:table-cell>
              <table:table-cell office:value-type="float" office:value="100.1">
                <text:p>100.1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NaN">
                <text:p>NaN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77083333333333">
                <text:p>0.000177083333333333</text:p>
              </table:table-cell>
              <table:table-cell office:value-type="float" office:value="106.3">
                <text:p>106.3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875">
                <text:p>0.0001875</text:p>
              </table:table-cell>
              <table:table-cell office:value-type="float" office:value="112.1">
                <text:p>112.1</text:p>
              </table:table-cell>
              <table:table-cell office:value-type="float" office:value="0.00590277777777778">
                <text:p>0.00590277777777778</text:p>
              </table:table-cell>
              <table:table-cell office:value-type="float" office:value="NaN">
                <text:p>NaN</text:p>
              </table:table-cell>
              <table:table-cell office:value-type="float" office:value="0.00590277777777778">
                <text:p>0.0059027777777777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18.4">
                <text:p>118.4</text:p>
              </table:table-cell>
              <table:table-cell office:value-type="float" office:value="0.00625">
                <text:p>0.00625</text:p>
              </table:table-cell>
              <table:table-cell office:value-type="float" office:value="NaN">
                <text:p>NaN</text:p>
              </table:table-cell>
              <table:table-cell office:value-type="float" office:value="0.00625">
                <text:p>0.0062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24.2">
                <text:p>124.2</text:p>
              </table:table-cell>
              <table:table-cell office:value-type="float" office:value="0.00659722222222222">
                <text:p>0.00659722222222222</text:p>
              </table:table-cell>
              <table:table-cell office:value-type="float" office:value="NaN">
                <text:p>NaN</text:p>
              </table:table-cell>
              <table:table-cell office:value-type="float" office:value="0.00659722222222222">
                <text:p>0.0065972222222222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21064814814815">
                <text:p>0.000221064814814815</text:p>
              </table:table-cell>
              <table:table-cell office:value-type="float" office:value="129.7">
                <text:p>129.7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NaN">
                <text:p>NaN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135.1">
                <text:p>13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40.5">
                <text:p>14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53472222222222">
                <text:p>0.000253472222222222</text:p>
              </table:table-cell>
              <table:table-cell office:value-type="float" office:value="145.4">
                <text:p>14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65046296296296">
                <text:p>0.000265046296296296</text:p>
              </table:table-cell>
              <table:table-cell office:value-type="float" office:value="150.1">
                <text:p>1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75462962962963">
                <text:p>0.000275462962962963</text:p>
              </table:table-cell>
              <table:table-cell office:value-type="float" office:value="154.9">
                <text:p>1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7037037037037">
                <text:p>0.000287037037037037</text:p>
              </table:table-cell>
              <table:table-cell office:value-type="float" office:value="159.3">
                <text:p>15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97453703703704">
                <text:p>0.000297453703703704</text:p>
              </table:table-cell>
              <table:table-cell office:value-type="float" office:value="163.8">
                <text:p>16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9027777777778">
                <text:p>0.000309027777777778</text:p>
              </table:table-cell>
              <table:table-cell office:value-type="float" office:value="167.6">
                <text:p>16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19444444444444">
                <text:p>0.000319444444444444</text:p>
              </table:table-cell>
              <table:table-cell office:value-type="float" office:value="172.3">
                <text:p>17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31018518518519">
                <text:p>0.000331018518518519</text:p>
              </table:table-cell>
              <table:table-cell office:value-type="float" office:value="176.4">
                <text:p>1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41435185185185">
                <text:p>0.000341435185185185</text:p>
              </table:table-cell>
              <table:table-cell office:value-type="float" office:value="180.5">
                <text:p>1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53009259259259">
                <text:p>0.000353009259259259</text:p>
              </table:table-cell>
              <table:table-cell office:value-type="float" office:value="183.9">
                <text:p>18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63425925925926">
                <text:p>0.000363425925925926</text:p>
              </table:table-cell>
              <table:table-cell office:value-type="float" office:value="187.5">
                <text:p>1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75">
                <text:p>0.000375</text:p>
              </table:table-cell>
              <table:table-cell office:value-type="float" office:value="190.8">
                <text:p>19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85416666666667">
                <text:p>0.000385416666666667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96990740740741">
                <text:p>0.000396990740740741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08564814814815">
                <text:p>0.0004085648148148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18981481481482">
                <text:p>0.000418981481481482</text:p>
              </table:table-cell>
              <table:table-cell office:value-type="float" office:value="202.7">
                <text:p>20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205.1">
                <text:p>20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07.8">
                <text:p>20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52546296296296">
                <text:p>0.000452546296296296</text:p>
              </table:table-cell>
              <table:table-cell office:value-type="float" office:value="209.8">
                <text:p>2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62962962962963">
                <text:p>0.000462962962962963</text:p>
              </table:table-cell>
              <table:table-cell office:value-type="float" office:value="212.2">
                <text:p>2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214.5">
                <text:p>2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84953703703704">
                <text:p>0.000484953703703704</text:p>
              </table:table-cell>
              <table:table-cell office:value-type="float" office:value="217.5">
                <text:p>2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96527777777778">
                <text:p>0.000496527777777778</text:p>
              </table:table-cell>
              <table:table-cell office:value-type="float" office:value="219.6">
                <text:p>2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06944444444444">
                <text:p>0.000506944444444444</text:p>
              </table:table-cell>
              <table:table-cell office:value-type="float" office:value="222.2">
                <text:p>22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18518518518519">
                <text:p>0.000518518518518519</text:p>
              </table:table-cell>
              <table:table-cell office:value-type="float" office:value="224.7">
                <text:p>2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28935185185185">
                <text:p>0.000528935185185185</text:p>
              </table:table-cell>
              <table:table-cell office:value-type="float" office:value="227.3">
                <text:p>2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40509259259259">
                <text:p>0.000540509259259259</text:p>
              </table:table-cell>
              <table:table-cell office:value-type="float" office:value="229.7">
                <text:p>22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50925925925926">
                <text:p>0.000550925925925926</text:p>
              </table:table-cell>
              <table:table-cell office:value-type="float" office:value="231.9">
                <text:p>23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625">
                <text:p>0.000562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72916666666667">
                <text:p>0.000572916666666667</text:p>
              </table:table-cell>
              <table:table-cell office:value-type="float" office:value="236.2">
                <text:p>2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84490740740741">
                <text:p>0.000584490740740741</text:p>
              </table:table-cell>
              <table:table-cell office:value-type="float" office:value="238.2">
                <text:p>2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94907407407407">
                <text:p>0.000594907407407407</text:p>
              </table:table-cell>
              <table:table-cell office:value-type="float" office:value="239.8">
                <text:p>23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06481481481482">
                <text:p>0.000606481481481482</text:p>
              </table:table-cell>
              <table:table-cell office:value-type="float" office:value="241.7">
                <text:p>24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16898148148148">
                <text:p>0.000616898148148148</text:p>
              </table:table-cell>
              <table:table-cell office:value-type="float" office:value="243.6">
                <text:p>24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28472222222222">
                <text:p>0.000628472222222222</text:p>
              </table:table-cell>
              <table:table-cell office:value-type="float" office:value="245.1">
                <text:p>2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638888888888889">
                <text:p>0.000638888888888889</text:p>
              </table:table-cell>
              <table:table-cell office:value-type="float" office:value="246.8">
                <text:p>24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650462962962963">
                <text:p>0.000650462962962963</text:p>
              </table:table-cell>
              <table:table-cell office:value-type="float" office:value="248.5">
                <text:p>2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66087962962963">
                <text:p>0.00066087962962963</text:p>
              </table:table-cell>
              <table:table-cell office:value-type="float" office:value="250.4">
                <text:p>25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52.6">
                <text:p>2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68287037037037">
                <text:p>0.00068287037037037</text:p>
              </table:table-cell>
              <table:table-cell office:value-type="float" office:value="254.2">
                <text:p>2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56.1">
                <text:p>25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704861111111111">
                <text:p>0.000704861111111111</text:p>
              </table:table-cell>
              <table:table-cell office:value-type="float" office:value="258.2">
                <text:p>25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16435185185185">
                <text:p>0.000716435185185185</text:p>
              </table:table-cell>
              <table:table-cell office:value-type="float" office:value="260.1">
                <text:p>26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26851851851852">
                <text:p>0.000726851851851852</text:p>
              </table:table-cell>
              <table:table-cell office:value-type="float" office:value="261.8">
                <text:p>2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738425925925926">
                <text:p>0.000738425925925926</text:p>
              </table:table-cell>
              <table:table-cell office:value-type="float" office:value="264.1">
                <text:p>2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48842592592593">
                <text:p>0.000748842592592593</text:p>
              </table:table-cell>
              <table:table-cell office:value-type="float" office:value="265.9">
                <text:p>26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760416666666667">
                <text:p>0.000760416666666667</text:p>
              </table:table-cell>
              <table:table-cell office:value-type="float" office:value="267.5">
                <text:p>2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770833333333333">
                <text:p>0.000770833333333333</text:p>
              </table:table-cell>
              <table:table-cell office:value-type="float" office:value="269.2">
                <text:p>26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782407407407407">
                <text:p>0.000782407407407407</text:p>
              </table:table-cell>
              <table:table-cell office:value-type="float" office:value="270.7">
                <text:p>27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92824074074074">
                <text:p>0.000792824074074074</text:p>
              </table:table-cell>
              <table:table-cell office:value-type="float" office:value="272.3">
                <text:p>27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04398148148148">
                <text:p>0.000804398148148148</text:p>
              </table:table-cell>
              <table:table-cell office:value-type="float" office:value="273.9">
                <text:p>27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814814814814815">
                <text:p>0.000814814814814815</text:p>
              </table:table-cell>
              <table:table-cell office:value-type="float" office:value="274.8">
                <text:p>27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826388888888889">
                <text:p>0.000826388888888889</text:p>
              </table:table-cell>
              <table:table-cell office:value-type="float" office:value="276.3">
                <text:p>27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836805555555556">
                <text:p>0.000836805555555556</text:p>
              </table:table-cell>
              <table:table-cell office:value-type="float" office:value="277.7">
                <text:p>27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4837962962963">
                <text:p>0.00084837962962963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58796296296296">
                <text:p>0.000858796296296296</text:p>
              </table:table-cell>
              <table:table-cell office:value-type="float" office:value="280.8">
                <text:p>28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87037037037037">
                <text:p>0.00087037037037037</text:p>
              </table:table-cell>
              <table:table-cell office:value-type="float" office:value="282.4">
                <text:p>28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3.9">
                <text:p>28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892361111111111">
                <text:p>0.000892361111111111</text:p>
              </table:table-cell>
              <table:table-cell office:value-type="float" office:value="285.7">
                <text:p>28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902777777777778">
                <text:p>0.000902777777777778</text:p>
              </table:table-cell>
              <table:table-cell office:value-type="float" office:value="287.4">
                <text:p>28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914351851851852">
                <text:p>0.000914351851851852</text:p>
              </table:table-cell>
              <table:table-cell office:value-type="float" office:value="288.7">
                <text:p>28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924768518518519">
                <text:p>0.000924768518518519</text:p>
              </table:table-cell>
              <table:table-cell office:value-type="float" office:value="290.7">
                <text:p>2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936342592592593">
                <text:p>0.000936342592592593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946759259259259">
                <text:p>0.000946759259259259</text:p>
              </table:table-cell>
              <table:table-cell office:value-type="float" office:value="293.7">
                <text:p>29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958333333333333">
                <text:p>0.000958333333333333</text:p>
              </table:table-cell>
              <table:table-cell office:value-type="float" office:value="295.1">
                <text:p>2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96875">
                <text:p>0.00096875</text:p>
              </table:table-cell>
              <table:table-cell office:value-type="float" office:value="295.9">
                <text:p>2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80324074074074">
                <text:p>0.000980324074074074</text:p>
              </table:table-cell>
              <table:table-cell office:value-type="float" office:value="297.2">
                <text:p>2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990740740740741">
                <text:p>0.000990740740740741</text:p>
              </table:table-cell>
              <table:table-cell office:value-type="float" office:value="298.5">
                <text:p>2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0231481481481">
                <text:p>0.00100231481481481</text:p>
              </table:table-cell>
              <table:table-cell office:value-type="float" office:value="299.4">
                <text:p>2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1273148148148">
                <text:p>0.00101273148148148</text:p>
              </table:table-cell>
              <table:table-cell office:value-type="float" office:value="300.3">
                <text:p>30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02430555555556">
                <text:p>0.00102430555555556</text:p>
              </table:table-cell>
              <table:table-cell office:value-type="float" office:value="301.7">
                <text:p>30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3472222222222">
                <text:p>0.00103472222222222</text:p>
              </table:table-cell>
              <table:table-cell office:value-type="float" office:value="302.6">
                <text:p>30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462962962963">
                <text:p>0.0010462962962963</text:p>
              </table:table-cell>
              <table:table-cell office:value-type="float" office:value="303.8">
                <text:p>30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05671296296296">
                <text:p>0.00105671296296296</text:p>
              </table:table-cell>
              <table:table-cell office:value-type="float" office:value="304.7">
                <text:p>30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6828703703704">
                <text:p>0.00106828703703704</text:p>
              </table:table-cell>
              <table:table-cell office:value-type="float" office:value="305.5">
                <text:p>3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0787037037037">
                <text:p>0.0010787037037037</text:p>
              </table:table-cell>
              <table:table-cell office:value-type="float" office:value="306.7">
                <text:p>30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9027777777778">
                <text:p>0.0010902777777777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10069444444444">
                <text:p>0.00110069444444444</text:p>
              </table:table-cell>
              <table:table-cell office:value-type="float" office:value="308.9">
                <text:p>30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2268518518519">
                <text:p>0.00112268518518519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3425925925926">
                <text:p>0.00113425925925926</text:p>
              </table:table-cell>
              <table:table-cell office:value-type="float" office:value="312.1">
                <text:p>31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14467592592593">
                <text:p>0.0011446759259259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625">
                <text:p>0.00115625</text:p>
              </table:table-cell>
              <table:table-cell office:value-type="float" office:value="313.9">
                <text:p>31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6666666666667">
                <text:p>0.00116666666666667</text:p>
              </table:table-cell>
              <table:table-cell office:value-type="float" office:value="314.9">
                <text:p>3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17824074074074">
                <text:p>0.00117824074074074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8865740740741">
                <text:p>0.00118865740740741</text:p>
              </table:table-cell>
              <table:table-cell office:value-type="float" office:value="317.2">
                <text:p>3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0023148148148">
                <text:p>0.00120023148148148</text:p>
              </table:table-cell>
              <table:table-cell office:value-type="float" office:value="317.9">
                <text:p>3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21064814814815">
                <text:p>0.00121064814814815</text:p>
              </table:table-cell>
              <table:table-cell office:value-type="float" office:value="318.8">
                <text:p>3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22222222222222">
                <text:p>0.00122222222222222</text:p>
              </table:table-cell>
              <table:table-cell office:value-type="float" office:value="319.5">
                <text:p>31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3263888888889">
                <text:p>0.00123263888888889</text:p>
              </table:table-cell>
              <table:table-cell office:value-type="float" office:value="320.7">
                <text:p>3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24421296296296">
                <text:p>0.00124421296296296</text:p>
              </table:table-cell>
              <table:table-cell office:value-type="float" office:value="321.2">
                <text:p>3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25578703703704">
                <text:p>0.00125578703703704</text:p>
              </table:table-cell>
              <table:table-cell office:value-type="float" office:value="322.3">
                <text:p>3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2662037037037">
                <text:p>0.0012662037037037</text:p>
              </table:table-cell>
              <table:table-cell office:value-type="float" office:value="323.4">
                <text:p>3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27777777777778">
                <text:p>0.00127777777777778</text:p>
              </table:table-cell>
              <table:table-cell office:value-type="float" office:value="324.4">
                <text:p>3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28819444444444">
                <text:p>0.00128819444444444</text:p>
              </table:table-cell>
              <table:table-cell office:value-type="float" office:value="325.4">
                <text:p>32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29976851851852">
                <text:p>0.00129976851851852</text:p>
              </table:table-cell>
              <table:table-cell office:value-type="float" office:value="326.3">
                <text:p>3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1018518518519">
                <text:p>0.00131018518518519</text:p>
              </table:table-cell>
              <table:table-cell office:value-type="float" office:value="327.2">
                <text:p>32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2175925925926">
                <text:p>0.00132175925925926</text:p>
              </table:table-cell>
              <table:table-cell office:value-type="float" office:value="328.2">
                <text:p>32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33217592592593">
                <text:p>0.00133217592592593</text:p>
              </table:table-cell>
              <table:table-cell office:value-type="float" office:value="329.1">
                <text:p>3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29.9">
                <text:p>3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35416666666667">
                <text:p>0.00135416666666667</text:p>
              </table:table-cell>
              <table:table-cell office:value-type="float" office:value="330.9">
                <text:p>33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6574074074074">
                <text:p>0.00136574074074074</text:p>
              </table:table-cell>
              <table:table-cell office:value-type="float" office:value="331.6">
                <text:p>3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37615740740741">
                <text:p>0.00137615740740741</text:p>
              </table:table-cell>
              <table:table-cell office:value-type="float" office:value="332.3">
                <text:p>3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8773148148148">
                <text:p>0.00138773148148148</text:p>
              </table:table-cell>
              <table:table-cell office:value-type="float" office:value="333.3">
                <text:p>33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39814814814815">
                <text:p>0.00139814814814815</text:p>
              </table:table-cell>
              <table:table-cell office:value-type="float" office:value="334.4">
                <text:p>33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40972222222222">
                <text:p>0.00140972222222222</text:p>
              </table:table-cell>
              <table:table-cell office:value-type="float" office:value="335.2">
                <text:p>3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42013888888889">
                <text:p>0.00142013888888889</text:p>
              </table:table-cell>
              <table:table-cell office:value-type="float" office:value="335.8">
                <text:p>33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3171296296296">
                <text:p>0.00143171296296296</text:p>
              </table:table-cell>
              <table:table-cell office:value-type="float" office:value="336.4">
                <text:p>3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44212962962963">
                <text:p>0.00144212962962963</text:p>
              </table:table-cell>
              <table:table-cell office:value-type="float" office:value="337.4">
                <text:p>3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537037037037">
                <text:p>0.0014537037037037</text:p>
              </table:table-cell>
              <table:table-cell office:value-type="float" office:value="338.2">
                <text:p>3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6412037037037">
                <text:p>0.00146412037037037</text:p>
              </table:table-cell>
              <table:table-cell office:value-type="float" office:value="339.1">
                <text:p>33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47569444444444">
                <text:p>0.00147569444444444</text:p>
              </table:table-cell>
              <table:table-cell office:value-type="float" office:value="340.2">
                <text:p>3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48726851851852">
                <text:p>0.00148726851851852</text:p>
              </table:table-cell>
              <table:table-cell office:value-type="float" office:value="341.4">
                <text:p>3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49768518518519">
                <text:p>0.00149768518518519</text:p>
              </table:table-cell>
              <table:table-cell office:value-type="float" office:value="342.4">
                <text:p>3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50925925925926">
                <text:p>0.00150925925925926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51967592592593">
                <text:p>0.00151967592592593</text:p>
              </table:table-cell>
              <table:table-cell office:value-type="float" office:value="343.9">
                <text:p>3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53125">
                <text:p>0.00153125</text:p>
              </table:table-cell>
              <table:table-cell office:value-type="float" office:value="345.1">
                <text:p>3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54166666666667">
                <text:p>0.00154166666666667</text:p>
              </table:table-cell>
              <table:table-cell office:value-type="float" office:value="346.2">
                <text:p>34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55324074074074">
                <text:p>0.00155324074074074</text:p>
              </table:table-cell>
              <table:table-cell office:value-type="float" office:value="347.3">
                <text:p>34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56365740740741">
                <text:p>0.00156365740740741</text:p>
              </table:table-cell>
              <table:table-cell office:value-type="float" office:value="348.5">
                <text:p>3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49.4">
                <text:p>3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58564814814815">
                <text:p>0.00158564814814815</text:p>
              </table:table-cell>
              <table:table-cell office:value-type="float" office:value="350.3">
                <text:p>35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59722222222222">
                <text:p>0.00159722222222222</text:p>
              </table:table-cell>
              <table:table-cell office:value-type="float" office:value="351.1">
                <text:p>3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60763888888889">
                <text:p>0.00160763888888889</text:p>
              </table:table-cell>
              <table:table-cell office:value-type="float" office:value="351.6">
                <text:p>35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61921296296296">
                <text:p>0.00161921296296296</text:p>
              </table:table-cell>
              <table:table-cell office:value-type="float" office:value="352.3">
                <text:p>35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63078703703704">
                <text:p>0.00163078703703704</text:p>
              </table:table-cell>
              <table:table-cell office:value-type="float" office:value="352.9">
                <text:p>35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6412037037037">
                <text:p>0.0016412037037037</text:p>
              </table:table-cell>
              <table:table-cell office:value-type="float" office:value="353.5">
                <text:p>35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65277777777778">
                <text:p>0.00165277777777778</text:p>
              </table:table-cell>
              <table:table-cell office:value-type="float" office:value="354.2">
                <text:p>3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66319444444444">
                <text:p>0.00166319444444444</text:p>
              </table:table-cell>
              <table:table-cell office:value-type="float" office:value="354.9">
                <text:p>3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67476851851852">
                <text:p>0.00167476851851852</text:p>
              </table:table-cell>
              <table:table-cell office:value-type="float" office:value="355.4">
                <text:p>35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68518518518519">
                <text:p>0.00168518518518519</text:p>
              </table:table-cell>
              <table:table-cell office:value-type="float" office:value="356.1">
                <text:p>35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69675925925926">
                <text:p>0.00169675925925926</text:p>
              </table:table-cell>
              <table:table-cell office:value-type="float" office:value="356.8">
                <text:p>35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70717592592593">
                <text:p>0.00170717592592593</text:p>
              </table:table-cell>
              <table:table-cell office:value-type="float" office:value="357.4">
                <text:p>35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71875">
                <text:p>0.00171875</text:p>
              </table:table-cell>
              <table:table-cell office:value-type="float" office:value="358.1">
                <text:p>35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72916666666667">
                <text:p>0.00172916666666667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74074074074074">
                <text:p>0.00174074074074074</text:p>
              </table:table-cell>
              <table:table-cell office:value-type="float" office:value="359.9">
                <text:p>35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75115740740741">
                <text:p>0.00175115740740741</text:p>
              </table:table-cell>
              <table:table-cell office:value-type="float" office:value="360.5">
                <text:p>3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76273148148148">
                <text:p>0.00176273148148148</text:p>
              </table:table-cell>
              <table:table-cell office:value-type="float" office:value="361.1">
                <text:p>36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77314814814815">
                <text:p>0.00177314814814815</text:p>
              </table:table-cell>
              <table:table-cell office:value-type="float" office:value="361.6">
                <text:p>36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78472222222222">
                <text:p>0.00178472222222222</text:p>
              </table:table-cell>
              <table:table-cell office:value-type="float" office:value="362.1">
                <text:p>36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79513888888889">
                <text:p>0.00179513888888889</text:p>
              </table:table-cell>
              <table:table-cell office:value-type="float" office:value="362.4">
                <text:p>3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2.8">
                <text:p>3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81712962962963">
                <text:p>0.00181712962962963</text:p>
              </table:table-cell>
              <table:table-cell office:value-type="float" office:value="363.1">
                <text:p>36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8287037037037">
                <text:p>0.0018287037037037</text:p>
              </table:table-cell>
              <table:table-cell office:value-type="float" office:value="363.5">
                <text:p>36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83912037037037">
                <text:p>0.00183912037037037</text:p>
              </table:table-cell>
              <table:table-cell office:value-type="float" office:value="363.7">
                <text:p>36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85069444444444">
                <text:p>0.00185069444444444</text:p>
              </table:table-cell>
              <table:table-cell office:value-type="float" office:value="364.1">
                <text:p>3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86111111111111">
                <text:p>0.00186111111111111</text:p>
              </table:table-cell>
              <table:table-cell office:value-type="float" office:value="364.5">
                <text:p>36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87268518518519">
                <text:p>0.00187268518518519</text:p>
              </table:table-cell>
              <table:table-cell office:value-type="float" office:value="364.9">
                <text:p>36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88310185185185">
                <text:p>0.00188310185185185</text:p>
              </table:table-cell>
              <table:table-cell office:value-type="float" office:value="365.4">
                <text:p>36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89467592592593">
                <text:p>0.00189467592592593</text:p>
              </table:table-cell>
              <table:table-cell office:value-type="float" office:value="366.1">
                <text:p>3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90509259259259">
                <text:p>0.00190509259259259</text:p>
              </table:table-cell>
              <table:table-cell office:value-type="float" office:value="366.7">
                <text:p>36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91666666666667">
                <text:p>0.00191666666666667</text:p>
              </table:table-cell>
              <table:table-cell office:value-type="float" office:value="367.4">
                <text:p>36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92708333333333">
                <text:p>0.00192708333333333</text:p>
              </table:table-cell>
              <table:table-cell office:value-type="float" office:value="368.1">
                <text:p>36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3865740740741">
                <text:p>0.00193865740740741</text:p>
              </table:table-cell>
              <table:table-cell office:value-type="float" office:value="368.5">
                <text:p>36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95023148148148">
                <text:p>0.00195023148148148</text:p>
              </table:table-cell>
              <table:table-cell office:value-type="float" office:value="369.2">
                <text:p>36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96064814814815">
                <text:p>0.00196064814814815</text:p>
              </table:table-cell>
              <table:table-cell office:value-type="float" office:value="369.6">
                <text:p>36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97222222222222">
                <text:p>0.00197222222222222</text:p>
              </table:table-cell>
              <table:table-cell office:value-type="float" office:value="370.4">
                <text:p>37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98263888888889">
                <text:p>0.00198263888888889</text:p>
              </table:table-cell>
              <table:table-cell office:value-type="float" office:value="371.2">
                <text:p>37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99421296296296">
                <text:p>0.00199421296296296</text:p>
              </table:table-cell>
              <table:table-cell office:value-type="float" office:value="371.9">
                <text:p>37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00462962962963">
                <text:p>0.00200462962962963</text:p>
              </table:table-cell>
              <table:table-cell office:value-type="float" office:value="372.3">
                <text:p>37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0162037037037">
                <text:p>0.0020162037037037</text:p>
              </table:table-cell>
              <table:table-cell office:value-type="float" office:value="372.9">
                <text:p>37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02662037037037">
                <text:p>0.00202662037037037</text:p>
              </table:table-cell>
              <table:table-cell office:value-type="float" office:value="373.4">
                <text:p>37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4.2">
                <text:p>37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04861111111111">
                <text:p>0.00204861111111111</text:p>
              </table:table-cell>
              <table:table-cell office:value-type="float" office:value="374.9">
                <text:p>37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06018518518519">
                <text:p>0.00206018518518519</text:p>
              </table:table-cell>
              <table:table-cell office:value-type="float" office:value="375.4">
                <text:p>37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07060185185185">
                <text:p>0.00207060185185185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08217592592593">
                <text:p>0.00208217592592593</text:p>
              </table:table-cell>
              <table:table-cell office:value-type="float" office:value="376.3">
                <text:p>37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09259259259259">
                <text:p>0.00209259259259259</text:p>
              </table:table-cell>
              <table:table-cell office:value-type="float" office:value="377.1">
                <text:p>37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10416666666667">
                <text:p>0.00210416666666667</text:p>
              </table:table-cell>
              <table:table-cell office:value-type="float" office:value="377.4">
                <text:p>37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11458333333333">
                <text:p>0.00211458333333333</text:p>
              </table:table-cell>
              <table:table-cell office:value-type="float" office:value="378.1">
                <text:p>37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12615740740741">
                <text:p>0.00212615740740741</text:p>
              </table:table-cell>
              <table:table-cell office:value-type="float" office:value="378.8">
                <text:p>37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13657407407407">
                <text:p>0.00213657407407407</text:p>
              </table:table-cell>
              <table:table-cell office:value-type="float" office:value="379.5">
                <text:p>37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14814814814815">
                <text:p>0.00214814814814815</text:p>
              </table:table-cell>
              <table:table-cell office:value-type="float" office:value="379.8">
                <text:p>3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5856481481481">
                <text:p>0.00215856481481481</text:p>
              </table:table-cell>
              <table:table-cell office:value-type="float" office:value="380.3">
                <text:p>38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17013888888889">
                <text:p>0.00217013888888889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18171296296296">
                <text:p>0.00218171296296296</text:p>
              </table:table-cell>
              <table:table-cell office:value-type="float" office:value="381.4">
                <text:p>38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19212962962963">
                <text:p>0.00219212962962963</text:p>
              </table:table-cell>
              <table:table-cell office:value-type="float" office:value="382.2">
                <text:p>38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2037037037037">
                <text:p>0.0022037037037037</text:p>
              </table:table-cell>
              <table:table-cell office:value-type="float" office:value="382.7">
                <text:p>38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21412037037037">
                <text:p>0.00221412037037037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22569444444444">
                <text:p>0.0022256944444444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23611111111111">
                <text:p>0.00223611111111111</text:p>
              </table:table-cell>
              <table:table-cell office:value-type="float" office:value="384.3">
                <text:p>38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24768518518519">
                <text:p>0.00224768518518519</text:p>
              </table:table-cell>
              <table:table-cell office:value-type="float" office:value="384.6">
                <text:p>38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25810185185185">
                <text:p>0.00225810185185185</text:p>
              </table:table-cell>
              <table:table-cell office:value-type="float" office:value="385.2">
                <text:p>38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5.8">
                <text:p>38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28009259259259">
                <text:p>0.00228009259259259</text:p>
              </table:table-cell>
              <table:table-cell office:value-type="float" office:value="386.2">
                <text:p>38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29166666666667">
                <text:p>0.00229166666666667</text:p>
              </table:table-cell>
              <table:table-cell office:value-type="float" office:value="386.8">
                <text:p>38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30208333333333">
                <text:p>0.00230208333333333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31365740740741">
                <text:p>0.00231365740740741</text:p>
              </table:table-cell>
              <table:table-cell office:value-type="float" office:value="387.5">
                <text:p>3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32523148148148">
                <text:p>0.00232523148148148</text:p>
              </table:table-cell>
              <table:table-cell office:value-type="float" office:value="387.8">
                <text:p>38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33564814814815">
                <text:p>0.00233564814814815</text:p>
              </table:table-cell>
              <table:table-cell office:value-type="float" office:value="387.9">
                <text:p>3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34722222222222">
                <text:p>0.00234722222222222</text:p>
              </table:table-cell>
              <table:table-cell office:value-type="float" office:value="388.4">
                <text:p>38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35763888888889">
                <text:p>0.00235763888888889</text:p>
              </table:table-cell>
              <table:table-cell office:value-type="float" office:value="388.7">
                <text:p>38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36921296296296">
                <text:p>0.00236921296296296</text:p>
              </table:table-cell>
              <table:table-cell office:value-type="float" office:value="389.1">
                <text:p>3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37962962962963">
                <text:p>0.00237962962962963</text:p>
              </table:table-cell>
              <table:table-cell office:value-type="float" office:value="389.3">
                <text:p>3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3912037037037">
                <text:p>0.0023912037037037</text:p>
              </table:table-cell>
              <table:table-cell office:value-type="float" office:value="389.8">
                <text:p>3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40162037037037">
                <text:p>0.00240162037037037</text:p>
              </table:table-cell>
              <table:table-cell office:value-type="float" office:value="390.2">
                <text:p>3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41319444444444">
                <text:p>0.00241319444444444</text:p>
              </table:table-cell>
              <table:table-cell office:value-type="float" office:value="390.6">
                <text:p>39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42361111111111">
                <text:p>0.00242361111111111</text:p>
              </table:table-cell>
              <table:table-cell office:value-type="float" office:value="390.8">
                <text:p>39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43518518518519">
                <text:p>0.00243518518518519</text:p>
              </table:table-cell>
              <table:table-cell office:value-type="float" office:value="391.2">
                <text:p>39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44560185185185">
                <text:p>0.00244560185185185</text:p>
              </table:table-cell>
              <table:table-cell office:value-type="float" office:value="391.6">
                <text:p>3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45717592592593">
                <text:p>0.00245717592592593</text:p>
              </table:table-cell>
              <table:table-cell office:value-type="float" office:value="391.7">
                <text:p>3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46759259259259">
                <text:p>0.00246759259259259</text:p>
              </table:table-cell>
              <table:table-cell office:value-type="float" office:value="392.3">
                <text:p>3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47916666666667">
                <text:p>0.00247916666666667</text:p>
              </table:table-cell>
              <table:table-cell office:value-type="float" office:value="392.4">
                <text:p>39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48958333333333">
                <text:p>0.00248958333333333</text:p>
              </table:table-cell>
              <table:table-cell office:value-type="float" office:value="392.9">
                <text:p>3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3.1">
                <text:p>3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51157407407407">
                <text:p>0.00251157407407407</text:p>
              </table:table-cell>
              <table:table-cell office:value-type="float" office:value="393.6">
                <text:p>3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52314814814815">
                <text:p>0.00252314814814815</text:p>
              </table:table-cell>
              <table:table-cell office:value-type="float" office:value="394.1">
                <text:p>3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53356481481481">
                <text:p>0.00253356481481481</text:p>
              </table:table-cell>
              <table:table-cell office:value-type="float" office:value="394.4">
                <text:p>3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54513888888889">
                <text:p>0.00254513888888889</text:p>
              </table:table-cell>
              <table:table-cell office:value-type="float" office:value="394.9">
                <text:p>3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55555555555556">
                <text:p>0.00255555555555556</text:p>
              </table:table-cell>
              <table:table-cell office:value-type="float" office:value="395.4">
                <text:p>3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56712962962963">
                <text:p>0.00256712962962963</text:p>
              </table:table-cell>
              <table:table-cell office:value-type="float" office:value="396.1">
                <text:p>3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5775462962963">
                <text:p>0.0025775462962963</text:p>
              </table:table-cell>
              <table:table-cell office:value-type="float" office:value="396.6">
                <text:p>3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58912037037037">
                <text:p>0.00258912037037037</text:p>
              </table:table-cell>
              <table:table-cell office:value-type="float" office:value="397.7">
                <text:p>3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59953703703704">
                <text:p>0.00259953703703704</text:p>
              </table:table-cell>
              <table:table-cell office:value-type="float" office:value="398.8">
                <text:p>3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61111111111111">
                <text:p>0.00261111111111111</text:p>
              </table:table-cell>
              <table:table-cell office:value-type="float" office:value="399.8">
                <text:p>3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62152777777778">
                <text:p>0.00262152777777778</text:p>
              </table:table-cell>
              <table:table-cell office:value-type="float" office:value="400.4">
                <text:p>40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63310185185185">
                <text:p>0.00263310185185185</text:p>
              </table:table-cell>
              <table:table-cell office:value-type="float" office:value="401.4">
                <text:p>40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64467592592593">
                <text:p>0.00264467592592593</text:p>
              </table:table-cell>
              <table:table-cell office:value-type="float" office:value="402.8">
                <text:p>40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65509259259259">
                <text:p>0.00265509259259259</text:p>
              </table:table-cell>
              <table:table-cell office:value-type="float" office:value="403.9">
                <text:p>40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405.2">
                <text:p>40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67708333333333">
                <text:p>0.00267708333333333</text:p>
              </table:table-cell>
              <table:table-cell office:value-type="float" office:value="406.3">
                <text:p>40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68865740740741">
                <text:p>0.00268865740740741</text:p>
              </table:table-cell>
              <table:table-cell office:value-type="float" office:value="407.7">
                <text:p>40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69907407407407">
                <text:p>0.00269907407407407</text:p>
              </table:table-cell>
              <table:table-cell office:value-type="float" office:value="408.1">
                <text:p>40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1064814814815">
                <text:p>0.00271064814814815</text:p>
              </table:table-cell>
              <table:table-cell office:value-type="float" office:value="408.8">
                <text:p>40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72106481481481">
                <text:p>0.00272106481481481</text:p>
              </table:table-cell>
              <table:table-cell office:value-type="float" office:value="409.5">
                <text:p>40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10.2">
                <text:p>4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74305555555556">
                <text:p>0.00274305555555556</text:p>
              </table:table-cell>
              <table:table-cell office:value-type="float" office:value="410.6">
                <text:p>4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75462962962963">
                <text:p>0.00275462962962963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7650462962963">
                <text:p>0.0027650462962963</text:p>
              </table:table-cell>
              <table:table-cell office:value-type="float" office:value="411.5">
                <text:p>4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77662037037037">
                <text:p>0.00277662037037037</text:p>
              </table:table-cell>
              <table:table-cell office:value-type="float" office:value="411.5">
                <text:p>4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78703703703704">
                <text:p>0.00278703703703704</text:p>
              </table:table-cell>
              <table:table-cell office:value-type="float" office:value="412.2">
                <text:p>4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79861111111111">
                <text:p>0.00279861111111111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80902777777778">
                <text:p>0.00280902777777778</text:p>
              </table:table-cell>
              <table:table-cell office:value-type="float" office:value="412.5">
                <text:p>4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82060185185185">
                <text:p>0.00282060185185185</text:p>
              </table:table-cell>
              <table:table-cell office:value-type="float" office:value="412.4">
                <text:p>4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83101851851852">
                <text:p>0.00283101851851852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84259259259259">
                <text:p>0.00284259259259259</text:p>
              </table:table-cell>
              <table:table-cell office:value-type="float" office:value="413.4">
                <text:p>4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85300925925926">
                <text:p>0.00285300925925926</text:p>
              </table:table-cell>
              <table:table-cell office:value-type="float" office:value="414.2">
                <text:p>41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86458333333333">
                <text:p>0.00286458333333333</text:p>
              </table:table-cell>
              <table:table-cell office:value-type="float" office:value="414.9">
                <text:p>4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87615740740741">
                <text:p>0.00287615740740741</text:p>
              </table:table-cell>
              <table:table-cell office:value-type="float" office:value="415.1">
                <text:p>41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88657407407407">
                <text:p>0.00288657407407407</text:p>
              </table:table-cell>
              <table:table-cell office:value-type="float" office:value="416.2">
                <text:p>4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89814814814815">
                <text:p>0.00289814814814815</text:p>
              </table:table-cell>
              <table:table-cell office:value-type="float" office:value="416.6">
                <text:p>4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90856481481481">
                <text:p>0.00290856481481481</text:p>
              </table:table-cell>
              <table:table-cell office:value-type="float" office:value="417.5">
                <text:p>4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92013888888889">
                <text:p>0.00292013888888889</text:p>
              </table:table-cell>
              <table:table-cell office:value-type="float" office:value="418.2">
                <text:p>4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3055555555556">
                <text:p>0.00293055555555556</text:p>
              </table:table-cell>
              <table:table-cell office:value-type="float" office:value="419.1">
                <text:p>41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94212962962963">
                <text:p>0.00294212962962963</text:p>
              </table:table-cell>
              <table:table-cell office:value-type="float" office:value="419.7">
                <text:p>41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9525462962963">
                <text:p>0.0029525462962963</text:p>
              </table:table-cell>
              <table:table-cell office:value-type="float" office:value="420.5">
                <text:p>4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20.7">
                <text:p>4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97453703703704">
                <text:p>0.00297453703703704</text:p>
              </table:table-cell>
              <table:table-cell office:value-type="float" office:value="420.9">
                <text:p>4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98611111111111">
                <text:p>0.00298611111111111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99652777777778">
                <text:p>0.00299652777777778</text:p>
              </table:table-cell>
              <table:table-cell office:value-type="float" office:value="422.5">
                <text:p>4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00810185185185">
                <text:p>0.0030081018518518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01967592592593">
                <text:p>0.00301967592592593</text:p>
              </table:table-cell>
              <table:table-cell office:value-type="float" office:value="423.6">
                <text:p>4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03009259259259">
                <text:p>0.00303009259259259</text:p>
              </table:table-cell>
              <table:table-cell office:value-type="float" office:value="424.2">
                <text:p>42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04166666666667">
                <text:p>0.00304166666666667</text:p>
              </table:table-cell>
              <table:table-cell office:value-type="float" office:value="424.7">
                <text:p>4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05208333333333">
                <text:p>0.00305208333333333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06365740740741">
                <text:p>0.00306365740740741</text:p>
              </table:table-cell>
              <table:table-cell office:value-type="float" office:value="425.4">
                <text:p>42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07407407407407">
                <text:p>0.00307407407407407</text:p>
              </table:table-cell>
              <table:table-cell office:value-type="float" office:value="426.2">
                <text:p>42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8564814814815">
                <text:p>0.00308564814814815</text:p>
              </table:table-cell>
              <table:table-cell office:value-type="float" office:value="426.8">
                <text:p>42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09606481481481">
                <text:p>0.00309606481481481</text:p>
              </table:table-cell>
              <table:table-cell office:value-type="float" office:value="427.1">
                <text:p>4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10763888888889">
                <text:p>0.00310763888888889</text:p>
              </table:table-cell>
              <table:table-cell office:value-type="float" office:value="426.8">
                <text:p>42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11805555555556">
                <text:p>0.00311805555555556</text:p>
              </table:table-cell>
              <table:table-cell office:value-type="float" office:value="427.1">
                <text:p>4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12962962962963">
                <text:p>0.00312962962962963</text:p>
              </table:table-cell>
              <table:table-cell office:value-type="float" office:value="427.1">
                <text:p>4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1400462962963">
                <text:p>0.0031400462962963</text:p>
              </table:table-cell>
              <table:table-cell office:value-type="float" office:value="427.4">
                <text:p>4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15162037037037">
                <text:p>0.00315162037037037</text:p>
              </table:table-cell>
              <table:table-cell office:value-type="float" office:value="427.7">
                <text:p>42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16203703703704">
                <text:p>0.00316203703703704</text:p>
              </table:table-cell>
              <table:table-cell office:value-type="float" office:value="428.3">
                <text:p>42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17361111111111">
                <text:p>0.00317361111111111</text:p>
              </table:table-cell>
              <table:table-cell office:value-type="float" office:value="428.8">
                <text:p>42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18402777777778">
                <text:p>0.00318402777777778</text:p>
              </table:table-cell>
              <table:table-cell office:value-type="float" office:value="428.6">
                <text:p>42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28.5">
                <text:p>4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20601851851852">
                <text:p>0.00320601851851852</text:p>
              </table:table-cell>
              <table:table-cell office:value-type="float" office:value="428.8">
                <text:p>42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21759259259259">
                <text:p>0.00321759259259259</text:p>
              </table:table-cell>
              <table:table-cell office:value-type="float" office:value="429.2">
                <text:p>42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22800925925926">
                <text:p>0.00322800925925926</text:p>
              </table:table-cell>
              <table:table-cell office:value-type="float" office:value="429.5">
                <text:p>4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23958333333333">
                <text:p>0.00323958333333333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25">
                <text:p>0.00325</text:p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26157407407407">
                <text:p>0.00326157407407407</text:p>
              </table:table-cell>
              <table:table-cell office:value-type="float" office:value="430.8">
                <text:p>43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27199074074074">
                <text:p>0.00327199074074074</text:p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28356481481481">
                <text:p>0.00328356481481481</text:p>
              </table:table-cell>
              <table:table-cell office:value-type="float" office:value="430.3">
                <text:p>4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29398148148148">
                <text:p>0.00329398148148148</text:p>
              </table:table-cell>
              <table:table-cell office:value-type="float" office:value="431.1">
                <text:p>43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30555555555556">
                <text:p>0.00330555555555556</text:p>
              </table:table-cell>
              <table:table-cell office:value-type="float" office:value="431.4">
                <text:p>43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31597222222222">
                <text:p>0.00331597222222222</text:p>
              </table:table-cell>
              <table:table-cell office:value-type="float" office:value="431.8">
                <text:p>43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3275462962963">
                <text:p>0.0033275462962963</text:p>
              </table:table-cell>
              <table:table-cell office:value-type="float" office:value="432.1">
                <text:p>4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33912037037037">
                <text:p>0.00333912037037037</text:p>
              </table:table-cell>
              <table:table-cell office:value-type="float" office:value="432.3">
                <text:p>43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34953703703704">
                <text:p>0.00334953703703704</text:p>
              </table:table-cell>
              <table:table-cell office:value-type="float" office:value="432.9">
                <text:p>43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36111111111111">
                <text:p>0.00336111111111111</text:p>
              </table:table-cell>
              <table:table-cell office:value-type="float" office:value="433.1">
                <text:p>43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37152777777778">
                <text:p>0.00337152777777778</text:p>
              </table:table-cell>
              <table:table-cell office:value-type="float" office:value="433.4">
                <text:p>4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38310185185185">
                <text:p>0.00338310185185185</text:p>
              </table:table-cell>
              <table:table-cell office:value-type="float" office:value="433.9">
                <text:p>43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339351851851852">
                <text:p>0.00339351851851852</text:p>
              </table:table-cell>
              <table:table-cell office:value-type="float" office:value="434.8">
                <text:p>43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40509259259259">
                <text:p>0.00340509259259259</text:p>
              </table:table-cell>
              <table:table-cell office:value-type="float" office:value="435.2">
                <text:p>4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41550925925926">
                <text:p>0.00341550925925926</text:p>
              </table:table-cell>
              <table:table-cell office:value-type="float" office:value="436.2">
                <text:p>4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36.7">
                <text:p>43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4375">
                <text:p>0.0034375</text:p>
              </table:table-cell>
              <table:table-cell office:value-type="float" office:value="437.4">
                <text:p>4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44907407407407">
                <text:p>0.00344907407407407</text:p>
              </table:table-cell>
              <table:table-cell office:value-type="float" office:value="437.9">
                <text:p>4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45949074074074">
                <text:p>0.00345949074074074</text:p>
              </table:table-cell>
              <table:table-cell office:value-type="float" office:value="437.7">
                <text:p>4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47106481481481">
                <text:p>0.00347106481481481</text:p>
              </table:table-cell>
              <table:table-cell office:value-type="float" office:value="438.6">
                <text:p>43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48148148148148">
                <text:p>0.00348148148148148</text:p>
              </table:table-cell>
              <table:table-cell office:value-type="float" office:value="439.3">
                <text:p>43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49305555555556">
                <text:p>0.00349305555555556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50347222222222">
                <text:p>0.00350347222222222</text:p>
              </table:table-cell>
              <table:table-cell office:value-type="float" office:value="439.4">
                <text:p>43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5150462962963">
                <text:p>0.0035150462962963</text:p>
              </table:table-cell>
              <table:table-cell office:value-type="float" office:value="439.6">
                <text:p>4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52662037037037">
                <text:p>0.00352662037037037</text:p>
              </table:table-cell>
              <table:table-cell office:value-type="float" office:value="439.2">
                <text:p>4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353703703703704">
                <text:p>0.00353703703703704</text:p>
              </table:table-cell>
              <table:table-cell office:value-type="float" office:value="439.2">
                <text:p>4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54861111111111">
                <text:p>0.00354861111111111</text:p>
              </table:table-cell>
              <table:table-cell office:value-type="float" office:value="439.5">
                <text:p>43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55902777777778">
                <text:p>0.00355902777777778</text:p>
              </table:table-cell>
              <table:table-cell office:value-type="float" office:value="439.7">
                <text:p>4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57060185185185">
                <text:p>0.00357060185185185</text:p>
              </table:table-cell>
              <table:table-cell office:value-type="float" office:value="440.3">
                <text:p>44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58101851851852">
                <text:p>0.00358101851851852</text:p>
              </table:table-cell>
              <table:table-cell office:value-type="float" office:value="440.2">
                <text:p>4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59259259259259">
                <text:p>0.00359259259259259</text:p>
              </table:table-cell>
              <table:table-cell office:value-type="float" office:value="440.1">
                <text:p>4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60300925925926">
                <text:p>0.00360300925925926</text:p>
              </table:table-cell>
              <table:table-cell office:value-type="float" office:value="439.9">
                <text:p>43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61458333333333">
                <text:p>0.00361458333333333</text:p>
              </table:table-cell>
              <table:table-cell office:value-type="float" office:value="440.4">
                <text:p>44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3625">
                <text:p>0.003625</text:p>
              </table:table-cell>
              <table:table-cell office:value-type="float" office:value="440.7">
                <text:p>4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63657407407407">
                <text:p>0.00363657407407407</text:p>
              </table:table-cell>
              <table:table-cell office:value-type="float" office:value="441.5">
                <text:p>44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364699074074074">
                <text:p>0.00364699074074074</text:p>
              </table:table-cell>
              <table:table-cell office:value-type="float" office:value="442.2">
                <text:p>4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42.2">
                <text:p>4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366898148148148">
                <text:p>0.00366898148148148</text:p>
              </table:table-cell>
              <table:table-cell office:value-type="float" office:value="442.8">
                <text:p>44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368055555555556">
                <text:p>0.00368055555555556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369097222222222">
                <text:p>0.00369097222222222</text:p>
              </table:table-cell>
              <table:table-cell office:value-type="float" office:value="443.5">
                <text:p>4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37025462962963">
                <text:p>0.0037025462962963</text:p>
              </table:table-cell>
              <table:table-cell office:value-type="float" office:value="443.6">
                <text:p>44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71412037037037">
                <text:p>0.00371412037037037</text:p>
              </table:table-cell>
              <table:table-cell office:value-type="float" office:value="444.3">
                <text:p>44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72453703703704">
                <text:p>0.00372453703703704</text:p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73611111111111">
                <text:p>0.00373611111111111</text:p>
              </table:table-cell>
              <table:table-cell office:value-type="float" office:value="444.5">
                <text:p>4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74652777777778">
                <text:p>0.00374652777777778</text:p>
              </table:table-cell>
              <table:table-cell office:value-type="float" office:value="444.4">
                <text:p>44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375810185185185">
                <text:p>0.00375810185185185</text:p>
              </table:table-cell>
              <table:table-cell office:value-type="float" office:value="444.6">
                <text:p>44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376851851851852">
                <text:p>0.00376851851851852</text:p>
              </table:table-cell>
              <table:table-cell office:value-type="float" office:value="445.3">
                <text:p>44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78009259259259">
                <text:p>0.00378009259259259</text:p>
              </table:table-cell>
              <table:table-cell office:value-type="float" office:value="445.3">
                <text:p>44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379050925925926">
                <text:p>0.00379050925925926</text:p>
              </table:table-cell>
              <table:table-cell office:value-type="float" office:value="445.5">
                <text:p>44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380208333333333">
                <text:p>0.00380208333333333</text:p>
              </table:table-cell>
              <table:table-cell office:value-type="float" office:value="445.5">
                <text:p>44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8125">
                <text:p>0.0038125</text:p>
              </table:table-cell>
              <table:table-cell office:value-type="float" office:value="446.6">
                <text:p>4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82407407407407">
                <text:p>0.00382407407407407</text:p>
              </table:table-cell>
              <table:table-cell office:value-type="float" office:value="446.7">
                <text:p>44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383449074074074">
                <text:p>0.00383449074074074</text:p>
              </table:table-cell>
              <table:table-cell office:value-type="float" office:value="447.6">
                <text:p>4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384606481481481">
                <text:p>0.00384606481481481</text:p>
              </table:table-cell>
              <table:table-cell office:value-type="float" office:value="447.8">
                <text:p>44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385648148148148">
                <text:p>0.003856481481481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386805555555556">
                <text:p>0.00386805555555556</text:p>
              </table:table-cell>
              <table:table-cell office:value-type="float" office:value="448.1">
                <text:p>44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87847222222222">
                <text:p>0.00387847222222222</text:p>
              </table:table-cell>
              <table:table-cell office:value-type="float" office:value="448.1">
                <text:p>44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8.4">
                <text:p>44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90046296296296">
                <text:p>0.00390046296296296</text:p>
              </table:table-cell>
              <table:table-cell office:value-type="float" office:value="448.6">
                <text:p>44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91203703703704">
                <text:p>0.00391203703703704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39224537037037">
                <text:p>0.0039224537037037</text:p>
              </table:table-cell>
              <table:table-cell office:value-type="float" office:value="449.3">
                <text:p>44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93402777777778">
                <text:p>0.00393402777777778</text:p>
              </table:table-cell>
              <table:table-cell office:value-type="float" office:value="449.7">
                <text:p>44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94444444444444">
                <text:p>0.00394444444444444</text:p>
              </table:table-cell>
              <table:table-cell office:value-type="float" office:value="449.4">
                <text:p>4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95601851851852">
                <text:p>0.00395601851851852</text:p>
              </table:table-cell>
              <table:table-cell office:value-type="float" office:value="449.6">
                <text:p>4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96643518518518">
                <text:p>0.00396643518518518</text:p>
              </table:table-cell>
              <table:table-cell office:value-type="float" office:value="450.1">
                <text:p>4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97800925925926">
                <text:p>0.00397800925925926</text:p>
              </table:table-cell>
              <table:table-cell office:value-type="float" office:value="450.2">
                <text:p>4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98842592592593">
                <text:p>0.00398842592592593</text:p>
              </table:table-cell>
              <table:table-cell office:value-type="float" office:value="450.5">
                <text:p>4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">
                <text:p>0.004</text:p>
              </table:table-cell>
              <table:table-cell office:value-type="float" office:value="450.8">
                <text:p>4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01041666666667">
                <text:p>0.00401041666666667</text:p>
              </table:table-cell>
              <table:table-cell office:value-type="float" office:value="450.6">
                <text:p>45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02199074074074">
                <text:p>0.00402199074074074</text:p>
              </table:table-cell>
              <table:table-cell office:value-type="float" office:value="450.7">
                <text:p>45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403356481481481">
                <text:p>0.00403356481481481</text:p>
              </table:table-cell>
              <table:table-cell office:value-type="float" office:value="450.2">
                <text:p>4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404398148148148">
                <text:p>0.00404398148148148</text:p>
              </table:table-cell>
              <table:table-cell office:value-type="float" office:value="450.7">
                <text:p>45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05555555555556">
                <text:p>0.00405555555555556</text:p>
              </table:table-cell>
              <table:table-cell office:value-type="float" office:value="451.6">
                <text:p>45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406597222222222">
                <text:p>0.00406597222222222</text:p>
              </table:table-cell>
              <table:table-cell office:value-type="float" office:value="451.9">
                <text:p>4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0775462962963">
                <text:p>0.004077546296296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408796296296296">
                <text:p>0.00408796296296296</text:p>
              </table:table-cell>
              <table:table-cell office:value-type="float" office:value="452.5">
                <text:p>4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09953703703704">
                <text:p>0.00409953703703704</text:p>
              </table:table-cell>
              <table:table-cell office:value-type="float" office:value="452.8">
                <text:p>4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41099537037037">
                <text:p>0.0041099537037037</text:p>
              </table:table-cell>
              <table:table-cell office:value-type="float" office:value="453.6">
                <text:p>45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54.8">
                <text:p>4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413194444444444">
                <text:p>0.00413194444444444</text:p>
              </table:table-cell>
              <table:table-cell office:value-type="float" office:value="454.8">
                <text:p>4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414351851851852">
                <text:p>0.00414351851851852</text:p>
              </table:table-cell>
              <table:table-cell office:value-type="float" office:value="455.2">
                <text:p>4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415393518518519">
                <text:p>0.00415393518518519</text:p>
              </table:table-cell>
              <table:table-cell office:value-type="float" office:value="455.3">
                <text:p>4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16550925925926">
                <text:p>0.00416550925925926</text:p>
              </table:table-cell>
              <table:table-cell office:value-type="float" office:value="455.1">
                <text:p>45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417592592592593">
                <text:p>0.00417592592592593</text:p>
              </table:table-cell>
              <table:table-cell office:value-type="float" office:value="455.8">
                <text:p>45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1875">
                <text:p>0.0041875</text:p>
              </table:table-cell>
              <table:table-cell office:value-type="float" office:value="455.9">
                <text:p>45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419791666666667">
                <text:p>0.00419791666666667</text:p>
              </table:table-cell>
              <table:table-cell office:value-type="float" office:value="456.3">
                <text:p>45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20949074074074">
                <text:p>0.00420949074074074</text:p>
              </table:table-cell>
              <table:table-cell office:value-type="float" office:value="456.4">
                <text:p>45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421990740740741">
                <text:p>0.00421990740740741</text:p>
              </table:table-cell>
              <table:table-cell office:value-type="float" office:value="456.1">
                <text:p>45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423148148148148">
                <text:p>0.00423148148148148</text:p>
              </table:table-cell>
              <table:table-cell office:value-type="float" office:value="455.9">
                <text:p>45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424189814814815">
                <text:p>0.00424189814814815</text:p>
              </table:table-cell>
              <table:table-cell office:value-type="float" office:value="456.2">
                <text:p>45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425347222222222">
                <text:p>0.00425347222222222</text:p>
              </table:table-cell>
              <table:table-cell office:value-type="float" office:value="456.5">
                <text:p>45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42650462962963">
                <text:p>0.0042650462962963</text:p>
              </table:table-cell>
              <table:table-cell office:value-type="float" office:value="456.6">
                <text:p>4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427546296296296">
                <text:p>0.00427546296296296</text:p>
              </table:table-cell>
              <table:table-cell office:value-type="float" office:value="456.6">
                <text:p>4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428703703703704">
                <text:p>0.00428703703703704</text:p>
              </table:table-cell>
              <table:table-cell office:value-type="float" office:value="456.8">
                <text:p>45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42974537037037">
                <text:p>0.0042974537037037</text:p>
              </table:table-cell>
              <table:table-cell office:value-type="float" office:value="457.3">
                <text:p>45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430902777777778">
                <text:p>0.00430902777777778</text:p>
              </table:table-cell>
              <table:table-cell office:value-type="float" office:value="457.7">
                <text:p>45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431944444444444">
                <text:p>0.00431944444444444</text:p>
              </table:table-cell>
              <table:table-cell office:value-type="float" office:value="458.2">
                <text:p>45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433101851851852">
                <text:p>0.00433101851851852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34143518518519">
                <text:p>0.00434143518518519</text:p>
              </table:table-cell>
              <table:table-cell office:value-type="float" office:value="458.9">
                <text:p>45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8.9">
                <text:p>45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436342592592593">
                <text:p>0.00436342592592593</text:p>
              </table:table-cell>
              <table:table-cell office:value-type="float" office:value="458.9">
                <text:p>45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4375">
                <text:p>0.004375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438541666666667">
                <text:p>0.00438541666666667</text:p>
              </table:table-cell>
              <table:table-cell office:value-type="float" office:value="459.4">
                <text:p>45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39699074074074">
                <text:p>0.00439699074074074</text:p>
              </table:table-cell>
              <table:table-cell office:value-type="float" office:value="459.2">
                <text:p>45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440856481481482">
                <text:p>0.00440856481481482</text:p>
              </table:table-cell>
              <table:table-cell office:value-type="float" office:value="459.2">
                <text:p>45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441898148148148">
                <text:p>0.00441898148148148</text:p>
              </table:table-cell>
              <table:table-cell office:value-type="float" office:value="459.3">
                <text:p>45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443055555555556">
                <text:p>0.00443055555555556</text:p>
              </table:table-cell>
              <table:table-cell office:value-type="float" office:value="459.6">
                <text:p>45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444097222222222">
                <text:p>0.00444097222222222</text:p>
              </table:table-cell>
              <table:table-cell office:value-type="float" office:value="459.5">
                <text:p>45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44525462962963">
                <text:p>0.0044525462962963</text:p>
              </table:table-cell>
              <table:table-cell office:value-type="float" office:value="460.6">
                <text:p>46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446296296296296">
                <text:p>0.00446296296296296</text:p>
              </table:table-cell>
              <table:table-cell office:value-type="float" office:value="461.1">
                <text:p>46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447453703703704">
                <text:p>0.00447453703703704</text:p>
              </table:table-cell>
              <table:table-cell office:value-type="float" office:value="461.8">
                <text:p>4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44849537037037">
                <text:p>0.0044849537037037</text:p>
              </table:table-cell>
              <table:table-cell office:value-type="float" office:value="462.7">
                <text:p>46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449652777777778">
                <text:p>0.00449652777777778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450694444444444">
                <text:p>0.00450694444444444</text:p>
              </table:table-cell>
              <table:table-cell office:value-type="float" office:value="463.3">
                <text:p>46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51851851851852">
                <text:p>0.00451851851851852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452893518518519">
                <text:p>0.00452893518518519</text:p>
              </table:table-cell>
              <table:table-cell office:value-type="float" office:value="464.8">
                <text:p>46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454050925925926">
                <text:p>0.00454050925925926</text:p>
              </table:table-cell>
              <table:table-cell office:value-type="float" office:value="465.3">
                <text:p>46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455092592592593">
                <text:p>0.00455092592592593</text:p>
              </table:table-cell>
              <table:table-cell office:value-type="float" office:value="466.1">
                <text:p>4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45625">
                <text:p>0.0045625</text:p>
              </table:table-cell>
              <table:table-cell office:value-type="float" office:value="465.9">
                <text:p>46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457291666666667">
                <text:p>0.00457291666666667</text:p>
              </table:table-cell>
              <table:table-cell office:value-type="float" office:value="466.3">
                <text:p>46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66.4">
                <text:p>46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459490740740741">
                <text:p>0.00459490740740741</text:p>
              </table:table-cell>
              <table:table-cell office:value-type="float" office:value="465.8">
                <text:p>46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460648148148148">
                <text:p>0.00460648148148148</text:p>
              </table:table-cell>
              <table:table-cell office:value-type="float" office:value="466.2">
                <text:p>46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461689814814815">
                <text:p>0.00461689814814815</text:p>
              </table:table-cell>
              <table:table-cell office:value-type="float" office:value="466.8">
                <text:p>46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62847222222222">
                <text:p>0.00462847222222222</text:p>
              </table:table-cell>
              <table:table-cell office:value-type="float" office:value="466.8">
                <text:p>46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463888888888889">
                <text:p>0.00463888888888889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65046296296296">
                <text:p>0.00465046296296296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66087962962963">
                <text:p>0.00466087962962963</text:p>
              </table:table-cell>
              <table:table-cell office:value-type="float" office:value="466.7">
                <text:p>46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46724537037037">
                <text:p>0.0046724537037037</text:p>
              </table:table-cell>
              <table:table-cell office:value-type="float" office:value="466.7">
                <text:p>46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468287037037037">
                <text:p>0.00468287037037037</text:p>
              </table:table-cell>
              <table:table-cell office:value-type="float" office:value="467.2">
                <text:p>46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469444444444444">
                <text:p>0.00469444444444444</text:p>
              </table:table-cell>
              <table:table-cell office:value-type="float" office:value="467.6">
                <text:p>46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470486111111111">
                <text:p>0.00470486111111111</text:p>
              </table:table-cell>
              <table:table-cell office:value-type="float" office:value="468.3">
                <text:p>46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471643518518519">
                <text:p>0.00471643518518519</text:p>
              </table:table-cell>
              <table:table-cell office:value-type="float" office:value="468.5">
                <text:p>46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72800925925926">
                <text:p>0.00472800925925926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473842592592593">
                <text:p>0.00473842592592593</text:p>
              </table:table-cell>
              <table:table-cell office:value-type="float" office:value="469.2">
                <text:p>46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475">
                <text:p>0.00475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476041666666667">
                <text:p>0.00476041666666667</text:p>
              </table:table-cell>
              <table:table-cell office:value-type="float" office:value="468.7">
                <text:p>46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477199074074074">
                <text:p>0.00477199074074074</text:p>
              </table:table-cell>
              <table:table-cell office:value-type="float" office:value="468.7">
                <text:p>46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478240740740741">
                <text:p>0.00478240740740741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479398148148148">
                <text:p>0.00479398148148148</text:p>
              </table:table-cell>
              <table:table-cell office:value-type="float" office:value="468.7">
                <text:p>46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480439814814815">
                <text:p>0.00480439814814815</text:p>
              </table:table-cell>
              <table:table-cell office:value-type="float" office:value="468.4">
                <text:p>4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68.3">
                <text:p>46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482638888888889">
                <text:p>0.00482638888888889</text:p>
              </table:table-cell>
              <table:table-cell office:value-type="float" office:value="468.3">
                <text:p>46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83796296296296">
                <text:p>0.00483796296296296</text:p>
              </table:table-cell>
              <table:table-cell office:value-type="float" office:value="467.8">
                <text:p>46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484837962962963">
                <text:p>0.00484837962962963</text:p>
              </table:table-cell>
              <table:table-cell office:value-type="float" office:value="467.6">
                <text:p>46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48599537037037">
                <text:p>0.0048599537037037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487037037037037">
                <text:p>0.00487037037037037</text:p>
              </table:table-cell>
              <table:table-cell office:value-type="float" office:value="468.3">
                <text:p>46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488194444444444">
                <text:p>0.00488194444444444</text:p>
              </table:table-cell>
              <table:table-cell office:value-type="float" office:value="468.7">
                <text:p>46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489236111111111">
                <text:p>0.00489236111111111</text:p>
              </table:table-cell>
              <table:table-cell office:value-type="float" office:value="468.5">
                <text:p>46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490393518518519">
                <text:p>0.00490393518518519</text:p>
              </table:table-cell>
              <table:table-cell office:value-type="float" office:value="468.5">
                <text:p>46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491435185185185">
                <text:p>0.00491435185185185</text:p>
              </table:table-cell>
              <table:table-cell office:value-type="float" office:value="468.2">
                <text:p>46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492592592592593">
                <text:p>0.00492592592592593</text:p>
              </table:table-cell>
              <table:table-cell office:value-type="float" office:value="465.7">
                <text:p>46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493634259259259">
                <text:p>0.00493634259259259</text:p>
              </table:table-cell>
              <table:table-cell office:value-type="float" office:value="461.8">
                <text:p>4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94791666666667">
                <text:p>0.00494791666666667</text:p>
              </table:table-cell>
              <table:table-cell office:value-type="float" office:value="455.9">
                <text:p>45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495949074074074">
                <text:p>0.00495949074074074</text:p>
              </table:table-cell>
              <table:table-cell office:value-type="float" office:value="449.5">
                <text:p>44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496990740740741">
                <text:p>0.00496990740740741</text:p>
              </table:table-cell>
              <table:table-cell office:value-type="float" office:value="441.3">
                <text:p>4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498148148148148">
                <text:p>0.00498148148148148</text:p>
              </table:table-cell>
              <table:table-cell office:value-type="float" office:value="431.9">
                <text:p>43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499189814814815">
                <text:p>0.00499189814814815</text:p>
              </table:table-cell>
              <table:table-cell office:value-type="float" office:value="421.9">
                <text:p>4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500347222222222">
                <text:p>0.00500347222222222</text:p>
              </table:table-cell>
              <table:table-cell office:value-type="float" office:value="411.3">
                <text:p>4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501388888888889">
                <text:p>0.00501388888888889</text:p>
              </table:table-cell>
              <table:table-cell office:value-type="float" office:value="400.2">
                <text:p>40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502546296296296">
                <text:p>0.00502546296296296</text:p>
              </table:table-cell>
              <table:table-cell office:value-type="float" office:value="388.7">
                <text:p>38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03587962962963">
                <text:p>0.00503587962962963</text:p>
              </table:table-cell>
              <table:table-cell office:value-type="float" office:value="378.3">
                <text:p>37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369.1">
                <text:p>36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505787037037037">
                <text:p>0.00505787037037037</text:p>
              </table:table-cell>
              <table:table-cell office:value-type="float" office:value="360.9">
                <text:p>36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506944444444444">
                <text:p>0.00506944444444444</text:p>
              </table:table-cell>
              <table:table-cell office:value-type="float" office:value="352.8">
                <text:p>3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507986111111111">
                <text:p>0.00507986111111111</text:p>
              </table:table-cell>
              <table:table-cell office:value-type="float" office:value="345.9">
                <text:p>34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509143518518519">
                <text:p>0.00509143518518519</text:p>
              </table:table-cell>
              <table:table-cell office:value-type="float" office:value="339.6">
                <text:p>3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510300925925926">
                <text:p>0.00510300925925926</text:p>
              </table:table-cell>
              <table:table-cell office:value-type="float" office:value="334.1">
                <text:p>3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11342592592593">
                <text:p>0.00511342592592593</text:p>
              </table:table-cell>
              <table:table-cell office:value-type="float" office:value="328.8">
                <text:p>32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125">
                <text:p>0.005125</text:p>
              </table:table-cell>
              <table:table-cell office:value-type="float" office:value="323.6">
                <text:p>3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13541666666667">
                <text:p>0.00513541666666667</text:p>
              </table:table-cell>
              <table:table-cell office:value-type="float" office:value="318.5">
                <text:p>3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14699074074074">
                <text:p>0.00514699074074074</text:p>
              </table:table-cell>
              <table:table-cell office:value-type="float" office:value="313.9">
                <text:p>31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15740740740741">
                <text:p>0.00515740740740741</text:p>
              </table:table-cell>
              <table:table-cell office:value-type="float" office:value="309.3">
                <text:p>30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16898148148148">
                <text:p>0.00516898148148148</text:p>
              </table:table-cell>
              <table:table-cell office:value-type="float" office:value="306.1">
                <text:p>30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17939814814815">
                <text:p>0.00517939814814815</text:p>
              </table:table-cell>
              <table:table-cell office:value-type="float" office:value="302.5">
                <text:p>30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9097222222222">
                <text:p>0.00519097222222222</text:p>
              </table:table-cell>
              <table:table-cell office:value-type="float" office:value="298.8">
                <text:p>2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20138888888889">
                <text:p>0.00520138888888889</text:p>
              </table:table-cell>
              <table:table-cell office:value-type="float" office:value="295.5">
                <text:p>2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521296296296296">
                <text:p>0.00521296296296296</text:p>
              </table:table-cell>
              <table:table-cell office:value-type="float" office:value="291.8">
                <text:p>2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522337962962963">
                <text:p>0.00522337962962963</text:p>
              </table:table-cell>
              <table:table-cell office:value-type="float" office:value="288.6">
                <text:p>28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52349537037037">
                <text:p>0.0052349537037037</text:p>
              </table:table-cell>
              <table:table-cell office:value-type="float" office:value="285.9">
                <text:p>28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524537037037037">
                <text:p>0.00524537037037037</text:p>
              </table:table-cell>
              <table:table-cell office:value-type="float" office:value="283.7">
                <text:p>28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525694444444444">
                <text:p>0.00525694444444444</text:p>
              </table:table-cell>
              <table:table-cell office:value-type="float" office:value="281.4">
                <text:p>28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26736111111111">
                <text:p>0.00526736111111111</text:p>
              </table:table-cell>
              <table:table-cell office:value-type="float" office:value="279.3">
                <text:p>27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276.4">
                <text:p>2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528935185185185">
                <text:p>0.00528935185185185</text:p>
              </table:table-cell>
              <table:table-cell office:value-type="float" office:value="273.7">
                <text:p>27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530092592592593">
                <text:p>0.00530092592592593</text:p>
              </table:table-cell>
              <table:table-cell office:value-type="float" office:value="271.6">
                <text:p>27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531134259259259">
                <text:p>0.00531134259259259</text:p>
              </table:table-cell>
              <table:table-cell office:value-type="float" office:value="269.6">
                <text:p>26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532291666666667">
                <text:p>0.00532291666666667</text:p>
              </table:table-cell>
              <table:table-cell office:value-type="float" office:value="267.5">
                <text:p>2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533333333333333">
                <text:p>0.00533333333333333</text:p>
              </table:table-cell>
              <table:table-cell office:value-type="float" office:value="265.4">
                <text:p>26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34490740740741">
                <text:p>0.00534490740740741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535532407407407">
                <text:p>0.00535532407407407</text:p>
              </table:table-cell>
              <table:table-cell office:value-type="float" office:value="260.5">
                <text:p>2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536689814814815">
                <text:p>0.00536689814814815</text:p>
              </table:table-cell>
              <table:table-cell office:value-type="float" office:value="258.3">
                <text:p>25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537731481481482">
                <text:p>0.00537731481481482</text:p>
              </table:table-cell>
              <table:table-cell office:value-type="float" office:value="255.9">
                <text:p>25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538888888888889">
                <text:p>0.00538888888888889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539930555555556">
                <text:p>0.00539930555555556</text:p>
              </table:table-cell>
              <table:table-cell office:value-type="float" office:value="252.5">
                <text:p>25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541087962962963">
                <text:p>0.00541087962962963</text:p>
              </table:table-cell>
              <table:table-cell office:value-type="float" office:value="250.6">
                <text:p>25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54224537037037">
                <text:p>0.0054224537037037</text:p>
              </table:table-cell>
              <table:table-cell office:value-type="float" office:value="248.5">
                <text:p>2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543287037037037">
                <text:p>0.00543287037037037</text:p>
              </table:table-cell>
              <table:table-cell office:value-type="float" office:value="246.5">
                <text:p>24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544444444444444">
                <text:p>0.00544444444444444</text:p>
              </table:table-cell>
              <table:table-cell office:value-type="float" office:value="244.4">
                <text:p>24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545486111111111">
                <text:p>0.00545486111111111</text:p>
              </table:table-cell>
              <table:table-cell office:value-type="float" office:value="242.1">
                <text:p>2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546643518518519">
                <text:p>0.00546643518518519</text:p>
              </table:table-cell>
              <table:table-cell office:value-type="float" office:value="240.1">
                <text:p>2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547685185185185">
                <text:p>0.00547685185185185</text:p>
              </table:table-cell>
              <table:table-cell office:value-type="float" office:value="238.5">
                <text:p>2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548842592592593">
                <text:p>0.00548842592592593</text:p>
              </table:table-cell>
              <table:table-cell office:value-type="float" office:value="236.8">
                <text:p>23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549884259259259">
                <text:p>0.00549884259259259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232.8">
                <text:p>23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552083333333333">
                <text:p>0.00552083333333333</text:p>
              </table:table-cell>
              <table:table-cell office:value-type="float" office:value="231.2">
                <text:p>2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553240740740741">
                <text:p>0.00553240740740741</text:p>
              </table:table-cell>
              <table:table-cell office:value-type="float" office:value="229.5">
                <text:p>2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554282407407407">
                <text:p>0.00554282407407407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555439814814815">
                <text:p>0.00555439814814815</text:p>
              </table:table-cell>
              <table:table-cell office:value-type="float" office:value="226.5">
                <text:p>2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556481481481482">
                <text:p>0.00556481481481482</text:p>
              </table:table-cell>
              <table:table-cell office:value-type="float" office:value="225.3">
                <text:p>22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557638888888889">
                <text:p>0.00557638888888889</text:p>
              </table:table-cell>
              <table:table-cell office:value-type="float" office:value="224.1">
                <text:p>2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558680555555556">
                <text:p>0.00558680555555556</text:p>
              </table:table-cell>
              <table:table-cell office:value-type="float" office:value="222.7">
                <text:p>2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559837962962963">
                <text:p>0.00559837962962963</text:p>
              </table:table-cell>
              <table:table-cell office:value-type="float" office:value="221.4">
                <text:p>2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56087962962963">
                <text:p>0.0056087962962963</text:p>
              </table:table-cell>
              <table:table-cell office:value-type="float" office:value="219.9">
                <text:p>21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562037037037037">
                <text:p>0.00562037037037037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563078703703704">
                <text:p>0.00563078703703704</text:p>
              </table:table-cell>
              <table:table-cell office:value-type="float" office:value="217.5">
                <text:p>2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564236111111111">
                <text:p>0.00564236111111111</text:p>
              </table:table-cell>
              <table:table-cell office:value-type="float" office:value="216.2">
                <text:p>2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565393518518519">
                <text:p>0.00565393518518519</text:p>
              </table:table-cell>
              <table:table-cell office:value-type="float" office:value="214.8">
                <text:p>21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566435185185185">
                <text:p>0.00566435185185185</text:p>
              </table:table-cell>
              <table:table-cell office:value-type="float" office:value="213.5">
                <text:p>2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567592592592593">
                <text:p>0.0056759259259259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568634259259259">
                <text:p>0.00568634259259259</text:p>
              </table:table-cell>
              <table:table-cell office:value-type="float" office:value="210.8">
                <text:p>21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569791666666667">
                <text:p>0.00569791666666667</text:p>
              </table:table-cell>
              <table:table-cell office:value-type="float" office:value="209.4">
                <text:p>20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570833333333333">
                <text:p>0.00570833333333333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571990740740741">
                <text:p>0.00571990740740741</text:p>
              </table:table-cell>
              <table:table-cell office:value-type="float" office:value="206.8">
                <text:p>20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573032407407407">
                <text:p>0.00573032407407407</text:p>
              </table:table-cell>
              <table:table-cell office:value-type="float" office:value="205.3">
                <text:p>20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204.3">
                <text:p>20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575231481481482">
                <text:p>0.00575231481481482</text:p>
              </table:table-cell>
              <table:table-cell office:value-type="float" office:value="203.1">
                <text:p>20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576388888888889">
                <text:p>0.00576388888888889</text:p>
              </table:table-cell>
              <table:table-cell office:value-type="float" office:value="202.1">
                <text:p>20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577430555555556">
                <text:p>0.00577430555555556</text:p>
              </table:table-cell>
              <table:table-cell office:value-type="float" office:value="201.1">
                <text:p>20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578587962962963">
                <text:p>0.00578587962962963</text:p>
              </table:table-cell>
              <table:table-cell office:value-type="float" office:value="200.1">
                <text:p>20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57974537037037">
                <text:p>0.0057974537037037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580787037037037">
                <text:p>0.0058078703703703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581944444444444">
                <text:p>0.00581944444444444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582986111111111">
                <text:p>0.00582986111111111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584143518518519">
                <text:p>0.00584143518518519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585185185185185">
                <text:p>0.0058518518518518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586342592592593">
                <text:p>0.00586342592592593</text:p>
              </table:table-cell>
              <table:table-cell office:value-type="float" office:value="193.2">
                <text:p>19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587384259259259">
                <text:p>0.00587384259259259</text:p>
              </table:table-cell>
              <table:table-cell office:value-type="float" office:value="192.2">
                <text:p>1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588541666666667">
                <text:p>0.00588541666666667</text:p>
              </table:table-cell>
              <table:table-cell office:value-type="float" office:value="191.3">
                <text:p>1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589583333333333">
                <text:p>0.00589583333333333</text:p>
              </table:table-cell>
              <table:table-cell office:value-type="float" office:value="190.5">
                <text:p>19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590740740740741">
                <text:p>0.00590740740740741</text:p>
              </table:table-cell>
              <table:table-cell office:value-type="float" office:value="189.6">
                <text:p>18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591782407407407">
                <text:p>0.00591782407407407</text:p>
              </table:table-cell>
              <table:table-cell office:value-type="float" office:value="188.5">
                <text:p>18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592939814814815">
                <text:p>0.00592939814814815</text:p>
              </table:table-cell>
              <table:table-cell office:value-type="float" office:value="187.7">
                <text:p>18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593981481481481">
                <text:p>0.00593981481481481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595138888888889">
                <text:p>0.00595138888888889</text:p>
              </table:table-cell>
              <table:table-cell office:value-type="float" office:value="186.1">
                <text:p>18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596180555555556">
                <text:p>0.00596180555555556</text:p>
              </table:table-cell>
              <table:table-cell office:value-type="float" office:value="185.1">
                <text:p>18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597337962962963">
                <text:p>0.00597337962962963</text:p>
              </table:table-cell>
              <table:table-cell office:value-type="float" office:value="184.1">
                <text:p>18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59837962962963">
                <text:p>0.0059837962962963</text:p>
              </table:table-cell>
              <table:table-cell office:value-type="float" office:value="183.7">
                <text:p>18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599537037037037">
                <text:p>0.00599537037037037</text:p>
              </table:table-cell>
              <table:table-cell office:value-type="float" office:value="184.5">
                <text:p>1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600578703703704">
                <text:p>0.00600578703703704</text:p>
              </table:table-cell>
              <table:table-cell office:value-type="float" office:value="185.6">
                <text:p>18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